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ctual </text:p>
          </table:table-cell>
          <table:table-cell office:value-type="string" calcext:value-type="string">
            <text:p><text:s/>predictions </text:p>
          </table:table-cell>
          <table:table-cell office:value-type="string" calcext:value-type="string">
            <text:p>nonNegRsquared</text:p>
          </table:table-cell>
          <table:table-cell office:value-type="string" calcext:value-type="string">
            <text:p><text:s/>cnSMAPE </text:p>
          </table:table-cell>
          <table:table-cell office:value-type="string" calcext:value-type="string">
            <text:p><text:s/>|delta| </text:p>
          </table:table-cell>
          <table:table-cell office:value-type="string" calcext:value-type="string">
            <text:p><text:s/>SMAPE </text:p>
          </table:table-cell>
        </table:table-row>
        <table:table-row table:style-name="ro1">
          <table:table-cell office:value-type="string" calcext:value-type="string">
            <text:p>actual </text:p>
          </table:table-cell>
          <table:table-cell office:value-type="string" calcext:value-type="string">
            <text:p><text:s/>predictions </text:p>
          </table:table-cell>
          <table:table-cell table:number-columns-repeated="2" office:value-type="string" calcext:value-type="string">
            <text:p><text:s/>[0, +1] 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<text:s/>[0, 2] 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5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20635" calcext:value-type="float">
            <text:p>0.8920635</text:p>
          </table:table-cell>
          <table:table-cell office:value-type="float" office:value="0.215873" calcext:value-type="float">
            <text:p>0.2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5 3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20635" calcext:value-type="float">
            <text:p>0.8920635</text:p>
          </table:table-cell>
          <table:table-cell office:value-type="float" office:value="0.215873" calcext:value-type="float">
            <text:p>0.2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5 3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20635" calcext:value-type="float">
            <text:p>0.8920635</text:p>
          </table:table-cell>
          <table:table-cell office:value-type="float" office:value="0.215873" calcext:value-type="float">
            <text:p>0.2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3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57143" calcext:value-type="float">
            <text:p>0.8857143</text:p>
          </table:table-cell>
          <table:table-cell office:value-type="float" office:value="0.2285714" calcext:value-type="float">
            <text:p>0.228571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4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57143" calcext:value-type="float">
            <text:p>0.8857143</text:p>
          </table:table-cell>
          <table:table-cell office:value-type="float" office:value="0.2285714" calcext:value-type="float">
            <text:p>0.228571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5 3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57143" calcext:value-type="float">
            <text:p>0.8857143</text:p>
          </table:table-cell>
          <table:table-cell office:value-type="float" office:value="0.2285714" calcext:value-type="float">
            <text:p>0.228571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5 4 4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57143" calcext:value-type="float">
            <text:p>0.8857143</text:p>
          </table:table-cell>
          <table:table-cell office:value-type="float" office:value="0.2285714" calcext:value-type="float">
            <text:p>0.228571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4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42857" calcext:value-type="float">
            <text:p>0.8742857</text:p>
          </table:table-cell>
          <table:table-cell office:value-type="float" office:value="0.2514286" calcext:value-type="float">
            <text:p>0.251428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4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42857" calcext:value-type="float">
            <text:p>0.8742857</text:p>
          </table:table-cell>
          <table:table-cell office:value-type="float" office:value="0.2514286" calcext:value-type="float">
            <text:p>0.251428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5 2 4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42857" calcext:value-type="float">
            <text:p>0.8742857</text:p>
          </table:table-cell>
          <table:table-cell office:value-type="float" office:value="0.2514286" calcext:value-type="float">
            <text:p>0.251428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1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7778" calcext:value-type="float">
            <text:p>0.8577778</text:p>
          </table:table-cell>
          <table:table-cell office:value-type="float" office:value="0.2844444" calcext:value-type="float">
            <text:p>0.28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4 2 3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7778" calcext:value-type="float">
            <text:p>0.8577778</text:p>
          </table:table-cell>
          <table:table-cell office:value-type="float" office:value="0.2844444" calcext:value-type="float">
            <text:p>0.28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4 2 3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7778" calcext:value-type="float">
            <text:p>0.8577778</text:p>
          </table:table-cell>
          <table:table-cell office:value-type="float" office:value="0.2844444" calcext:value-type="float">
            <text:p>0.28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1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286" calcext:value-type="float">
            <text:p>0.8514286</text:p>
          </table:table-cell>
          <table:table-cell office:value-type="float" office:value="0.2971429" calcext:value-type="float">
            <text:p>0.29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4 2 3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286" calcext:value-type="float">
            <text:p>0.8514286</text:p>
          </table:table-cell>
          <table:table-cell office:value-type="float" office:value="0.2971429" calcext:value-type="float">
            <text:p>0.29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4 2 4 4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286" calcext:value-type="float">
            <text:p>0.8514286</text:p>
          </table:table-cell>
          <table:table-cell office:value-type="float" office:value="0.2971429" calcext:value-type="float">
            <text:p>0.29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4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7619" calcext:value-type="float">
            <text:p>0.847619</text:p>
          </table:table-cell>
          <table:table-cell office:value-type="float" office:value="0.3047619" calcext:value-type="float">
            <text:p>0.30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4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7619" calcext:value-type="float">
            <text:p>0.847619</text:p>
          </table:table-cell>
          <table:table-cell office:value-type="float" office:value="0.3047619" calcext:value-type="float">
            <text:p>0.30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5 3 4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7619" calcext:value-type="float">
            <text:p>0.847619</text:p>
          </table:table-cell>
          <table:table-cell office:value-type="float" office:value="0.3047619" calcext:value-type="float">
            <text:p>0.30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1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1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4 2 2 4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4 3 3 4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5 5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88889" calcext:value-type="float">
            <text:p>0.8388889</text:p>
          </table:table-cell>
          <table:table-cell office:value-type="float" office:value="0.3222222" calcext:value-type="float">
            <text:p>0.3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77778" calcext:value-type="float">
            <text:p>0.8377778</text:p>
          </table:table-cell>
          <table:table-cell office:value-type="float" office:value="0.3244444" calcext:value-type="float">
            <text:p>0.3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25397" calcext:value-type="float">
            <text:p>0.8325397</text:p>
          </table:table-cell>
          <table:table-cell office:value-type="float" office:value="0.3349206" calcext:value-type="float">
            <text:p>0.3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5 3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25397" calcext:value-type="float">
            <text:p>0.8325397</text:p>
          </table:table-cell>
          <table:table-cell office:value-type="float" office:value="0.3349206" calcext:value-type="float">
            <text:p>0.3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14286" calcext:value-type="float">
            <text:p>0.8314286</text:p>
          </table:table-cell>
          <table:table-cell office:value-type="float" office:value="0.3371429" calcext:value-type="float">
            <text:p>0.3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61905" calcext:value-type="float">
            <text:p>0.8261905</text:p>
          </table:table-cell>
          <table:table-cell office:value-type="float" office:value="0.347619" calcext:value-type="float">
            <text:p>0.3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11111" calcext:value-type="float">
            <text:p>0.8211111</text:p>
          </table:table-cell>
          <table:table-cell office:value-type="float" office:value="0.3577778" calcext:value-type="float">
            <text:p>0.3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11111" calcext:value-type="float">
            <text:p>0.8211111</text:p>
          </table:table-cell>
          <table:table-cell office:value-type="float" office:value="0.3577778" calcext:value-type="float">
            <text:p>0.3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5873" calcext:value-type="float">
            <text:p>0.8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2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47619" calcext:value-type="float">
            <text:p>0.8147619</text:p>
          </table:table-cell>
          <table:table-cell office:value-type="float" office:value="0.3704762" calcext:value-type="float">
            <text:p>0.3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47619" calcext:value-type="float">
            <text:p>0.8147619</text:p>
          </table:table-cell>
          <table:table-cell office:value-type="float" office:value="0.3704762" calcext:value-type="float">
            <text:p>0.3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4 2</text:p>
          </table:table-cell>
          <table:table-cell office:value-type="float" office:value="0.1" calcext:value-type="float">
            <text:p>0.1</text:p>
          </table:table-cell>
          <table:table-cell office:value-type="float" office:value="0.9142857" calcext:value-type="float">
            <text:p>0.9142857</text:p>
          </table:table-cell>
          <table:table-cell office:value-type="float" office:value="0.8142857" calcext:value-type="float">
            <text:p>0.8142857</text:p>
          </table:table-cell>
          <table:table-cell office:value-type="float" office:value="0.1714286" calcext:value-type="float">
            <text:p>0.171428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5 3 4 5</text:p>
          </table:table-cell>
          <table:table-cell office:value-type="float" office:value="0.1" calcext:value-type="float">
            <text:p>0.1</text:p>
          </table:table-cell>
          <table:table-cell office:value-type="float" office:value="0.9142857" calcext:value-type="float">
            <text:p>0.9142857</text:p>
          </table:table-cell>
          <table:table-cell office:value-type="float" office:value="0.8142857" calcext:value-type="float">
            <text:p>0.8142857</text:p>
          </table:table-cell>
          <table:table-cell office:value-type="float" office:value="0.1714286" calcext:value-type="float">
            <text:p>0.171428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1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33333" calcext:value-type="float">
            <text:p>0.8133333</text:p>
          </table:table-cell>
          <table:table-cell office:value-type="float" office:value="0.3733333" calcext:value-type="float">
            <text:p>0.37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1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33333" calcext:value-type="float">
            <text:p>0.8133333</text:p>
          </table:table-cell>
          <table:table-cell office:value-type="float" office:value="0.3733333" calcext:value-type="float">
            <text:p>0.37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4 1 3 4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33333" calcext:value-type="float">
            <text:p>0.8133333</text:p>
          </table:table-cell>
          <table:table-cell office:value-type="float" office:value="0.3733333" calcext:value-type="float">
            <text:p>0.37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11111" calcext:value-type="float">
            <text:p>0.8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11111" calcext:value-type="float">
            <text:p>0.8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5 5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55556" calcext:value-type="float">
            <text:p>0.8055556</text:p>
          </table:table-cell>
          <table:table-cell office:value-type="float" office:value="0.3888889" calcext:value-type="float">
            <text:p>0.38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47619" calcext:value-type="float">
            <text:p>0.8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47619" calcext:value-type="float">
            <text:p>0.8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44444" calcext:value-type="float">
            <text:p>0.8044444</text:p>
          </table:table-cell>
          <table:table-cell office:value-type="float" office:value="0.3911111" calcext:value-type="float">
            <text:p>0.3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2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33333" calcext:value-type="float">
            <text:p>0.8033333</text:p>
          </table:table-cell>
          <table:table-cell office:value-type="float" office:value="0.3933333" calcext:value-type="float">
            <text:p>0.39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92063" calcext:value-type="float">
            <text:p>0.7992063</text:p>
          </table:table-cell>
          <table:table-cell office:value-type="float" office:value="0.4015873" calcext:value-type="float">
            <text:p>0.4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5 3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92063" calcext:value-type="float">
            <text:p>0.7992063</text:p>
          </table:table-cell>
          <table:table-cell office:value-type="float" office:value="0.4015873" calcext:value-type="float">
            <text:p>0.4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44444" calcext:value-type="float">
            <text:p>0.7944444</text:p>
          </table:table-cell>
          <table:table-cell office:value-type="float" office:value="0.4111111" calcext:value-type="float">
            <text:p>0.4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44444" calcext:value-type="float">
            <text:p>0.7944444</text:p>
          </table:table-cell>
          <table:table-cell office:value-type="float" office:value="0.4111111" calcext:value-type="float">
            <text:p>0.4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44444" calcext:value-type="float">
            <text:p>0.7944444</text:p>
          </table:table-cell>
          <table:table-cell office:value-type="float" office:value="0.4111111" calcext:value-type="float">
            <text:p>0.4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5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44444" calcext:value-type="float">
            <text:p>0.7944444</text:p>
          </table:table-cell>
          <table:table-cell office:value-type="float" office:value="0.4111111" calcext:value-type="float">
            <text:p>0.4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5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44444" calcext:value-type="float">
            <text:p>0.7944444</text:p>
          </table:table-cell>
          <table:table-cell office:value-type="float" office:value="0.4111111" calcext:value-type="float">
            <text:p>0.4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5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33333" calcext:value-type="float">
            <text:p>0.7933333</text:p>
          </table:table-cell>
          <table:table-cell office:value-type="float" office:value="0.4133333" calcext:value-type="float">
            <text:p>0.4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28571" calcext:value-type="float">
            <text:p>0.7928571</text:p>
          </table:table-cell>
          <table:table-cell office:value-type="float" office:value="0.4142857" calcext:value-type="float">
            <text:p>0.414285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1 5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88889" calcext:value-type="float">
            <text:p>0.7888889</text:p>
          </table:table-cell>
          <table:table-cell office:value-type="float" office:value="0.4222222" calcext:value-type="float">
            <text:p>0.4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3 5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88889" calcext:value-type="float">
            <text:p>0.7888889</text:p>
          </table:table-cell>
          <table:table-cell office:value-type="float" office:value="0.4222222" calcext:value-type="float">
            <text:p>0.4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2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80952" calcext:value-type="float">
            <text:p>0.7880952</text:p>
          </table:table-cell>
          <table:table-cell office:value-type="float" office:value="0.4238095" calcext:value-type="float">
            <text:p>0.4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2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80952" calcext:value-type="float">
            <text:p>0.7880952</text:p>
          </table:table-cell>
          <table:table-cell office:value-type="float" office:value="0.4238095" calcext:value-type="float">
            <text:p>0.4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80952" calcext:value-type="float">
            <text:p>0.7880952</text:p>
          </table:table-cell>
          <table:table-cell office:value-type="float" office:value="0.4238095" calcext:value-type="float">
            <text:p>0.4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4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80952" calcext:value-type="float">
            <text:p>0.7880952</text:p>
          </table:table-cell>
          <table:table-cell office:value-type="float" office:value="0.4238095" calcext:value-type="float">
            <text:p>0.4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5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80952" calcext:value-type="float">
            <text:p>0.7880952</text:p>
          </table:table-cell>
          <table:table-cell office:value-type="float" office:value="0.4238095" calcext:value-type="float">
            <text:p>0.4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77778" calcext:value-type="float">
            <text:p>0.7877778</text:p>
          </table:table-cell>
          <table:table-cell office:value-type="float" office:value="0.4244444" calcext:value-type="float">
            <text:p>0.4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77778" calcext:value-type="float">
            <text:p>0.7877778</text:p>
          </table:table-cell>
          <table:table-cell office:value-type="float" office:value="0.4244444" calcext:value-type="float">
            <text:p>0.4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77778" calcext:value-type="float">
            <text:p>0.7877778</text:p>
          </table:table-cell>
          <table:table-cell office:value-type="float" office:value="0.4244444" calcext:value-type="float">
            <text:p>0.4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5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77778" calcext:value-type="float">
            <text:p>0.7877778</text:p>
          </table:table-cell>
          <table:table-cell office:value-type="float" office:value="0.4244444" calcext:value-type="float">
            <text:p>0.4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5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77778" calcext:value-type="float">
            <text:p>0.7877778</text:p>
          </table:table-cell>
          <table:table-cell office:value-type="float" office:value="0.4244444" calcext:value-type="float">
            <text:p>0.4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1 3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25397" calcext:value-type="float">
            <text:p>0.7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25397" calcext:value-type="float">
            <text:p>0.7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3 3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25397" calcext:value-type="float">
            <text:p>0.7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4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25397" calcext:value-type="float">
            <text:p>0.7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4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25397" calcext:value-type="float">
            <text:p>0.7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14286" calcext:value-type="float">
            <text:p>0.7814286</text:p>
          </table:table-cell>
          <table:table-cell office:value-type="float" office:value="0.4371429" calcext:value-type="float">
            <text:p>0.4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14286" calcext:value-type="float">
            <text:p>0.7814286</text:p>
          </table:table-cell>
          <table:table-cell office:value-type="float" office:value="0.4371429" calcext:value-type="float">
            <text:p>0.4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14286" calcext:value-type="float">
            <text:p>0.7814286</text:p>
          </table:table-cell>
          <table:table-cell office:value-type="float" office:value="0.4371429" calcext:value-type="float">
            <text:p>0.4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4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14286" calcext:value-type="float">
            <text:p>0.7814286</text:p>
          </table:table-cell>
          <table:table-cell office:value-type="float" office:value="0.4371429" calcext:value-type="float">
            <text:p>0.4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5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14286" calcext:value-type="float">
            <text:p>0.7814286</text:p>
          </table:table-cell>
          <table:table-cell office:value-type="float" office:value="0.4371429" calcext:value-type="float">
            <text:p>0.4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1 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4 2 3 4 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5 3</text:p>
          </table:table-cell>
          <table:table-cell office:value-type="float" office:value="0.1" calcext:value-type="float">
            <text:p>0.1</text:p>
          </table:table-cell>
          <table:table-cell office:value-type="float" office:value="0.8777778" calcext:value-type="float">
            <text:p>0.8777778</text:p>
          </table:table-cell>
          <table:table-cell office:value-type="float" office:value="0.7777778" calcext:value-type="float">
            <text:p>0.7777778</text:p>
          </table:table-cell>
          <table:table-cell office:value-type="float" office:value="0.2444444" calcext:value-type="float">
            <text:p>0.2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77778" calcext:value-type="float">
            <text:p>0.7777778</text:p>
          </table:table-cell>
          <table:table-cell office:value-type="float" office:value="0.4444444" calcext:value-type="float">
            <text:p>0.4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2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66667" calcext:value-type="float">
            <text:p>0.7766667</text:p>
          </table:table-cell>
          <table:table-cell office:value-type="float" office:value="0.4466667" calcext:value-type="float">
            <text:p>0.4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2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66667" calcext:value-type="float">
            <text:p>0.7766667</text:p>
          </table:table-cell>
          <table:table-cell office:value-type="float" office:value="0.4466667" calcext:value-type="float">
            <text:p>0.4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2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66667" calcext:value-type="float">
            <text:p>0.7766667</text:p>
          </table:table-cell>
          <table:table-cell office:value-type="float" office:value="0.4466667" calcext:value-type="float">
            <text:p>0.4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5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66667" calcext:value-type="float">
            <text:p>0.7766667</text:p>
          </table:table-cell>
          <table:table-cell office:value-type="float" office:value="0.4466667" calcext:value-type="float">
            <text:p>0.4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2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66667" calcext:value-type="float">
            <text:p>0.7766667</text:p>
          </table:table-cell>
          <table:table-cell office:value-type="float" office:value="0.4466667" calcext:value-type="float">
            <text:p>0.4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4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61905" calcext:value-type="float">
            <text:p>0.7761905</text:p>
          </table:table-cell>
          <table:table-cell office:value-type="float" office:value="0.447619" calcext:value-type="float">
            <text:p>0.4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3 3</text:p>
          </table:table-cell>
          <table:table-cell office:value-type="float" office:value="0.1" calcext:value-type="float">
            <text:p>0.1</text:p>
          </table:table-cell>
          <table:table-cell office:value-type="float" office:value="0.8714286" calcext:value-type="float">
            <text:p>0.8714286</text:p>
          </table:table-cell>
          <table:table-cell office:value-type="float" office:value="0.7714286" calcext:value-type="float">
            <text:p>0.7714286</text:p>
          </table:table-cell>
          <table:table-cell office:value-type="float" office:value="0.2571429" calcext:value-type="float">
            <text:p>0.2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4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14286" calcext:value-type="float">
            <text:p>0.7714286</text:p>
          </table:table-cell>
          <table:table-cell office:value-type="float" office:value="0.4571429" calcext:value-type="float">
            <text:p>0.4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11111" calcext:value-type="float">
            <text:p>0.7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11111" calcext:value-type="float">
            <text:p>0.7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11111" calcext:value-type="float">
            <text:p>0.7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2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11111" calcext:value-type="float">
            <text:p>0.7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2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11111" calcext:value-type="float">
            <text:p>0.7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2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5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66667" calcext:value-type="float">
            <text:p>0.7666667</text:p>
          </table:table-cell>
          <table:table-cell office:value-type="float" office:value="0.4666667" calcext:value-type="float">
            <text:p>0.4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4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47619" calcext:value-type="float">
            <text:p>0.7647619</text:p>
          </table:table-cell>
          <table:table-cell office:value-type="float" office:value="0.4704762" calcext:value-type="float">
            <text:p>0.4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2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47619" calcext:value-type="float">
            <text:p>0.7647619</text:p>
          </table:table-cell>
          <table:table-cell office:value-type="float" office:value="0.4704762" calcext:value-type="float">
            <text:p>0.4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11111" calcext:value-type="float">
            <text:p>0.7611111</text:p>
          </table:table-cell>
          <table:table-cell office:value-type="float" office:value="0.4777778" calcext:value-type="float">
            <text:p>0.4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2 4</text:p>
          </table:table-cell>
          <table:table-cell office:value-type="float" office:value="0.1" calcext:value-type="float">
            <text:p>0.1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7611111" calcext:value-type="float">
            <text:p>0.7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5 3</text:p>
          </table:table-cell>
          <table:table-cell office:value-type="float" office:value="0.1" calcext:value-type="float">
            <text:p>0.1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7611111" calcext:value-type="float">
            <text:p>0.7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5 4 4</text:p>
          </table:table-cell>
          <table:table-cell office:value-type="float" office:value="0.1" calcext:value-type="float">
            <text:p>0.1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7611111" calcext:value-type="float">
            <text:p>0.7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5 5 5</text:p>
          </table:table-cell>
          <table:table-cell office:value-type="float" office:value="0.1" calcext:value-type="float">
            <text:p>0.1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7611111" calcext:value-type="float">
            <text:p>0.7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11111" calcext:value-type="float">
            <text:p>0.7611111</text:p>
          </table:table-cell>
          <table:table-cell office:value-type="float" office:value="0.4777778" calcext:value-type="float">
            <text:p>0.4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5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11111" calcext:value-type="float">
            <text:p>0.7611111</text:p>
          </table:table-cell>
          <table:table-cell office:value-type="float" office:value="0.4777778" calcext:value-type="float">
            <text:p>0.4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5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11111" calcext:value-type="float">
            <text:p>0.7611111</text:p>
          </table:table-cell>
          <table:table-cell office:value-type="float" office:value="0.4777778" calcext:value-type="float">
            <text:p>0.4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5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11111" calcext:value-type="float">
            <text:p>0.7611111</text:p>
          </table:table-cell>
          <table:table-cell office:value-type="float" office:value="0.4777778" calcext:value-type="float">
            <text:p>0.4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4 3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2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1 5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55556" calcext:value-type="float">
            <text:p>0.7555556</text:p>
          </table:table-cell>
          <table:table-cell office:value-type="float" office:value="0.4888889" calcext:value-type="float">
            <text:p>0.48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47619" calcext:value-type="float">
            <text:p>0.7547619</text:p>
          </table:table-cell>
          <table:table-cell office:value-type="float" office:value="0.4904762" calcext:value-type="float">
            <text:p>0.4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2 3</text:p>
          </table:table-cell>
          <table:table-cell office:value-type="float" office:value="0.1" calcext:value-type="float">
            <text:p>0.1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7547619" calcext:value-type="float">
            <text:p>0.7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3 3</text:p>
          </table:table-cell>
          <table:table-cell office:value-type="float" office:value="0.1" calcext:value-type="float">
            <text:p>0.1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7547619" calcext:value-type="float">
            <text:p>0.7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4 3</text:p>
          </table:table-cell>
          <table:table-cell office:value-type="float" office:value="0.1" calcext:value-type="float">
            <text:p>0.1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7547619" calcext:value-type="float">
            <text:p>0.7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5 3 5</text:p>
          </table:table-cell>
          <table:table-cell office:value-type="float" office:value="0.1" calcext:value-type="float">
            <text:p>0.1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7547619" calcext:value-type="float">
            <text:p>0.7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47619" calcext:value-type="float">
            <text:p>0.7547619</text:p>
          </table:table-cell>
          <table:table-cell office:value-type="float" office:value="0.4904762" calcext:value-type="float">
            <text:p>0.4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3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47619" calcext:value-type="float">
            <text:p>0.7547619</text:p>
          </table:table-cell>
          <table:table-cell office:value-type="float" office:value="0.4904762" calcext:value-type="float">
            <text:p>0.4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4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47619" calcext:value-type="float">
            <text:p>0.7547619</text:p>
          </table:table-cell>
          <table:table-cell office:value-type="float" office:value="0.4904762" calcext:value-type="float">
            <text:p>0.4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5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47619" calcext:value-type="float">
            <text:p>0.7547619</text:p>
          </table:table-cell>
          <table:table-cell office:value-type="float" office:value="0.4904762" calcext:value-type="float">
            <text:p>0.4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2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33333" calcext:value-type="float">
            <text:p>0.7533333</text:p>
          </table:table-cell>
          <table:table-cell office:value-type="float" office:value="0.4933333" calcext:value-type="float">
            <text:p>0.49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2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5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1 3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92063" calcext:value-type="float">
            <text:p>0.7492063</text:p>
          </table:table-cell>
          <table:table-cell office:value-type="float" office:value="0.5015873" calcext:value-type="float">
            <text:p>0.5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44444" calcext:value-type="float">
            <text:p>0.7444444</text:p>
          </table:table-cell>
          <table:table-cell office:value-type="float" office:value="0.5111111" calcext:value-type="float">
            <text:p>0.5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2 4</text:p>
          </table:table-cell>
          <table:table-cell office:value-type="float" office:value="0.1" calcext:value-type="float">
            <text:p>0.1</text:p>
          </table:table-cell>
          <table:table-cell office:value-type="float" office:value="0.8444444" calcext:value-type="float">
            <text:p>0.8444444</text:p>
          </table:table-cell>
          <table:table-cell office:value-type="float" office:value="0.7444444" calcext:value-type="float">
            <text:p>0.7444444</text:p>
          </table:table-cell>
          <table:table-cell office:value-type="float" office:value="0.3111111" calcext:value-type="float">
            <text:p>0.3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44444" calcext:value-type="float">
            <text:p>0.7444444</text:p>
          </table:table-cell>
          <table:table-cell office:value-type="float" office:value="0.5111111" calcext:value-type="float">
            <text:p>0.5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1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44444" calcext:value-type="float">
            <text:p>0.7444444</text:p>
          </table:table-cell>
          <table:table-cell office:value-type="float" office:value="0.5111111" calcext:value-type="float">
            <text:p>0.5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1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44444" calcext:value-type="float">
            <text:p>0.7444444</text:p>
          </table:table-cell>
          <table:table-cell office:value-type="float" office:value="0.5111111" calcext:value-type="float">
            <text:p>0.5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2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44444" calcext:value-type="float">
            <text:p>0.7444444</text:p>
          </table:table-cell>
          <table:table-cell office:value-type="float" office:value="0.5111111" calcext:value-type="float">
            <text:p>0.5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2 3</text:p>
          </table:table-cell>
          <table:table-cell office:value-type="float" office:value="0.1" calcext:value-type="float">
            <text:p>0.1</text:p>
          </table:table-cell>
          <table:table-cell office:value-type="float" office:value="0.8433333" calcext:value-type="float">
            <text:p>0.8433333</text:p>
          </table:table-cell>
          <table:table-cell office:value-type="float" office:value="0.7433333" calcext:value-type="float">
            <text:p>0.7433333</text:p>
          </table:table-cell>
          <table:table-cell office:value-type="float" office:value="0.3133333" calcext:value-type="float">
            <text:p>0.3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2 3</text:p>
          </table:table-cell>
          <table:table-cell office:value-type="float" office:value="0.1" calcext:value-type="float">
            <text:p>0.1</text:p>
          </table:table-cell>
          <table:table-cell office:value-type="float" office:value="0.8433333" calcext:value-type="float">
            <text:p>0.8433333</text:p>
          </table:table-cell>
          <table:table-cell office:value-type="float" office:value="0.7433333" calcext:value-type="float">
            <text:p>0.7433333</text:p>
          </table:table-cell>
          <table:table-cell office:value-type="float" office:value="0.3133333" calcext:value-type="float">
            <text:p>0.3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2 5</text:p>
          </table:table-cell>
          <table:table-cell office:value-type="float" office:value="0.1" calcext:value-type="float">
            <text:p>0.1</text:p>
          </table:table-cell>
          <table:table-cell office:value-type="float" office:value="0.8433333" calcext:value-type="float">
            <text:p>0.8433333</text:p>
          </table:table-cell>
          <table:table-cell office:value-type="float" office:value="0.7433333" calcext:value-type="float">
            <text:p>0.7433333</text:p>
          </table:table-cell>
          <table:table-cell office:value-type="float" office:value="0.3133333" calcext:value-type="float">
            <text:p>0.3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4 3</text:p>
          </table:table-cell>
          <table:table-cell office:value-type="float" office:value="0.1" calcext:value-type="float">
            <text:p>0.1</text:p>
          </table:table-cell>
          <table:table-cell office:value-type="float" office:value="0.8433333" calcext:value-type="float">
            <text:p>0.8433333</text:p>
          </table:table-cell>
          <table:table-cell office:value-type="float" office:value="0.7433333" calcext:value-type="float">
            <text:p>0.7433333</text:p>
          </table:table-cell>
          <table:table-cell office:value-type="float" office:value="0.3133333" calcext:value-type="float">
            <text:p>0.3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1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33333" calcext:value-type="float">
            <text:p>0.7433333</text:p>
          </table:table-cell>
          <table:table-cell office:value-type="float" office:value="0.5133333" calcext:value-type="float">
            <text:p>0.5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2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433333" calcext:value-type="float">
            <text:p>0.7433333</text:p>
          </table:table-cell>
          <table:table-cell office:value-type="float" office:value="0.5133333" calcext:value-type="float">
            <text:p>0.5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2 5</text:p>
          </table:table-cell>
          <table:table-cell office:value-type="float" office:value="0.1" calcext:value-type="float">
            <text:p>0.1</text:p>
          </table:table-cell>
          <table:table-cell office:value-type="float" office:value="0.8380952" calcext:value-type="float">
            <text:p>0.8380952</text:p>
          </table:table-cell>
          <table:table-cell office:value-type="float" office:value="0.7380952" calcext:value-type="float">
            <text:p>0.7380952</text:p>
          </table:table-cell>
          <table:table-cell office:value-type="float" office:value="0.3238095" calcext:value-type="float">
            <text:p>0.3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1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80952" calcext:value-type="float">
            <text:p>0.7380952</text:p>
          </table:table-cell>
          <table:table-cell office:value-type="float" office:value="0.5238095" calcext:value-type="float">
            <text:p>0.5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4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80952" calcext:value-type="float">
            <text:p>0.7380952</text:p>
          </table:table-cell>
          <table:table-cell office:value-type="float" office:value="0.5238095" calcext:value-type="float">
            <text:p>0.5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1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77778" calcext:value-type="float">
            <text:p>0.7377778</text:p>
          </table:table-cell>
          <table:table-cell office:value-type="float" office:value="0.5244444" calcext:value-type="float">
            <text:p>0.5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1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77778" calcext:value-type="float">
            <text:p>0.7377778</text:p>
          </table:table-cell>
          <table:table-cell office:value-type="float" office:value="0.5244444" calcext:value-type="float">
            <text:p>0.5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4 3</text:p>
          </table:table-cell>
          <table:table-cell office:value-type="float" office:value="0.1" calcext:value-type="float">
            <text:p>0.1</text:p>
          </table:table-cell>
          <table:table-cell office:value-type="float" office:value="0.8333333" calcext:value-type="float">
            <text:p>0.8333333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4 3</text:p>
          </table:table-cell>
          <table:table-cell office:value-type="float" office:value="0.1" calcext:value-type="float">
            <text:p>0.1</text:p>
          </table:table-cell>
          <table:table-cell office:value-type="float" office:value="0.8333333" calcext:value-type="float">
            <text:p>0.8333333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1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14286" calcext:value-type="float">
            <text:p>0.7314286</text:p>
          </table:table-cell>
          <table:table-cell office:value-type="float" office:value="0.5371429" calcext:value-type="float">
            <text:p>0.5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5 3</text:p>
          </table:table-cell>
          <table:table-cell office:value-type="float" office:value="0.1" calcext:value-type="float">
            <text:p>0.1</text:p>
          </table:table-cell>
          <table:table-cell office:value-type="float" office:value="0.8277778" calcext:value-type="float">
            <text:p>0.8277778</text:p>
          </table:table-cell>
          <table:table-cell office:value-type="float" office:value="0.7277778" calcext:value-type="float">
            <text:p>0.7277778</text:p>
          </table:table-cell>
          <table:table-cell office:value-type="float" office:value="0.3444444" calcext:value-type="float">
            <text:p>0.3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5 3</text:p>
          </table:table-cell>
          <table:table-cell office:value-type="float" office:value="0.1" calcext:value-type="float">
            <text:p>0.1</text:p>
          </table:table-cell>
          <table:table-cell office:value-type="float" office:value="0.8277778" calcext:value-type="float">
            <text:p>0.8277778</text:p>
          </table:table-cell>
          <table:table-cell office:value-type="float" office:value="0.7277778" calcext:value-type="float">
            <text:p>0.7277778</text:p>
          </table:table-cell>
          <table:table-cell office:value-type="float" office:value="0.3444444" calcext:value-type="float">
            <text:p>0.3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5 4 4</text:p>
          </table:table-cell>
          <table:table-cell office:value-type="float" office:value="0.1" calcext:value-type="float">
            <text:p>0.1</text:p>
          </table:table-cell>
          <table:table-cell office:value-type="float" office:value="0.8277778" calcext:value-type="float">
            <text:p>0.8277778</text:p>
          </table:table-cell>
          <table:table-cell office:value-type="float" office:value="0.7277778" calcext:value-type="float">
            <text:p>0.7277778</text:p>
          </table:table-cell>
          <table:table-cell office:value-type="float" office:value="0.3444444" calcext:value-type="float">
            <text:p>0.3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5 5 5</text:p>
          </table:table-cell>
          <table:table-cell office:value-type="float" office:value="0.1" calcext:value-type="float">
            <text:p>0.1</text:p>
          </table:table-cell>
          <table:table-cell office:value-type="float" office:value="0.8277778" calcext:value-type="float">
            <text:p>0.8277778</text:p>
          </table:table-cell>
          <table:table-cell office:value-type="float" office:value="0.7277778" calcext:value-type="float">
            <text:p>0.7277778</text:p>
          </table:table-cell>
          <table:table-cell office:value-type="float" office:value="0.3444444" calcext:value-type="float">
            <text:p>0.3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2 5</text:p>
          </table:table-cell>
          <table:table-cell office:value-type="float" office:value="0.1" calcext:value-type="float">
            <text:p>0.1</text:p>
          </table:table-cell>
          <table:table-cell office:value-type="float" office:value="0.8266667" calcext:value-type="float">
            <text:p>0.8266667</text:p>
          </table:table-cell>
          <table:table-cell office:value-type="float" office:value="0.7266667" calcext:value-type="float">
            <text:p>0.7266667</text:p>
          </table:table-cell>
          <table:table-cell office:value-type="float" office:value="0.3466667" calcext:value-type="float">
            <text:p>0.3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1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66667" calcext:value-type="float">
            <text:p>0.7266667</text:p>
          </table:table-cell>
          <table:table-cell office:value-type="float" office:value="0.5466667" calcext:value-type="float">
            <text:p>0.5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2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66667" calcext:value-type="float">
            <text:p>0.7266667</text:p>
          </table:table-cell>
          <table:table-cell office:value-type="float" office:value="0.5466667" calcext:value-type="float">
            <text:p>0.5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3 3</text:p>
          </table:table-cell>
          <table:table-cell office:value-type="float" office:value="0.1" calcext:value-type="float">
            <text:p>0.1</text:p>
          </table:table-cell>
          <table:table-cell office:value-type="float" office:value="0.8214286" calcext:value-type="float">
            <text:p>0.8214286</text:p>
          </table:table-cell>
          <table:table-cell office:value-type="float" office:value="0.7214286" calcext:value-type="float">
            <text:p>0.7214286</text:p>
          </table:table-cell>
          <table:table-cell office:value-type="float" office:value="0.3571429" calcext:value-type="float">
            <text:p>0.3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3 3</text:p>
          </table:table-cell>
          <table:table-cell office:value-type="float" office:value="0.1" calcext:value-type="float">
            <text:p>0.1</text:p>
          </table:table-cell>
          <table:table-cell office:value-type="float" office:value="0.8214286" calcext:value-type="float">
            <text:p>0.8214286</text:p>
          </table:table-cell>
          <table:table-cell office:value-type="float" office:value="0.7214286" calcext:value-type="float">
            <text:p>0.7214286</text:p>
          </table:table-cell>
          <table:table-cell office:value-type="float" office:value="0.3571429" calcext:value-type="float">
            <text:p>0.3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4 3</text:p>
          </table:table-cell>
          <table:table-cell office:value-type="float" office:value="0.1" calcext:value-type="float">
            <text:p>0.1</text:p>
          </table:table-cell>
          <table:table-cell office:value-type="float" office:value="0.8214286" calcext:value-type="float">
            <text:p>0.8214286</text:p>
          </table:table-cell>
          <table:table-cell office:value-type="float" office:value="0.7214286" calcext:value-type="float">
            <text:p>0.7214286</text:p>
          </table:table-cell>
          <table:table-cell office:value-type="float" office:value="0.3571429" calcext:value-type="float">
            <text:p>0.3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5 3 5</text:p>
          </table:table-cell>
          <table:table-cell office:value-type="float" office:value="0.1" calcext:value-type="float">
            <text:p>0.1</text:p>
          </table:table-cell>
          <table:table-cell office:value-type="float" office:value="0.8214286" calcext:value-type="float">
            <text:p>0.8214286</text:p>
          </table:table-cell>
          <table:table-cell office:value-type="float" office:value="0.7214286" calcext:value-type="float">
            <text:p>0.7214286</text:p>
          </table:table-cell>
          <table:table-cell office:value-type="float" office:value="0.3571429" calcext:value-type="float">
            <text:p>0.3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2 3</text:p>
          </table:table-cell>
          <table:table-cell office:value-type="float" office:value="0.1" calcext:value-type="float">
            <text:p>0.1</text:p>
          </table:table-cell>
          <table:table-cell office:value-type="float" office:value="0.8166667" calcext:value-type="float">
            <text:p>0.8166667</text:p>
          </table:table-cell>
          <table:table-cell office:value-type="float" office:value="0.7166667" calcext:value-type="float">
            <text:p>0.7166667</text:p>
          </table:table-cell>
          <table:table-cell office:value-type="float" office:value="0.3666667" calcext:value-type="float">
            <text:p>0.3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2 5</text:p>
          </table:table-cell>
          <table:table-cell office:value-type="float" office:value="0.1" calcext:value-type="float">
            <text:p>0.1</text:p>
          </table:table-cell>
          <table:table-cell office:value-type="float" office:value="0.8166667" calcext:value-type="float">
            <text:p>0.8166667</text:p>
          </table:table-cell>
          <table:table-cell office:value-type="float" office:value="0.7166667" calcext:value-type="float">
            <text:p>0.7166667</text:p>
          </table:table-cell>
          <table:table-cell office:value-type="float" office:value="0.3666667" calcext:value-type="float">
            <text:p>0.3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1 4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66667" calcext:value-type="float">
            <text:p>0.7166667</text:p>
          </table:table-cell>
          <table:table-cell office:value-type="float" office:value="0.5666667" calcext:value-type="float">
            <text:p>0.5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2 3</text:p>
          </table:table-cell>
          <table:table-cell office:value-type="float" office:value="0.1" calcext:value-type="float">
            <text:p>0.1</text:p>
          </table:table-cell>
          <table:table-cell office:value-type="float" office:value="0.8166667" calcext:value-type="float">
            <text:p>0.8166667</text:p>
          </table:table-cell>
          <table:table-cell office:value-type="float" office:value="0.7166667" calcext:value-type="float">
            <text:p>0.7166667</text:p>
          </table:table-cell>
          <table:table-cell office:value-type="float" office:value="0.3666667" calcext:value-type="float">
            <text:p>0.3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2 5</text:p>
          </table:table-cell>
          <table:table-cell office:value-type="float" office:value="0.1" calcext:value-type="float">
            <text:p>0.1</text:p>
          </table:table-cell>
          <table:table-cell office:value-type="float" office:value="0.8166667" calcext:value-type="float">
            <text:p>0.8166667</text:p>
          </table:table-cell>
          <table:table-cell office:value-type="float" office:value="0.7166667" calcext:value-type="float">
            <text:p>0.7166667</text:p>
          </table:table-cell>
          <table:table-cell office:value-type="float" office:value="0.3666667" calcext:value-type="float">
            <text:p>0.3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4 3</text:p>
          </table:table-cell>
          <table:table-cell office:value-type="float" office:value="0.1" calcext:value-type="float">
            <text:p>0.1</text:p>
          </table:table-cell>
          <table:table-cell office:value-type="float" office:value="0.8166667" calcext:value-type="float">
            <text:p>0.8166667</text:p>
          </table:table-cell>
          <table:table-cell office:value-type="float" office:value="0.7166667" calcext:value-type="float">
            <text:p>0.7166667</text:p>
          </table:table-cell>
          <table:table-cell office:value-type="float" office:value="0.3666667" calcext:value-type="float">
            <text:p>0.3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5 4 5</text:p>
          </table:table-cell>
          <table:table-cell office:value-type="float" office:value="0.1" calcext:value-type="float">
            <text:p>0.1</text:p>
          </table:table-cell>
          <table:table-cell office:value-type="float" office:value="0.8166667" calcext:value-type="float">
            <text:p>0.8166667</text:p>
          </table:table-cell>
          <table:table-cell office:value-type="float" office:value="0.7166667" calcext:value-type="float">
            <text:p>0.7166667</text:p>
          </table:table-cell>
          <table:table-cell office:value-type="float" office:value="0.3666667" calcext:value-type="float">
            <text:p>0.3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2 4</text:p>
          </table:table-cell>
          <table:table-cell office:value-type="float" office:value="0.1" calcext:value-type="float">
            <text:p>0.1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7111111" calcext:value-type="float">
            <text:p>0.7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1 4 4</text:p>
          </table:table-cell>
          <table:table-cell office:value-type="float" office:value="0.1" calcext:value-type="float">
            <text:p>0.1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7111111" calcext:value-type="float">
            <text:p>0.7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1 5 5</text:p>
          </table:table-cell>
          <table:table-cell office:value-type="float" office:value="0.1" calcext:value-type="float">
            <text:p>0.1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7111111" calcext:value-type="float">
            <text:p>0.7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1 4 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11111" calcext:value-type="float">
            <text:p>0.7111111</text:p>
          </table:table-cell>
          <table:table-cell office:value-type="float" office:value="0.5777778" calcext:value-type="float">
            <text:p>0.5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1 5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11111" calcext:value-type="float">
            <text:p>0.7111111</text:p>
          </table:table-cell>
          <table:table-cell office:value-type="float" office:value="0.5777778" calcext:value-type="float">
            <text:p>0.5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2 4</text:p>
          </table:table-cell>
          <table:table-cell office:value-type="float" office:value="0.1" calcext:value-type="float">
            <text:p>0.1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7111111" calcext:value-type="float">
            <text:p>0.7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3 4 4</text:p>
          </table:table-cell>
          <table:table-cell office:value-type="float" office:value="0.1" calcext:value-type="float">
            <text:p>0.1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7111111" calcext:value-type="float">
            <text:p>0.7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3 5 5</text:p>
          </table:table-cell>
          <table:table-cell office:value-type="float" office:value="0.1" calcext:value-type="float">
            <text:p>0.1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7111111" calcext:value-type="float">
            <text:p>0.7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4 3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4 3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4 3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5 4 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1 3 5</text:p>
          </table:table-cell>
          <table:table-cell office:value-type="float" office:value="0.1" calcext:value-type="float">
            <text:p>0.1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7047619" calcext:value-type="float">
            <text:p>0.7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1 3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47619" calcext:value-type="float">
            <text:p>0.7047619</text:p>
          </table:table-cell>
          <table:table-cell office:value-type="float" office:value="0.5904762" calcext:value-type="float">
            <text:p>0.5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2 5</text:p>
          </table:table-cell>
          <table:table-cell office:value-type="float" office:value="0.1" calcext:value-type="float">
            <text:p>0.1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7047619" calcext:value-type="float">
            <text:p>0.7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3 3 5</text:p>
          </table:table-cell>
          <table:table-cell office:value-type="float" office:value="0.1" calcext:value-type="float">
            <text:p>0.1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7047619" calcext:value-type="float">
            <text:p>0.7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4 4 5</text:p>
          </table:table-cell>
          <table:table-cell office:value-type="float" office:value="0.1" calcext:value-type="float">
            <text:p>0.1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7047619" calcext:value-type="float">
            <text:p>0.7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4 3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1 2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2 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2 5</text:p>
          </table:table-cell>
          <table:table-cell office:value-type="float" office:value="0.1" calcext:value-type="float">
            <text:p>0.1</text:p>
          </table:table-cell>
          <table:table-cell office:value-type="float" office:value="0.7933333" calcext:value-type="float">
            <text:p>0.7933333</text:p>
          </table:table-cell>
          <table:table-cell office:value-type="float" office:value="0.6933333" calcext:value-type="float">
            <text:p>0.6933333</text:p>
          </table:table-cell>
          <table:table-cell office:value-type="float" office:value="0.4133333" calcext:value-type="float">
            <text:p>0.4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2 5</text:p>
          </table:table-cell>
          <table:table-cell office:value-type="float" office:value="0.1" calcext:value-type="float">
            <text:p>0.1</text:p>
          </table:table-cell>
          <table:table-cell office:value-type="float" office:value="0.7933333" calcext:value-type="float">
            <text:p>0.7933333</text:p>
          </table:table-cell>
          <table:table-cell office:value-type="float" office:value="0.6933333" calcext:value-type="float">
            <text:p>0.6933333</text:p>
          </table:table-cell>
          <table:table-cell office:value-type="float" office:value="0.4133333" calcext:value-type="float">
            <text:p>0.4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2 5</text:p>
          </table:table-cell>
          <table:table-cell office:value-type="float" office:value="0.1" calcext:value-type="float">
            <text:p>0.1</text:p>
          </table:table-cell>
          <table:table-cell office:value-type="float" office:value="0.7933333" calcext:value-type="float">
            <text:p>0.7933333</text:p>
          </table:table-cell>
          <table:table-cell office:value-type="float" office:value="0.6933333" calcext:value-type="float">
            <text:p>0.6933333</text:p>
          </table:table-cell>
          <table:table-cell office:value-type="float" office:value="0.4133333" calcext:value-type="float">
            <text:p>0.4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2 4 5</text:p>
          </table:table-cell>
          <table:table-cell office:value-type="float" office:value="0.1" calcext:value-type="float">
            <text:p>0.1</text:p>
          </table:table-cell>
          <table:table-cell office:value-type="float" office:value="0.7933333" calcext:value-type="float">
            <text:p>0.7933333</text:p>
          </table:table-cell>
          <table:table-cell office:value-type="float" office:value="0.6933333" calcext:value-type="float">
            <text:p>0.6933333</text:p>
          </table:table-cell>
          <table:table-cell office:value-type="float" office:value="0.4133333" calcext:value-type="float">
            <text:p>0.4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4 3</text:p>
          </table:table-cell>
          <table:table-cell office:value-type="float" office:value="0.1" calcext:value-type="float">
            <text:p>0.1</text:p>
          </table:table-cell>
          <table:table-cell office:value-type="float" office:value="0.7833333" calcext:value-type="float">
            <text:p>0.7833333</text:p>
          </table:table-cell>
          <table:table-cell office:value-type="float" office:value="0.6833333" calcext:value-type="float">
            <text:p>0.6833333</text:p>
          </table:table-cell>
          <table:table-cell office:value-type="float" office:value="0.4333333" calcext:value-type="float">
            <text:p>0.4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2 3</text:p>
          </table:table-cell>
          <table:table-cell office:value-type="float" office:value="0.2" calcext:value-type="float">
            <text:p>0.2</text:p>
          </table:table-cell>
          <table:table-cell office:value-type="float" office:value="0.8833333" calcext:value-type="float">
            <text:p>0.8833333</text:p>
          </table:table-cell>
          <table:table-cell office:value-type="float" office:value="0.6833333" calcext:value-type="float">
            <text:p>0.6833333</text:p>
          </table:table-cell>
          <table:table-cell office:value-type="float" office:value="0.2333333" calcext:value-type="float">
            <text:p>0.2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2 5</text:p>
          </table:table-cell>
          <table:table-cell office:value-type="float" office:value="0.2" calcext:value-type="float">
            <text:p>0.2</text:p>
          </table:table-cell>
          <table:table-cell office:value-type="float" office:value="0.8833333" calcext:value-type="float">
            <text:p>0.8833333</text:p>
          </table:table-cell>
          <table:table-cell office:value-type="float" office:value="0.6833333" calcext:value-type="float">
            <text:p>0.6833333</text:p>
          </table:table-cell>
          <table:table-cell office:value-type="float" office:value="0.2333333" calcext:value-type="float">
            <text:p>0.2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4 3</text:p>
          </table:table-cell>
          <table:table-cell office:value-type="float" office:value="0.2" calcext:value-type="float">
            <text:p>0.2</text:p>
          </table:table-cell>
          <table:table-cell office:value-type="float" office:value="0.8833333" calcext:value-type="float">
            <text:p>0.8833333</text:p>
          </table:table-cell>
          <table:table-cell office:value-type="float" office:value="0.6833333" calcext:value-type="float">
            <text:p>0.6833333</text:p>
          </table:table-cell>
          <table:table-cell office:value-type="float" office:value="0.2333333" calcext:value-type="float">
            <text:p>0.2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5 4 5</text:p>
          </table:table-cell>
          <table:table-cell office:value-type="float" office:value="0.2" calcext:value-type="float">
            <text:p>0.2</text:p>
          </table:table-cell>
          <table:table-cell office:value-type="float" office:value="0.8833333" calcext:value-type="float">
            <text:p>0.8833333</text:p>
          </table:table-cell>
          <table:table-cell office:value-type="float" office:value="0.6833333" calcext:value-type="float">
            <text:p>0.6833333</text:p>
          </table:table-cell>
          <table:table-cell office:value-type="float" office:value="0.2333333" calcext:value-type="float">
            <text:p>0.2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4 3</text:p>
          </table:table-cell>
          <table:table-cell office:value-type="float" office:value="0.1" calcext:value-type="float">
            <text:p>0.1</text:p>
          </table:table-cell>
          <table:table-cell office:value-type="float" office:value="0.7833333" calcext:value-type="float">
            <text:p>0.7833333</text:p>
          </table:table-cell>
          <table:table-cell office:value-type="float" office:value="0.6833333" calcext:value-type="float">
            <text:p>0.6833333</text:p>
          </table:table-cell>
          <table:table-cell office:value-type="float" office:value="0.4333333" calcext:value-type="float">
            <text:p>0.4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4 3</text:p>
          </table:table-cell>
          <table:table-cell office:value-type="float" office:value="0.1" calcext:value-type="float">
            <text:p>0.1</text:p>
          </table:table-cell>
          <table:table-cell office:value-type="float" office:value="0.7833333" calcext:value-type="float">
            <text:p>0.7833333</text:p>
          </table:table-cell>
          <table:table-cell office:value-type="float" office:value="0.6833333" calcext:value-type="float">
            <text:p>0.6833333</text:p>
          </table:table-cell>
          <table:table-cell office:value-type="float" office:value="0.4333333" calcext:value-type="float">
            <text:p>0.4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5 4 5</text:p>
          </table:table-cell>
          <table:table-cell office:value-type="float" office:value="0.1" calcext:value-type="float">
            <text:p>0.1</text:p>
          </table:table-cell>
          <table:table-cell office:value-type="float" office:value="0.7833333" calcext:value-type="float">
            <text:p>0.7833333</text:p>
          </table:table-cell>
          <table:table-cell office:value-type="float" office:value="0.6833333" calcext:value-type="float">
            <text:p>0.6833333</text:p>
          </table:table-cell>
          <table:table-cell office:value-type="float" office:value="0.4333333" calcext:value-type="float">
            <text:p>0.4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1 4 4</text:p>
          </table:table-cell>
          <table:table-cell office:value-type="float" office:value="0.1" calcext:value-type="float">
            <text:p>0.1</text:p>
          </table:table-cell>
          <table:table-cell office:value-type="float" office:value="0.7777778" calcext:value-type="float">
            <text:p>0.7777778</text:p>
          </table:table-cell>
          <table:table-cell office:value-type="float" office:value="0.6777778" calcext:value-type="float">
            <text:p>0.6777778</text:p>
          </table:table-cell>
          <table:table-cell office:value-type="float" office:value="0.4444444" calcext:value-type="float">
            <text:p>0.4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1 5 5</text:p>
          </table:table-cell>
          <table:table-cell office:value-type="float" office:value="0.1" calcext:value-type="float">
            <text:p>0.1</text:p>
          </table:table-cell>
          <table:table-cell office:value-type="float" office:value="0.7777778" calcext:value-type="float">
            <text:p>0.7777778</text:p>
          </table:table-cell>
          <table:table-cell office:value-type="float" office:value="0.6777778" calcext:value-type="float">
            <text:p>0.6777778</text:p>
          </table:table-cell>
          <table:table-cell office:value-type="float" office:value="0.4444444" calcext:value-type="float">
            <text:p>0.4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1 3 5</text:p>
          </table:table-cell>
          <table:table-cell office:value-type="float" office:value="0.1" calcext:value-type="float">
            <text:p>0.1</text:p>
          </table:table-cell>
          <table:table-cell office:value-type="float" office:value="0.7714286" calcext:value-type="float">
            <text:p>0.7714286</text:p>
          </table:table-cell>
          <table:table-cell office:value-type="float" office:value="0.6714286" calcext:value-type="float">
            <text:p>0.6714286</text:p>
          </table:table-cell>
          <table:table-cell office:value-type="float" office:value="0.4571429" calcext:value-type="float">
            <text:p>0.4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2 5</text:p>
          </table:table-cell>
          <table:table-cell office:value-type="float" office:value="0.1" calcext:value-type="float">
            <text:p>0.1</text:p>
          </table:table-cell>
          <table:table-cell office:value-type="float" office:value="0.7666667" calcext:value-type="float">
            <text:p>0.7666667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0.4666667" calcext:value-type="float">
            <text:p>0.4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2 5</text:p>
          </table:table-cell>
          <table:table-cell office:value-type="float" office:value="0.2" calcext:value-type="float">
            <text:p>0.2</text:p>
          </table:table-cell>
          <table:table-cell office:value-type="float" office:value="0.8666667" calcext:value-type="float">
            <text:p>0.8666667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0.2666667" calcext:value-type="float">
            <text:p>0.2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2 5</text:p>
          </table:table-cell>
          <table:table-cell office:value-type="float" office:value="0.1" calcext:value-type="float">
            <text:p>0.1</text:p>
          </table:table-cell>
          <table:table-cell office:value-type="float" office:value="0.7666667" calcext:value-type="float">
            <text:p>0.7666667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0.4666667" calcext:value-type="float">
            <text:p>0.4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1 4 5</text:p>
          </table:table-cell>
          <table:table-cell office:value-type="float" office:value="0.1" calcext:value-type="float">
            <text:p>0.1</text:p>
          </table:table-cell>
          <table:table-cell office:value-type="float" office:value="0.7666667" calcext:value-type="float">
            <text:p>0.7666667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0.4666667" calcext:value-type="float">
            <text:p>0.4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2 5</text:p>
          </table:table-cell>
          <table:table-cell office:value-type="float" office:value="0.1" calcext:value-type="float">
            <text:p>0.1</text:p>
          </table:table-cell>
          <table:table-cell office:value-type="float" office:value="0.7666667" calcext:value-type="float">
            <text:p>0.7666667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0.4666667" calcext:value-type="float">
            <text:p>0.4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1 4 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4 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4 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5 4 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2 5</text:p>
          </table:table-cell>
          <table:table-cell office:value-type="float" office:value="0.2" calcext:value-type="float">
            <text:p>0.2</text:p>
          </table:table-cell>
          <table:table-cell office:value-type="float" office:value="0.8333333" calcext:value-type="float">
            <text:p>0.8333333</text:p>
          </table:table-cell>
          <table:table-cell office:value-type="float" office:value="0.6333333" calcext:value-type="float">
            <text:p>0.6333333</text:p>
          </table:table-cell>
          <table:table-cell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1 4 5</text:p>
          </table:table-cell>
          <table:table-cell office:value-type="float" office:value="0.2" calcext:value-type="float">
            <text:p>0.2</text:p>
          </table:table-cell>
          <table:table-cell office:value-type="float" office:value="0.8333333" calcext:value-type="float">
            <text:p>0.8333333</text:p>
          </table:table-cell>
          <table:table-cell office:value-type="float" office:value="0.6333333" calcext:value-type="float">
            <text:p>0.6333333</text:p>
          </table:table-cell>
          <table:table-cell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1 4 5</text:p>
          </table:table-cell>
          <table:table-cell office:value-type="float" office:value="0.1" calcext:value-type="float">
            <text:p>0.1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0.6333333" calcext:value-type="float">
            <text:p>0.6333333</text:p>
          </table:table-cell>
          <table:table-cell office:value-type="float" office:value="0.5333333" calcext:value-type="float">
            <text:p>0.5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2 5</text:p>
          </table:table-cell>
          <table:table-cell office:value-type="float" office:value="0.2" calcext:value-type="float">
            <text:p>0.2</text:p>
          </table:table-cell>
          <table:table-cell office:value-type="float" office:value="0.8333333" calcext:value-type="float">
            <text:p>0.8333333</text:p>
          </table:table-cell>
          <table:table-cell office:value-type="float" office:value="0.6333333" calcext:value-type="float">
            <text:p>0.6333333</text:p>
          </table:table-cell>
          <table:table-cell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4 3 4 5</text:p>
          </table:table-cell>
          <table:table-cell office:value-type="float" office:value="0.2" calcext:value-type="float">
            <text:p>0.2</text:p>
          </table:table-cell>
          <table:table-cell office:value-type="float" office:value="0.8333333" calcext:value-type="float">
            <text:p>0.8333333</text:p>
          </table:table-cell>
          <table:table-cell office:value-type="float" office:value="0.6333333" calcext:value-type="float">
            <text:p>0.6333333</text:p>
          </table:table-cell>
          <table:table-cell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1 4 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5 5 4</text:p>
          </table:table-cell>
          <table:table-cell office:value-type="float" office:value="0.2" calcext:value-type="float">
            <text:p>0.2</text:p>
          </table:table-cell>
          <table:table-cell office:value-type="float" office:value="0.7988889" calcext:value-type="float">
            <text:p>0.7988889</text:p>
          </table:table-cell>
          <table:table-cell office:value-type="float" office:value="0.5988889" calcext:value-type="float">
            <text:p>0.5988889</text:p>
          </table:table-cell>
          <table:table-cell office:value-type="float" office:value="0.4022222" calcext:value-type="float">
            <text:p>0.40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4 5 4</text:p>
          </table:table-cell>
          <table:table-cell office:value-type="float" office:value="0.2" calcext:value-type="float">
            <text:p>0.2</text:p>
          </table:table-cell>
          <table:table-cell office:value-type="float" office:value="0.7936508" calcext:value-type="float">
            <text:p>0.7936508</text:p>
          </table:table-cell>
          <table:table-cell office:value-type="float" office:value="0.5936508" calcext:value-type="float">
            <text:p>0.5936508</text:p>
          </table:table-cell>
          <table:table-cell office:value-type="float" office:value="0.4126984" calcext:value-type="float">
            <text:p>0.412698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5 3</text:p>
          </table:table-cell>
          <table:table-cell office:value-type="float" office:value="0.2" calcext:value-type="float">
            <text:p>0.2</text:p>
          </table:table-cell>
          <table:table-cell office:value-type="float" office:value="0.7925397" calcext:value-type="float">
            <text:p>0.7925397</text:p>
          </table:table-cell>
          <table:table-cell office:value-type="float" office:value="0.5925397" calcext:value-type="float">
            <text:p>0.5925397</text:p>
          </table:table-cell>
          <table:table-cell office:value-type="float" office:value="0.4149206" calcext:value-type="float">
            <text:p>0.4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5 3 4</text:p>
          </table:table-cell>
          <table:table-cell office:value-type="float" office:value="0.2" calcext:value-type="float">
            <text:p>0.2</text:p>
          </table:table-cell>
          <table:table-cell office:value-type="float" office:value="0.7925397" calcext:value-type="float">
            <text:p>0.7925397</text:p>
          </table:table-cell>
          <table:table-cell office:value-type="float" office:value="0.5925397" calcext:value-type="float">
            <text:p>0.5925397</text:p>
          </table:table-cell>
          <table:table-cell office:value-type="float" office:value="0.4149206" calcext:value-type="float">
            <text:p>0.4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4 3 4</text:p>
          </table:table-cell>
          <table:table-cell office:value-type="float" office:value="0.2" calcext:value-type="float">
            <text:p>0.2</text:p>
          </table:table-cell>
          <table:table-cell office:value-type="float" office:value="0.7873016" calcext:value-type="float">
            <text:p>0.7873016</text:p>
          </table:table-cell>
          <table:table-cell office:value-type="float" office:value="0.5873016" calcext:value-type="float">
            <text:p>0.5873016</text:p>
          </table:table-cell>
          <table:table-cell office:value-type="float" office:value="0.4253968" calcext:value-type="float">
            <text:p>0.425396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4 5 4</text:p>
          </table:table-cell>
          <table:table-cell office:value-type="float" office:value="0.2" calcext:value-type="float">
            <text:p>0.2</text:p>
          </table:table-cell>
          <table:table-cell office:value-type="float" office:value="0.7869841" calcext:value-type="float">
            <text:p>0.7869841</text:p>
          </table:table-cell>
          <table:table-cell office:value-type="float" office:value="0.5869841" calcext:value-type="float">
            <text:p>0.5869841</text:p>
          </table:table-cell>
          <table:table-cell office:value-type="float" office:value="0.4260317" calcext:value-type="float">
            <text:p>0.426031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3 3</text:p>
          </table:table-cell>
          <table:table-cell office:value-type="float" office:value="0.2" calcext:value-type="float">
            <text:p>0.2</text:p>
          </table:table-cell>
          <table:table-cell office:value-type="float" office:value="0.7861905" calcext:value-type="float">
            <text:p>0.7861905</text:p>
          </table:table-cell>
          <table:table-cell office:value-type="float" office:value="0.5861905" calcext:value-type="float">
            <text:p>0.5861905</text:p>
          </table:table-cell>
          <table:table-cell office:value-type="float" office:value="0.427619" calcext:value-type="float">
            <text:p>0.42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2 5 4</text:p>
          </table:table-cell>
          <table:table-cell office:value-type="float" office:value="0.2" calcext:value-type="float">
            <text:p>0.2</text:p>
          </table:table-cell>
          <table:table-cell office:value-type="float" office:value="0.7822222" calcext:value-type="float">
            <text:p>0.7822222</text:p>
          </table:table-cell>
          <table:table-cell office:value-type="float" office:value="0.5822222" calcext:value-type="float">
            <text:p>0.5822222</text:p>
          </table:table-cell>
          <table:table-cell office:value-type="float" office:value="0.4355556" calcext:value-type="float">
            <text:p>0.435555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5 3</text:p>
          </table:table-cell>
          <table:table-cell office:value-type="float" office:value="0.2" calcext:value-type="float">
            <text:p>0.2</text:p>
          </table:table-cell>
          <table:table-cell office:value-type="float" office:value="0.7811111" calcext:value-type="float">
            <text:p>0.7811111</text:p>
          </table:table-cell>
          <table:table-cell office:value-type="float" office:value="0.5811111" calcext:value-type="float">
            <text:p>0.5811111</text:p>
          </table:table-cell>
          <table:table-cell office:value-type="float" office:value="0.4377778" calcext:value-type="float">
            <text:p>0.43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4 3 4</text:p>
          </table:table-cell>
          <table:table-cell office:value-type="float" office:value="0.2" calcext:value-type="float">
            <text:p>0.2</text:p>
          </table:table-cell>
          <table:table-cell office:value-type="float" office:value="0.7806349" calcext:value-type="float">
            <text:p>0.7806349</text:p>
          </table:table-cell>
          <table:table-cell office:value-type="float" office:value="0.5806349" calcext:value-type="float">
            <text:p>0.5806349</text:p>
          </table:table-cell>
          <table:table-cell office:value-type="float" office:value="0.4387302" calcext:value-type="float">
            <text:p>0.438730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2 4</text:p>
          </table:table-cell>
          <table:table-cell office:value-type="float" office:value="0.2" calcext:value-type="float">
            <text:p>0.2</text:p>
          </table:table-cell>
          <table:table-cell office:value-type="float" office:value="0.775873" calcext:value-type="float">
            <text:p>0.775873</text:p>
          </table:table-cell>
          <table:table-cell office:value-type="float" office:value="0.575873" calcext:value-type="float">
            <text:p>0.575873</text:p>
          </table:table-cell>
          <table:table-cell office:value-type="float" office:value="0.448254" calcext:value-type="float">
            <text:p>0.44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2 3 4</text:p>
          </table:table-cell>
          <table:table-cell office:value-type="float" office:value="0.2" calcext:value-type="float">
            <text:p>0.2</text:p>
          </table:table-cell>
          <table:table-cell office:value-type="float" office:value="0.775873" calcext:value-type="float">
            <text:p>0.775873</text:p>
          </table:table-cell>
          <table:table-cell office:value-type="float" office:value="0.575873" calcext:value-type="float">
            <text:p>0.575873</text:p>
          </table:table-cell>
          <table:table-cell office:value-type="float" office:value="0.448254" calcext:value-type="float">
            <text:p>0.44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2 5 4</text:p>
          </table:table-cell>
          <table:table-cell office:value-type="float" office:value="0.2" calcext:value-type="float">
            <text:p>0.2</text:p>
          </table:table-cell>
          <table:table-cell office:value-type="float" office:value="0.7755556" calcext:value-type="float">
            <text:p>0.7755556</text:p>
          </table:table-cell>
          <table:table-cell office:value-type="float" office:value="0.5755556" calcext:value-type="float">
            <text:p>0.5755556</text:p>
          </table:table-cell>
          <table:table-cell office:value-type="float" office:value="0.4488889" calcext:value-type="float">
            <text:p>0.44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3 3</text:p>
          </table:table-cell>
          <table:table-cell office:value-type="float" office:value="0.2" calcext:value-type="float">
            <text:p>0.2</text:p>
          </table:table-cell>
          <table:table-cell office:value-type="float" office:value="0.7747619" calcext:value-type="float">
            <text:p>0.7747619</text:p>
          </table:table-cell>
          <table:table-cell office:value-type="float" office:value="0.5747619" calcext:value-type="float">
            <text:p>0.5747619</text:p>
          </table:table-cell>
          <table:table-cell office:value-type="float" office:value="0.4504762" calcext:value-type="float">
            <text:p>0.45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5 5 4</text:p>
          </table:table-cell>
          <table:table-cell office:value-type="float" office:value="0.2" calcext:value-type="float">
            <text:p>0.2</text:p>
          </table:table-cell>
          <table:table-cell office:value-type="float" office:value="0.7722222" calcext:value-type="float">
            <text:p>0.7722222</text:p>
          </table:table-cell>
          <table:table-cell office:value-type="float" office:value="0.5722222" calcext:value-type="float">
            <text:p>0.5722222</text:p>
          </table:table-cell>
          <table:table-cell office:value-type="float" office:value="0.4555556" calcext:value-type="float">
            <text:p>0.455555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2 3 4</text:p>
          </table:table-cell>
          <table:table-cell office:value-type="float" office:value="0.2" calcext:value-type="float">
            <text:p>0.2</text:p>
          </table:table-cell>
          <table:table-cell office:value-type="float" office:value="0.7692063" calcext:value-type="float">
            <text:p>0.7692063</text:p>
          </table:table-cell>
          <table:table-cell office:value-type="float" office:value="0.5692063" calcext:value-type="float">
            <text:p>0.5692063</text:p>
          </table:table-cell>
          <table:table-cell office:value-type="float" office:value="0.4615873" calcext:value-type="float">
            <text:p>0.46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5 3</text:p>
          </table:table-cell>
          <table:table-cell office:value-type="float" office:value="0.2" calcext:value-type="float">
            <text:p>0.2</text:p>
          </table:table-cell>
          <table:table-cell office:value-type="float" office:value="0.765873" calcext:value-type="float">
            <text:p>0.765873</text:p>
          </table:table-cell>
          <table:table-cell office:value-type="float" office:value="0.565873" calcext:value-type="float">
            <text:p>0.565873</text:p>
          </table:table-cell>
          <table:table-cell office:value-type="float" office:value="0.468254" calcext:value-type="float">
            <text:p>0.4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5 3 4</text:p>
          </table:table-cell>
          <table:table-cell office:value-type="float" office:value="0.2" calcext:value-type="float">
            <text:p>0.2</text:p>
          </table:table-cell>
          <table:table-cell office:value-type="float" office:value="0.765873" calcext:value-type="float">
            <text:p>0.765873</text:p>
          </table:table-cell>
          <table:table-cell office:value-type="float" office:value="0.565873" calcext:value-type="float">
            <text:p>0.565873</text:p>
          </table:table-cell>
          <table:table-cell office:value-type="float" office:value="0.468254" calcext:value-type="float">
            <text:p>0.4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5 4</text:p>
          </table:table-cell>
          <table:table-cell office:value-type="float" office:value="0.3" calcext:value-type="float">
            <text:p>0.3</text:p>
          </table:table-cell>
          <table:table-cell office:value-type="float" office:value="0.8655556" calcext:value-type="float">
            <text:p>0.8655556</text:p>
          </table:table-cell>
          <table:table-cell office:value-type="float" office:value="0.5655556" calcext:value-type="float">
            <text:p>0.5655556</text:p>
          </table:table-cell>
          <table:table-cell office:value-type="float" office:value="0.2688889" calcext:value-type="float">
            <text:p>0.26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2 4</text:p>
          </table:table-cell>
          <table:table-cell office:value-type="float" office:value="0.2" calcext:value-type="float">
            <text:p>0.2</text:p>
          </table:table-cell>
          <table:table-cell office:value-type="float" office:value="0.7644444" calcext:value-type="float">
            <text:p>0.7644444</text:p>
          </table:table-cell>
          <table:table-cell office:value-type="float" office:value="0.5644444" calcext:value-type="float">
            <text:p>0.5644444</text:p>
          </table:table-cell>
          <table:table-cell office:value-type="float" office:value="0.4711111" calcext:value-type="float">
            <text:p>0.47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5 4</text:p>
          </table:table-cell>
          <table:table-cell office:value-type="float" office:value="0.3" calcext:value-type="float">
            <text:p>0.3</text:p>
          </table:table-cell>
          <table:table-cell office:value-type="float" office:value="0.8603175" calcext:value-type="float">
            <text:p>0.8603175</text:p>
          </table:table-cell>
          <table:table-cell office:value-type="float" office:value="0.5603175" calcext:value-type="float">
            <text:p>0.5603175</text:p>
          </table:table-cell>
          <table:table-cell office:value-type="float" office:value="0.2793651" calcext:value-type="float">
            <text:p>0.279365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4 5 4</text:p>
          </table:table-cell>
          <table:table-cell office:value-type="float" office:value="0.2" calcext:value-type="float">
            <text:p>0.2</text:p>
          </table:table-cell>
          <table:table-cell office:value-type="float" office:value="0.7603175" calcext:value-type="float">
            <text:p>0.7603175</text:p>
          </table:table-cell>
          <table:table-cell office:value-type="float" office:value="0.5603175" calcext:value-type="float">
            <text:p>0.5603175</text:p>
          </table:table-cell>
          <table:table-cell office:value-type="float" office:value="0.4793651" calcext:value-type="float">
            <text:p>0.479365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3 3</text:p>
          </table:table-cell>
          <table:table-cell office:value-type="float" office:value="0.2" calcext:value-type="float">
            <text:p>0.2</text:p>
          </table:table-cell>
          <table:table-cell office:value-type="float" office:value="0.7595238" calcext:value-type="float">
            <text:p>0.7595238</text:p>
          </table:table-cell>
          <table:table-cell office:value-type="float" office:value="0.5595238" calcext:value-type="float">
            <text:p>0.5595238</text:p>
          </table:table-cell>
          <table:table-cell office:value-type="float" office:value="0.4809524" calcext:value-type="float">
            <text:p>0.480952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5 3</text:p>
          </table:table-cell>
          <table:table-cell office:value-type="float" office:value="0.3" calcext:value-type="float">
            <text:p>0.3</text:p>
          </table:table-cell>
          <table:table-cell office:value-type="float" office:value="0.8592063" calcext:value-type="float">
            <text:p>0.8592063</text:p>
          </table:table-cell>
          <table:table-cell office:value-type="float" office:value="0.5592063" calcext:value-type="float">
            <text:p>0.5592063</text:p>
          </table:table-cell>
          <table:table-cell office:value-type="float" office:value="0.2815873" calcext:value-type="float">
            <text:p>0.2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3 4</text:p>
          </table:table-cell>
          <table:table-cell office:value-type="float" office:value="0.3" calcext:value-type="float">
            <text:p>0.3</text:p>
          </table:table-cell>
          <table:table-cell office:value-type="float" office:value="0.8592063" calcext:value-type="float">
            <text:p>0.8592063</text:p>
          </table:table-cell>
          <table:table-cell office:value-type="float" office:value="0.5592063" calcext:value-type="float">
            <text:p>0.5592063</text:p>
          </table:table-cell>
          <table:table-cell office:value-type="float" office:value="0.2815873" calcext:value-type="float">
            <text:p>0.2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5 3</text:p>
          </table:table-cell>
          <table:table-cell office:value-type="float" office:value="0.2" calcext:value-type="float">
            <text:p>0.2</text:p>
          </table:table-cell>
          <table:table-cell office:value-type="float" office:value="0.7544444" calcext:value-type="float">
            <text:p>0.7544444</text:p>
          </table:table-cell>
          <table:table-cell office:value-type="float" office:value="0.5544444" calcext:value-type="float">
            <text:p>0.5544444</text:p>
          </table:table-cell>
          <table:table-cell office:value-type="float" office:value="0.4911111" calcext:value-type="float">
            <text:p>0.4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3 4</text:p>
          </table:table-cell>
          <table:table-cell office:value-type="float" office:value="0.3" calcext:value-type="float">
            <text:p>0.3</text:p>
          </table:table-cell>
          <table:table-cell office:value-type="float" office:value="0.8539683" calcext:value-type="float">
            <text:p>0.8539683</text:p>
          </table:table-cell>
          <table:table-cell office:value-type="float" office:value="0.5539683" calcext:value-type="float">
            <text:p>0.5539683</text:p>
          </table:table-cell>
          <table:table-cell office:value-type="float" office:value="0.2920635" calcext:value-type="float">
            <text:p>0.292063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4 3 4</text:p>
          </table:table-cell>
          <table:table-cell office:value-type="float" office:value="0.2" calcext:value-type="float">
            <text:p>0.2</text:p>
          </table:table-cell>
          <table:table-cell office:value-type="float" office:value="0.7539683" calcext:value-type="float">
            <text:p>0.7539683</text:p>
          </table:table-cell>
          <table:table-cell office:value-type="float" office:value="0.5539683" calcext:value-type="float">
            <text:p>0.5539683</text:p>
          </table:table-cell>
          <table:table-cell office:value-type="float" office:value="0.4920635" calcext:value-type="float">
            <text:p>0.492063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3 3</text:p>
          </table:table-cell>
          <table:table-cell office:value-type="float" office:value="0.3" calcext:value-type="float">
            <text:p>0.3</text:p>
          </table:table-cell>
          <table:table-cell office:value-type="float" office:value="0.8528571" calcext:value-type="float">
            <text:p>0.8528571</text:p>
          </table:table-cell>
          <table:table-cell office:value-type="float" office:value="0.5528571" calcext:value-type="float">
            <text:p>0.5528571</text:p>
          </table:table-cell>
          <table:table-cell office:value-type="float" office:value="0.2942857" calcext:value-type="float">
            <text:p>0.294285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2 4</text:p>
          </table:table-cell>
          <table:table-cell office:value-type="float" office:value="0.2" calcext:value-type="float">
            <text:p>0.2</text:p>
          </table:table-cell>
          <table:table-cell office:value-type="float" office:value="0.7492063" calcext:value-type="float">
            <text:p>0.7492063</text:p>
          </table:table-cell>
          <table:table-cell office:value-type="float" office:value="0.5492063" calcext:value-type="float">
            <text:p>0.5492063</text:p>
          </table:table-cell>
          <table:table-cell office:value-type="float" office:value="0.5015873" calcext:value-type="float">
            <text:p>0.5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5 4</text:p>
          </table:table-cell>
          <table:table-cell office:value-type="float" office:value="0.3" calcext:value-type="float">
            <text:p>0.3</text:p>
          </table:table-cell>
          <table:table-cell office:value-type="float" office:value="0.8488889" calcext:value-type="float">
            <text:p>0.8488889</text:p>
          </table:table-cell>
          <table:table-cell office:value-type="float" office:value="0.5488889" calcext:value-type="float">
            <text:p>0.5488889</text:p>
          </table:table-cell>
          <table:table-cell office:value-type="float" office:value="0.3022222" calcext:value-type="float">
            <text:p>0.30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1 5 4</text:p>
          </table:table-cell>
          <table:table-cell office:value-type="float" office:value="0.2" calcext:value-type="float">
            <text:p>0.2</text:p>
          </table:table-cell>
          <table:table-cell office:value-type="float" office:value="0.7488889" calcext:value-type="float">
            <text:p>0.7488889</text:p>
          </table:table-cell>
          <table:table-cell office:value-type="float" office:value="0.5488889" calcext:value-type="float">
            <text:p>0.5488889</text:p>
          </table:table-cell>
          <table:table-cell office:value-type="float" office:value="0.5022222" calcext:value-type="float">
            <text:p>0.50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2 5 4</text:p>
          </table:table-cell>
          <table:table-cell office:value-type="float" office:value="0.2" calcext:value-type="float">
            <text:p>0.2</text:p>
          </table:table-cell>
          <table:table-cell office:value-type="float" office:value="0.7488889" calcext:value-type="float">
            <text:p>0.7488889</text:p>
          </table:table-cell>
          <table:table-cell office:value-type="float" office:value="0.5488889" calcext:value-type="float">
            <text:p>0.5488889</text:p>
          </table:table-cell>
          <table:table-cell office:value-type="float" office:value="0.5022222" calcext:value-type="float">
            <text:p>0.50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3 3</text:p>
          </table:table-cell>
          <table:table-cell office:value-type="float" office:value="0.2" calcext:value-type="float">
            <text:p>0.2</text:p>
          </table:table-cell>
          <table:table-cell office:value-type="float" office:value="0.7480952" calcext:value-type="float">
            <text:p>0.7480952</text:p>
          </table:table-cell>
          <table:table-cell office:value-type="float" office:value="0.5480952" calcext:value-type="float">
            <text:p>0.5480952</text:p>
          </table:table-cell>
          <table:table-cell office:value-type="float" office:value="0.5038095" calcext:value-type="float">
            <text:p>0.50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5 3</text:p>
          </table:table-cell>
          <table:table-cell office:value-type="float" office:value="0.3" calcext:value-type="float">
            <text:p>0.3</text:p>
          </table:table-cell>
          <table:table-cell office:value-type="float" office:value="0.8477778" calcext:value-type="float">
            <text:p>0.8477778</text:p>
          </table:table-cell>
          <table:table-cell office:value-type="float" office:value="0.5477778" calcext:value-type="float">
            <text:p>0.5477778</text:p>
          </table:table-cell>
          <table:table-cell office:value-type="float" office:value="0.3044444" calcext:value-type="float">
            <text:p>0.30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2 4</text:p>
          </table:table-cell>
          <table:table-cell office:value-type="float" office:value="0.3" calcext:value-type="float">
            <text:p>0.3</text:p>
          </table:table-cell>
          <table:table-cell office:value-type="float" office:value="0.8425397" calcext:value-type="float">
            <text:p>0.8425397</text:p>
          </table:table-cell>
          <table:table-cell office:value-type="float" office:value="0.5425397" calcext:value-type="float">
            <text:p>0.5425397</text:p>
          </table:table-cell>
          <table:table-cell office:value-type="float" office:value="0.3149206" calcext:value-type="float">
            <text:p>0.3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3 4</text:p>
          </table:table-cell>
          <table:table-cell office:value-type="float" office:value="0.3" calcext:value-type="float">
            <text:p>0.3</text:p>
          </table:table-cell>
          <table:table-cell office:value-type="float" office:value="0.8425397" calcext:value-type="float">
            <text:p>0.8425397</text:p>
          </table:table-cell>
          <table:table-cell office:value-type="float" office:value="0.5425397" calcext:value-type="float">
            <text:p>0.5425397</text:p>
          </table:table-cell>
          <table:table-cell office:value-type="float" office:value="0.3149206" calcext:value-type="float">
            <text:p>0.3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1 3 4</text:p>
          </table:table-cell>
          <table:table-cell office:value-type="float" office:value="0.2" calcext:value-type="float">
            <text:p>0.2</text:p>
          </table:table-cell>
          <table:table-cell office:value-type="float" office:value="0.7425397" calcext:value-type="float">
            <text:p>0.7425397</text:p>
          </table:table-cell>
          <table:table-cell office:value-type="float" office:value="0.5425397" calcext:value-type="float">
            <text:p>0.5425397</text:p>
          </table:table-cell>
          <table:table-cell office:value-type="float" office:value="0.5149206" calcext:value-type="float">
            <text:p>0.5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2 3 4</text:p>
          </table:table-cell>
          <table:table-cell office:value-type="float" office:value="0.2" calcext:value-type="float">
            <text:p>0.2</text:p>
          </table:table-cell>
          <table:table-cell office:value-type="float" office:value="0.7425397" calcext:value-type="float">
            <text:p>0.7425397</text:p>
          </table:table-cell>
          <table:table-cell office:value-type="float" office:value="0.5425397" calcext:value-type="float">
            <text:p>0.5425397</text:p>
          </table:table-cell>
          <table:table-cell office:value-type="float" office:value="0.5149206" calcext:value-type="float">
            <text:p>0.5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3 3</text:p>
          </table:table-cell>
          <table:table-cell office:value-type="float" office:value="0.3" calcext:value-type="float">
            <text:p>0.3</text:p>
          </table:table-cell>
          <table:table-cell office:value-type="float" office:value="0.8414286" calcext:value-type="float">
            <text:p>0.8414286</text:p>
          </table:table-cell>
          <table:table-cell office:value-type="float" office:value="0.5414286" calcext:value-type="float">
            <text:p>0.5414286</text:p>
          </table:table-cell>
          <table:table-cell office:value-type="float" office:value="0.3171429" calcext:value-type="float">
            <text:p>0.31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5 4</text:p>
          </table:table-cell>
          <table:table-cell office:value-type="float" office:value="0.3" calcext:value-type="float">
            <text:p>0.3</text:p>
          </table:table-cell>
          <table:table-cell office:value-type="float" office:value="0.8388889" calcext:value-type="float">
            <text:p>0.8388889</text:p>
          </table:table-cell>
          <table:table-cell office:value-type="float" office:value="0.5388889" calcext:value-type="float">
            <text:p>0.5388889</text:p>
          </table:table-cell>
          <table:table-cell office:value-type="float" office:value="0.3222222" calcext:value-type="float">
            <text:p>0.3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5 4</text:p>
          </table:table-cell>
          <table:table-cell office:value-type="float" office:value="0.3" calcext:value-type="float">
            <text:p>0.3</text:p>
          </table:table-cell>
          <table:table-cell office:value-type="float" office:value="0.8388889" calcext:value-type="float">
            <text:p>0.8388889</text:p>
          </table:table-cell>
          <table:table-cell office:value-type="float" office:value="0.5388889" calcext:value-type="float">
            <text:p>0.5388889</text:p>
          </table:table-cell>
          <table:table-cell office:value-type="float" office:value="0.3222222" calcext:value-type="float">
            <text:p>0.3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2 4</text:p>
          </table:table-cell>
          <table:table-cell office:value-type="float" office:value="0.2" calcext:value-type="float">
            <text:p>0.2</text:p>
          </table:table-cell>
          <table:table-cell office:value-type="float" office:value="0.7377778" calcext:value-type="float">
            <text:p>0.7377778</text:p>
          </table:table-cell>
          <table:table-cell office:value-type="float" office:value="0.5377778" calcext:value-type="float">
            <text:p>0.5377778</text:p>
          </table:table-cell>
          <table:table-cell office:value-type="float" office:value="0.5244444" calcext:value-type="float">
            <text:p>0.5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5 3</text:p>
          </table:table-cell>
          <table:table-cell office:value-type="float" office:value="0.3" calcext:value-type="float">
            <text:p>0.3</text:p>
          </table:table-cell>
          <table:table-cell office:value-type="float" office:value="0.8325397" calcext:value-type="float">
            <text:p>0.8325397</text:p>
          </table:table-cell>
          <table:table-cell office:value-type="float" office:value="0.5325397" calcext:value-type="float">
            <text:p>0.5325397</text:p>
          </table:table-cell>
          <table:table-cell office:value-type="float" office:value="0.3349206" calcext:value-type="float">
            <text:p>0.3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3 4</text:p>
          </table:table-cell>
          <table:table-cell office:value-type="float" office:value="0.3" calcext:value-type="float">
            <text:p>0.3</text:p>
          </table:table-cell>
          <table:table-cell office:value-type="float" office:value="0.8325397" calcext:value-type="float">
            <text:p>0.8325397</text:p>
          </table:table-cell>
          <table:table-cell office:value-type="float" office:value="0.5325397" calcext:value-type="float">
            <text:p>0.5325397</text:p>
          </table:table-cell>
          <table:table-cell office:value-type="float" office:value="0.3349206" calcext:value-type="float">
            <text:p>0.3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5 3</text:p>
          </table:table-cell>
          <table:table-cell office:value-type="float" office:value="0.3" calcext:value-type="float">
            <text:p>0.3</text:p>
          </table:table-cell>
          <table:table-cell office:value-type="float" office:value="0.8325397" calcext:value-type="float">
            <text:p>0.8325397</text:p>
          </table:table-cell>
          <table:table-cell office:value-type="float" office:value="0.5325397" calcext:value-type="float">
            <text:p>0.5325397</text:p>
          </table:table-cell>
          <table:table-cell office:value-type="float" office:value="0.3349206" calcext:value-type="float">
            <text:p>0.3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3 4</text:p>
          </table:table-cell>
          <table:table-cell office:value-type="float" office:value="0.3" calcext:value-type="float">
            <text:p>0.3</text:p>
          </table:table-cell>
          <table:table-cell office:value-type="float" office:value="0.8325397" calcext:value-type="float">
            <text:p>0.8325397</text:p>
          </table:table-cell>
          <table:table-cell office:value-type="float" office:value="0.5325397" calcext:value-type="float">
            <text:p>0.5325397</text:p>
          </table:table-cell>
          <table:table-cell office:value-type="float" office:value="0.3349206" calcext:value-type="float">
            <text:p>0.3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2 4</text:p>
          </table:table-cell>
          <table:table-cell office:value-type="float" office:value="0.3" calcext:value-type="float">
            <text:p>0.3</text:p>
          </table:table-cell>
          <table:table-cell office:value-type="float" office:value="0.8311111" calcext:value-type="float">
            <text:p>0.8311111</text:p>
          </table:table-cell>
          <table:table-cell office:value-type="float" office:value="0.5311111" calcext:value-type="float">
            <text:p>0.5311111</text:p>
          </table:table-cell>
          <table:table-cell office:value-type="float" office:value="0.3377778" calcext:value-type="float">
            <text:p>0.33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5 4</text:p>
          </table:table-cell>
          <table:table-cell office:value-type="float" office:value="0.3" calcext:value-type="float">
            <text:p>0.3</text:p>
          </table:table-cell>
          <table:table-cell office:value-type="float" office:value="0.8269841" calcext:value-type="float">
            <text:p>0.8269841</text:p>
          </table:table-cell>
          <table:table-cell office:value-type="float" office:value="0.5269841" calcext:value-type="float">
            <text:p>0.5269841</text:p>
          </table:table-cell>
          <table:table-cell office:value-type="float" office:value="0.3460317" calcext:value-type="float">
            <text:p>0.346031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3 3</text:p>
          </table:table-cell>
          <table:table-cell office:value-type="float" office:value="0.3" calcext:value-type="float">
            <text:p>0.3</text:p>
          </table:table-cell>
          <table:table-cell office:value-type="float" office:value="0.8261905" calcext:value-type="float">
            <text:p>0.8261905</text:p>
          </table:table-cell>
          <table:table-cell office:value-type="float" office:value="0.5261905" calcext:value-type="float">
            <text:p>0.5261905</text:p>
          </table:table-cell>
          <table:table-cell office:value-type="float" office:value="0.347619" calcext:value-type="float">
            <text:p>0.3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3 3</text:p>
          </table:table-cell>
          <table:table-cell office:value-type="float" office:value="0.3" calcext:value-type="float">
            <text:p>0.3</text:p>
          </table:table-cell>
          <table:table-cell office:value-type="float" office:value="0.8261905" calcext:value-type="float">
            <text:p>0.8261905</text:p>
          </table:table-cell>
          <table:table-cell office:value-type="float" office:value="0.5261905" calcext:value-type="float">
            <text:p>0.5261905</text:p>
          </table:table-cell>
          <table:table-cell office:value-type="float" office:value="0.347619" calcext:value-type="float">
            <text:p>0.3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1 5 4</text:p>
          </table:table-cell>
          <table:table-cell office:value-type="float" office:value="0.2" calcext:value-type="float">
            <text:p>0.2</text:p>
          </table:table-cell>
          <table:table-cell office:value-type="float" office:value="0.7222222" calcext:value-type="float">
            <text:p>0.7222222</text:p>
          </table:table-cell>
          <table:table-cell office:value-type="float" office:value="0.5222222" calcext:value-type="float">
            <text:p>0.5222222</text:p>
          </table:table-cell>
          <table:table-cell office:value-type="float" office:value="0.5555556" calcext:value-type="float">
            <text:p>0.555555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5 4</text:p>
          </table:table-cell>
          <table:table-cell office:value-type="float" office:value="0.3" calcext:value-type="float">
            <text:p>0.3</text:p>
          </table:table-cell>
          <table:table-cell office:value-type="float" office:value="0.8222222" calcext:value-type="float">
            <text:p>0.8222222</text:p>
          </table:table-cell>
          <table:table-cell office:value-type="float" office:value="0.5222222" calcext:value-type="float">
            <text:p>0.5222222</text:p>
          </table:table-cell>
          <table:table-cell office:value-type="float" office:value="0.3555556" calcext:value-type="float">
            <text:p>0.355555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5 3</text:p>
          </table:table-cell>
          <table:table-cell office:value-type="float" office:value="0.3" calcext:value-type="float">
            <text:p>0.3</text:p>
          </table:table-cell>
          <table:table-cell office:value-type="float" office:value="0.8211111" calcext:value-type="float">
            <text:p>0.8211111</text:p>
          </table:table-cell>
          <table:table-cell office:value-type="float" office:value="0.5211111" calcext:value-type="float">
            <text:p>0.5211111</text:p>
          </table:table-cell>
          <table:table-cell office:value-type="float" office:value="0.3577778" calcext:value-type="float">
            <text:p>0.3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5 3</text:p>
          </table:table-cell>
          <table:table-cell office:value-type="float" office:value="0.3" calcext:value-type="float">
            <text:p>0.3</text:p>
          </table:table-cell>
          <table:table-cell office:value-type="float" office:value="0.8211111" calcext:value-type="float">
            <text:p>0.8211111</text:p>
          </table:table-cell>
          <table:table-cell office:value-type="float" office:value="0.5211111" calcext:value-type="float">
            <text:p>0.5211111</text:p>
          </table:table-cell>
          <table:table-cell office:value-type="float" office:value="0.3577778" calcext:value-type="float">
            <text:p>0.3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5 3</text:p>
          </table:table-cell>
          <table:table-cell office:value-type="float" office:value="0.3" calcext:value-type="float">
            <text:p>0.3</text:p>
          </table:table-cell>
          <table:table-cell office:value-type="float" office:value="0.8211111" calcext:value-type="float">
            <text:p>0.8211111</text:p>
          </table:table-cell>
          <table:table-cell office:value-type="float" office:value="0.5211111" calcext:value-type="float">
            <text:p>0.5211111</text:p>
          </table:table-cell>
          <table:table-cell office:value-type="float" office:value="0.3577778" calcext:value-type="float">
            <text:p>0.3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5 4 4</text:p>
          </table:table-cell>
          <table:table-cell office:value-type="float" office:value="0.3" calcext:value-type="float">
            <text:p>0.3</text:p>
          </table:table-cell>
          <table:table-cell office:value-type="float" office:value="0.8211111" calcext:value-type="float">
            <text:p>0.8211111</text:p>
          </table:table-cell>
          <table:table-cell office:value-type="float" office:value="0.5211111" calcext:value-type="float">
            <text:p>0.5211111</text:p>
          </table:table-cell>
          <table:table-cell office:value-type="float" office:value="0.3577778" calcext:value-type="float">
            <text:p>0.3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5 5 5</text:p>
          </table:table-cell>
          <table:table-cell office:value-type="float" office:value="0.3" calcext:value-type="float">
            <text:p>0.3</text:p>
          </table:table-cell>
          <table:table-cell office:value-type="float" office:value="0.8211111" calcext:value-type="float">
            <text:p>0.8211111</text:p>
          </table:table-cell>
          <table:table-cell office:value-type="float" office:value="0.5211111" calcext:value-type="float">
            <text:p>0.5211111</text:p>
          </table:table-cell>
          <table:table-cell office:value-type="float" office:value="0.3577778" calcext:value-type="float">
            <text:p>0.3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3 4</text:p>
          </table:table-cell>
          <table:table-cell office:value-type="float" office:value="0.3" calcext:value-type="float">
            <text:p>0.3</text:p>
          </table:table-cell>
          <table:table-cell office:value-type="float" office:value="0.8206349" calcext:value-type="float">
            <text:p>0.8206349</text:p>
          </table:table-cell>
          <table:table-cell office:value-type="float" office:value="0.5206349" calcext:value-type="float">
            <text:p>0.5206349</text:p>
          </table:table-cell>
          <table:table-cell office:value-type="float" office:value="0.3587302" calcext:value-type="float">
            <text:p>0.358730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2 4</text:p>
          </table:table-cell>
          <table:table-cell office:value-type="float" office:value="0.3" calcext:value-type="float">
            <text:p>0.3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1 3 4</text:p>
          </table:table-cell>
          <table:table-cell office:value-type="float" office:value="0.2" calcext:value-type="float">
            <text:p>0.2</text:p>
          </table:table-cell>
          <table:table-cell office:value-type="float" office:value="0.715873" calcext:value-type="float">
            <text:p>0.715873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568254" calcext:value-type="float">
            <text:p>0.5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2 4</text:p>
          </table:table-cell>
          <table:table-cell office:value-type="float" office:value="0.3" calcext:value-type="float">
            <text:p>0.3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3 4</text:p>
          </table:table-cell>
          <table:table-cell office:value-type="float" office:value="0.3" calcext:value-type="float">
            <text:p>0.3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4 4 4</text:p>
          </table:table-cell>
          <table:table-cell office:value-type="float" office:value="0.3" calcext:value-type="float">
            <text:p>0.3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4 5 5</text:p>
          </table:table-cell>
          <table:table-cell office:value-type="float" office:value="0.3" calcext:value-type="float">
            <text:p>0.3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5 4</text:p>
          </table:table-cell>
          <table:table-cell office:value-type="float" office:value="0.3" calcext:value-type="float">
            <text:p>0.3</text:p>
          </table:table-cell>
          <table:table-cell office:value-type="float" office:value="0.8155556" calcext:value-type="float">
            <text:p>0.8155556</text:p>
          </table:table-cell>
          <table:table-cell office:value-type="float" office:value="0.5155556" calcext:value-type="float">
            <text:p>0.5155556</text:p>
          </table:table-cell>
          <table:table-cell office:value-type="float" office:value="0.3688889" calcext:value-type="float">
            <text:p>0.36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5 4</text:p>
          </table:table-cell>
          <table:table-cell office:value-type="float" office:value="0.3" calcext:value-type="float">
            <text:p>0.3</text:p>
          </table:table-cell>
          <table:table-cell office:value-type="float" office:value="0.8155556" calcext:value-type="float">
            <text:p>0.8155556</text:p>
          </table:table-cell>
          <table:table-cell office:value-type="float" office:value="0.5155556" calcext:value-type="float">
            <text:p>0.5155556</text:p>
          </table:table-cell>
          <table:table-cell office:value-type="float" office:value="0.3688889" calcext:value-type="float">
            <text:p>0.36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5 4</text:p>
          </table:table-cell>
          <table:table-cell office:value-type="float" office:value="0.3" calcext:value-type="float">
            <text:p>0.3</text:p>
          </table:table-cell>
          <table:table-cell office:value-type="float" office:value="0.8155556" calcext:value-type="float">
            <text:p>0.8155556</text:p>
          </table:table-cell>
          <table:table-cell office:value-type="float" office:value="0.5155556" calcext:value-type="float">
            <text:p>0.5155556</text:p>
          </table:table-cell>
          <table:table-cell office:value-type="float" office:value="0.3688889" calcext:value-type="float">
            <text:p>0.36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3 3</text:p>
          </table:table-cell>
          <table:table-cell office:value-type="float" office:value="0.3" calcext:value-type="float">
            <text:p>0.3</text:p>
          </table:table-cell>
          <table:table-cell office:value-type="float" office:value="0.8147619" calcext:value-type="float">
            <text:p>0.8147619</text:p>
          </table:table-cell>
          <table:table-cell office:value-type="float" office:value="0.5147619" calcext:value-type="float">
            <text:p>0.5147619</text:p>
          </table:table-cell>
          <table:table-cell office:value-type="float" office:value="0.3704762" calcext:value-type="float">
            <text:p>0.3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3 3</text:p>
          </table:table-cell>
          <table:table-cell office:value-type="float" office:value="0.3" calcext:value-type="float">
            <text:p>0.3</text:p>
          </table:table-cell>
          <table:table-cell office:value-type="float" office:value="0.8147619" calcext:value-type="float">
            <text:p>0.8147619</text:p>
          </table:table-cell>
          <table:table-cell office:value-type="float" office:value="0.5147619" calcext:value-type="float">
            <text:p>0.5147619</text:p>
          </table:table-cell>
          <table:table-cell office:value-type="float" office:value="0.3704762" calcext:value-type="float">
            <text:p>0.3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3 3</text:p>
          </table:table-cell>
          <table:table-cell office:value-type="float" office:value="0.3" calcext:value-type="float">
            <text:p>0.3</text:p>
          </table:table-cell>
          <table:table-cell office:value-type="float" office:value="0.8147619" calcext:value-type="float">
            <text:p>0.8147619</text:p>
          </table:table-cell>
          <table:table-cell office:value-type="float" office:value="0.5147619" calcext:value-type="float">
            <text:p>0.5147619</text:p>
          </table:table-cell>
          <table:table-cell office:value-type="float" office:value="0.3704762" calcext:value-type="float">
            <text:p>0.3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4 3</text:p>
          </table:table-cell>
          <table:table-cell office:value-type="float" office:value="0.3" calcext:value-type="float">
            <text:p>0.3</text:p>
          </table:table-cell>
          <table:table-cell office:value-type="float" office:value="0.8147619" calcext:value-type="float">
            <text:p>0.8147619</text:p>
          </table:table-cell>
          <table:table-cell office:value-type="float" office:value="0.5147619" calcext:value-type="float">
            <text:p>0.5147619</text:p>
          </table:table-cell>
          <table:table-cell office:value-type="float" office:value="0.3704762" calcext:value-type="float">
            <text:p>0.3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5 3 5</text:p>
          </table:table-cell>
          <table:table-cell office:value-type="float" office:value="0.3" calcext:value-type="float">
            <text:p>0.3</text:p>
          </table:table-cell>
          <table:table-cell office:value-type="float" office:value="0.8147619" calcext:value-type="float">
            <text:p>0.8147619</text:p>
          </table:table-cell>
          <table:table-cell office:value-type="float" office:value="0.5147619" calcext:value-type="float">
            <text:p>0.5147619</text:p>
          </table:table-cell>
          <table:table-cell office:value-type="float" office:value="0.3704762" calcext:value-type="float">
            <text:p>0.3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4 3 5</text:p>
          </table:table-cell>
          <table:table-cell office:value-type="float" office:value="0.3" calcext:value-type="float">
            <text:p>0.3</text:p>
          </table:table-cell>
          <table:table-cell office:value-type="float" office:value="0.8095238" calcext:value-type="float">
            <text:p>0.8095238</text:p>
          </table:table-cell>
          <table:table-cell office:value-type="float" office:value="0.5095238" calcext:value-type="float">
            <text:p>0.5095238</text:p>
          </table:table-cell>
          <table:table-cell office:value-type="float" office:value="0.3809524" calcext:value-type="float">
            <text:p>0.380952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3 4</text:p>
          </table:table-cell>
          <table:table-cell office:value-type="float" office:value="0.3" calcext:value-type="float">
            <text:p>0.3</text:p>
          </table:table-cell>
          <table:table-cell office:value-type="float" office:value="0.8092063" calcext:value-type="float">
            <text:p>0.8092063</text:p>
          </table:table-cell>
          <table:table-cell office:value-type="float" office:value="0.5092063" calcext:value-type="float">
            <text:p>0.5092063</text:p>
          </table:table-cell>
          <table:table-cell office:value-type="float" office:value="0.3815873" calcext:value-type="float">
            <text:p>0.3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3 4</text:p>
          </table:table-cell>
          <table:table-cell office:value-type="float" office:value="0.3" calcext:value-type="float">
            <text:p>0.3</text:p>
          </table:table-cell>
          <table:table-cell office:value-type="float" office:value="0.8092063" calcext:value-type="float">
            <text:p>0.8092063</text:p>
          </table:table-cell>
          <table:table-cell office:value-type="float" office:value="0.5092063" calcext:value-type="float">
            <text:p>0.5092063</text:p>
          </table:table-cell>
          <table:table-cell office:value-type="float" office:value="0.3815873" calcext:value-type="float">
            <text:p>0.3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3 4</text:p>
          </table:table-cell>
          <table:table-cell office:value-type="float" office:value="0.3" calcext:value-type="float">
            <text:p>0.3</text:p>
          </table:table-cell>
          <table:table-cell office:value-type="float" office:value="0.8092063" calcext:value-type="float">
            <text:p>0.8092063</text:p>
          </table:table-cell>
          <table:table-cell office:value-type="float" office:value="0.5092063" calcext:value-type="float">
            <text:p>0.5092063</text:p>
          </table:table-cell>
          <table:table-cell office:value-type="float" office:value="0.3815873" calcext:value-type="float">
            <text:p>0.3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4 4 4</text:p>
          </table:table-cell>
          <table:table-cell office:value-type="float" office:value="0.3" calcext:value-type="float">
            <text:p>0.3</text:p>
          </table:table-cell>
          <table:table-cell office:value-type="float" office:value="0.8092063" calcext:value-type="float">
            <text:p>0.8092063</text:p>
          </table:table-cell>
          <table:table-cell office:value-type="float" office:value="0.5092063" calcext:value-type="float">
            <text:p>0.5092063</text:p>
          </table:table-cell>
          <table:table-cell office:value-type="float" office:value="0.3815873" calcext:value-type="float">
            <text:p>0.3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4 5 5</text:p>
          </table:table-cell>
          <table:table-cell office:value-type="float" office:value="0.3" calcext:value-type="float">
            <text:p>0.3</text:p>
          </table:table-cell>
          <table:table-cell office:value-type="float" office:value="0.8092063" calcext:value-type="float">
            <text:p>0.8092063</text:p>
          </table:table-cell>
          <table:table-cell office:value-type="float" office:value="0.5092063" calcext:value-type="float">
            <text:p>0.5092063</text:p>
          </table:table-cell>
          <table:table-cell office:value-type="float" office:value="0.3815873" calcext:value-type="float">
            <text:p>0.3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5 4</text:p>
          </table:table-cell>
          <table:table-cell office:value-type="float" office:value="0.4" calcext:value-type="float">
            <text:p>0.4</text:p>
          </table:table-cell>
          <table:table-cell office:value-type="float" office:value="0.9055556" calcext:value-type="float">
            <text:p>0.9055556</text:p>
          </table:table-cell>
          <table:table-cell office:value-type="float" office:value="0.5055556" calcext:value-type="float">
            <text:p>0.5055556</text:p>
          </table:table-cell>
          <table:table-cell office:value-type="float" office:value="0.1888889" calcext:value-type="float">
            <text:p>0.18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2 4</text:p>
          </table:table-cell>
          <table:table-cell office:value-type="float" office:value="0.3" calcext:value-type="float">
            <text:p>0.3</text:p>
          </table:table-cell>
          <table:table-cell office:value-type="float" office:value="0.8044444" calcext:value-type="float">
            <text:p>0.8044444</text:p>
          </table:table-cell>
          <table:table-cell office:value-type="float" office:value="0.5044444" calcext:value-type="float">
            <text:p>0.5044444</text:p>
          </table:table-cell>
          <table:table-cell office:value-type="float" office:value="0.3911111" calcext:value-type="float">
            <text:p>0.3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2 4</text:p>
          </table:table-cell>
          <table:table-cell office:value-type="float" office:value="0.3" calcext:value-type="float">
            <text:p>0.3</text:p>
          </table:table-cell>
          <table:table-cell office:value-type="float" office:value="0.8044444" calcext:value-type="float">
            <text:p>0.8044444</text:p>
          </table:table-cell>
          <table:table-cell office:value-type="float" office:value="0.5044444" calcext:value-type="float">
            <text:p>0.5044444</text:p>
          </table:table-cell>
          <table:table-cell office:value-type="float" office:value="0.3911111" calcext:value-type="float">
            <text:p>0.3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2 4</text:p>
          </table:table-cell>
          <table:table-cell office:value-type="float" office:value="0.3" calcext:value-type="float">
            <text:p>0.3</text:p>
          </table:table-cell>
          <table:table-cell office:value-type="float" office:value="0.8044444" calcext:value-type="float">
            <text:p>0.8044444</text:p>
          </table:table-cell>
          <table:table-cell office:value-type="float" office:value="0.5044444" calcext:value-type="float">
            <text:p>0.5044444</text:p>
          </table:table-cell>
          <table:table-cell office:value-type="float" office:value="0.3911111" calcext:value-type="float">
            <text:p>0.3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2 4 4</text:p>
          </table:table-cell>
          <table:table-cell office:value-type="float" office:value="0.3" calcext:value-type="float">
            <text:p>0.3</text:p>
          </table:table-cell>
          <table:table-cell office:value-type="float" office:value="0.8044444" calcext:value-type="float">
            <text:p>0.8044444</text:p>
          </table:table-cell>
          <table:table-cell office:value-type="float" office:value="0.5044444" calcext:value-type="float">
            <text:p>0.5044444</text:p>
          </table:table-cell>
          <table:table-cell office:value-type="float" office:value="0.3911111" calcext:value-type="float">
            <text:p>0.3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2 5 5</text:p>
          </table:table-cell>
          <table:table-cell office:value-type="float" office:value="0.3" calcext:value-type="float">
            <text:p>0.3</text:p>
          </table:table-cell>
          <table:table-cell office:value-type="float" office:value="0.8044444" calcext:value-type="float">
            <text:p>0.8044444</text:p>
          </table:table-cell>
          <table:table-cell office:value-type="float" office:value="0.5044444" calcext:value-type="float">
            <text:p>0.5044444</text:p>
          </table:table-cell>
          <table:table-cell office:value-type="float" office:value="0.3911111" calcext:value-type="float">
            <text:p>0.3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4 3</text:p>
          </table:table-cell>
          <table:table-cell office:value-type="float" office:value="0.3" calcext:value-type="float">
            <text:p>0.3</text:p>
          </table:table-cell>
          <table:table-cell office:value-type="float" office:value="0.8033333" calcext:value-type="float">
            <text:p>0.8033333</text:p>
          </table:table-cell>
          <table:table-cell office:value-type="float" office:value="0.5033333" calcext:value-type="float">
            <text:p>0.5033333</text:p>
          </table:table-cell>
          <table:table-cell office:value-type="float" office:value="0.3933333" calcext:value-type="float">
            <text:p>0.39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4 3 5</text:p>
          </table:table-cell>
          <table:table-cell office:value-type="float" office:value="0.3" calcext:value-type="float">
            <text:p>0.3</text:p>
          </table:table-cell>
          <table:table-cell office:value-type="float" office:value="0.8028571" calcext:value-type="float">
            <text:p>0.8028571</text:p>
          </table:table-cell>
          <table:table-cell office:value-type="float" office:value="0.5028571" calcext:value-type="float">
            <text:p>0.5028571</text:p>
          </table:table-cell>
          <table:table-cell office:value-type="float" office:value="0.3942857" calcext:value-type="float">
            <text:p>0.394285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5 3</text:p>
          </table:table-cell>
          <table:table-cell office:value-type="float" office:value="0.4" calcext:value-type="float">
            <text:p>0.4</text:p>
          </table:table-cell>
          <table:table-cell office:value-type="float" office:value="0.8992063" calcext:value-type="float">
            <text:p>0.8992063</text:p>
          </table:table-cell>
          <table:table-cell office:value-type="float" office:value="0.4992063" calcext:value-type="float">
            <text:p>0.4992063</text:p>
          </table:table-cell>
          <table:table-cell office:value-type="float" office:value="0.2015873" calcext:value-type="float">
            <text:p>0.2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3 4</text:p>
          </table:table-cell>
          <table:table-cell office:value-type="float" office:value="0.4" calcext:value-type="float">
            <text:p>0.4</text:p>
          </table:table-cell>
          <table:table-cell office:value-type="float" office:value="0.8992063" calcext:value-type="float">
            <text:p>0.8992063</text:p>
          </table:table-cell>
          <table:table-cell office:value-type="float" office:value="0.4992063" calcext:value-type="float">
            <text:p>0.4992063</text:p>
          </table:table-cell>
          <table:table-cell office:value-type="float" office:value="0.2015873" calcext:value-type="float">
            <text:p>0.2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2 5</text:p>
          </table:table-cell>
          <table:table-cell office:value-type="float" office:value="0.3" calcext:value-type="float">
            <text:p>0.3</text:p>
          </table:table-cell>
          <table:table-cell office:value-type="float" office:value="0.7980952" calcext:value-type="float">
            <text:p>0.7980952</text:p>
          </table:table-cell>
          <table:table-cell office:value-type="float" office:value="0.4980952" calcext:value-type="float">
            <text:p>0.4980952</text:p>
          </table:table-cell>
          <table:table-cell office:value-type="float" office:value="0.4038095" calcext:value-type="float">
            <text:p>0.40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2 3 5</text:p>
          </table:table-cell>
          <table:table-cell office:value-type="float" office:value="0.3" calcext:value-type="float">
            <text:p>0.3</text:p>
          </table:table-cell>
          <table:table-cell office:value-type="float" office:value="0.7980952" calcext:value-type="float">
            <text:p>0.7980952</text:p>
          </table:table-cell>
          <table:table-cell office:value-type="float" office:value="0.4980952" calcext:value-type="float">
            <text:p>0.4980952</text:p>
          </table:table-cell>
          <table:table-cell office:value-type="float" office:value="0.4038095" calcext:value-type="float">
            <text:p>0.40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2 4 4</text:p>
          </table:table-cell>
          <table:table-cell office:value-type="float" office:value="0.3" calcext:value-type="float">
            <text:p>0.3</text:p>
          </table:table-cell>
          <table:table-cell office:value-type="float" office:value="0.7977778" calcext:value-type="float">
            <text:p>0.7977778</text:p>
          </table:table-cell>
          <table:table-cell office:value-type="float" office:value="0.4977778" calcext:value-type="float">
            <text:p>0.4977778</text:p>
          </table:table-cell>
          <table:table-cell office:value-type="float" office:value="0.4044444" calcext:value-type="float">
            <text:p>0.40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2 5 5</text:p>
          </table:table-cell>
          <table:table-cell office:value-type="float" office:value="0.3" calcext:value-type="float">
            <text:p>0.3</text:p>
          </table:table-cell>
          <table:table-cell office:value-type="float" office:value="0.7977778" calcext:value-type="float">
            <text:p>0.7977778</text:p>
          </table:table-cell>
          <table:table-cell office:value-type="float" office:value="0.4977778" calcext:value-type="float">
            <text:p>0.4977778</text:p>
          </table:table-cell>
          <table:table-cell office:value-type="float" office:value="0.4044444" calcext:value-type="float">
            <text:p>0.40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5 3</text:p>
          </table:table-cell>
          <table:table-cell office:value-type="float" office:value="0.3" calcext:value-type="float">
            <text:p>0.3</text:p>
          </table:table-cell>
          <table:table-cell office:value-type="float" office:value="0.7944444" calcext:value-type="float">
            <text:p>0.7944444</text:p>
          </table:table-cell>
          <table:table-cell office:value-type="float" office:value="0.4944444" calcext:value-type="float">
            <text:p>0.4944444</text:p>
          </table:table-cell>
          <table:table-cell office:value-type="float" office:value="0.4111111" calcext:value-type="float">
            <text:p>0.4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5 4 4</text:p>
          </table:table-cell>
          <table:table-cell office:value-type="float" office:value="0.3" calcext:value-type="float">
            <text:p>0.3</text:p>
          </table:table-cell>
          <table:table-cell office:value-type="float" office:value="0.7944444" calcext:value-type="float">
            <text:p>0.7944444</text:p>
          </table:table-cell>
          <table:table-cell office:value-type="float" office:value="0.4944444" calcext:value-type="float">
            <text:p>0.4944444</text:p>
          </table:table-cell>
          <table:table-cell office:value-type="float" office:value="0.4111111" calcext:value-type="float">
            <text:p>0.4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5 5 5</text:p>
          </table:table-cell>
          <table:table-cell office:value-type="float" office:value="0.3" calcext:value-type="float">
            <text:p>0.3</text:p>
          </table:table-cell>
          <table:table-cell office:value-type="float" office:value="0.7944444" calcext:value-type="float">
            <text:p>0.7944444</text:p>
          </table:table-cell>
          <table:table-cell office:value-type="float" office:value="0.4944444" calcext:value-type="float">
            <text:p>0.4944444</text:p>
          </table:table-cell>
          <table:table-cell office:value-type="float" office:value="0.4111111" calcext:value-type="float">
            <text:p>0.4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3 3</text:p>
          </table:table-cell>
          <table:table-cell office:value-type="float" office:value="0.4" calcext:value-type="float">
            <text:p>0.4</text:p>
          </table:table-cell>
          <table:table-cell office:value-type="float" office:value="0.8928571" calcext:value-type="float">
            <text:p>0.8928571</text:p>
          </table:table-cell>
          <table:table-cell office:value-type="float" office:value="0.4928571" calcext:value-type="float">
            <text:p>0.4928571</text:p>
          </table:table-cell>
          <table:table-cell office:value-type="float" office:value="0.2142857" calcext:value-type="float">
            <text:p>0.214285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2 3 5</text:p>
          </table:table-cell>
          <table:table-cell office:value-type="float" office:value="0.3" calcext:value-type="float">
            <text:p>0.3</text:p>
          </table:table-cell>
          <table:table-cell office:value-type="float" office:value="0.7914286" calcext:value-type="float">
            <text:p>0.7914286</text:p>
          </table:table-cell>
          <table:table-cell office:value-type="float" office:value="0.4914286" calcext:value-type="float">
            <text:p>0.4914286</text:p>
          </table:table-cell>
          <table:table-cell office:value-type="float" office:value="0.4171429" calcext:value-type="float">
            <text:p>0.41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5 4</text:p>
          </table:table-cell>
          <table:table-cell office:value-type="float" office:value="0.3" calcext:value-type="float">
            <text:p>0.3</text:p>
          </table:table-cell>
          <table:table-cell office:value-type="float" office:value="0.7888889" calcext:value-type="float">
            <text:p>0.7888889</text:p>
          </table:table-cell>
          <table:table-cell office:value-type="float" office:value="0.4888889" calcext:value-type="float">
            <text:p>0.4888889</text:p>
          </table:table-cell>
          <table:table-cell office:value-type="float" office:value="0.4222222" calcext:value-type="float">
            <text:p>0.4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5 4</text:p>
          </table:table-cell>
          <table:table-cell office:value-type="float" office:value="0.4" calcext:value-type="float">
            <text:p>0.4</text:p>
          </table:table-cell>
          <table:table-cell office:value-type="float" office:value="0.8888889" calcext:value-type="float">
            <text:p>0.8888889</text:p>
          </table:table-cell>
          <table:table-cell office:value-type="float" office:value="0.4888889" calcext:value-type="float">
            <text:p>0.4888889</text:p>
          </table:table-cell>
          <table:table-cell office:value-type="float" office:value="0.2222222" calcext:value-type="float">
            <text:p>0.2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5 4</text:p>
          </table:table-cell>
          <table:table-cell office:value-type="float" office:value="0.3" calcext:value-type="float">
            <text:p>0.3</text:p>
          </table:table-cell>
          <table:table-cell office:value-type="float" office:value="0.7888889" calcext:value-type="float">
            <text:p>0.7888889</text:p>
          </table:table-cell>
          <table:table-cell office:value-type="float" office:value="0.4888889" calcext:value-type="float">
            <text:p>0.4888889</text:p>
          </table:table-cell>
          <table:table-cell office:value-type="float" office:value="0.4222222" calcext:value-type="float">
            <text:p>0.4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5 4</text:p>
          </table:table-cell>
          <table:table-cell office:value-type="float" office:value="0.3" calcext:value-type="float">
            <text:p>0.3</text:p>
          </table:table-cell>
          <table:table-cell office:value-type="float" office:value="0.7888889" calcext:value-type="float">
            <text:p>0.7888889</text:p>
          </table:table-cell>
          <table:table-cell office:value-type="float" office:value="0.4888889" calcext:value-type="float">
            <text:p>0.4888889</text:p>
          </table:table-cell>
          <table:table-cell office:value-type="float" office:value="0.4222222" calcext:value-type="float">
            <text:p>0.4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3 3</text:p>
          </table:table-cell>
          <table:table-cell office:value-type="float" office:value="0.3" calcext:value-type="float">
            <text:p>0.3</text:p>
          </table:table-cell>
          <table:table-cell office:value-type="float" office:value="0.7880952" calcext:value-type="float">
            <text:p>0.7880952</text:p>
          </table:table-cell>
          <table:table-cell office:value-type="float" office:value="0.4880952" calcext:value-type="float">
            <text:p>0.4880952</text:p>
          </table:table-cell>
          <table:table-cell office:value-type="float" office:value="0.4238095" calcext:value-type="float">
            <text:p>0.4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4 3</text:p>
          </table:table-cell>
          <table:table-cell office:value-type="float" office:value="0.3" calcext:value-type="float">
            <text:p>0.3</text:p>
          </table:table-cell>
          <table:table-cell office:value-type="float" office:value="0.7880952" calcext:value-type="float">
            <text:p>0.7880952</text:p>
          </table:table-cell>
          <table:table-cell office:value-type="float" office:value="0.4880952" calcext:value-type="float">
            <text:p>0.4880952</text:p>
          </table:table-cell>
          <table:table-cell office:value-type="float" office:value="0.4238095" calcext:value-type="float">
            <text:p>0.4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5 3 5</text:p>
          </table:table-cell>
          <table:table-cell office:value-type="float" office:value="0.3" calcext:value-type="float">
            <text:p>0.3</text:p>
          </table:table-cell>
          <table:table-cell office:value-type="float" office:value="0.7880952" calcext:value-type="float">
            <text:p>0.7880952</text:p>
          </table:table-cell>
          <table:table-cell office:value-type="float" office:value="0.4880952" calcext:value-type="float">
            <text:p>0.4880952</text:p>
          </table:table-cell>
          <table:table-cell office:value-type="float" office:value="0.4238095" calcext:value-type="float">
            <text:p>0.4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5 3</text:p>
          </table:table-cell>
          <table:table-cell office:value-type="float" office:value="0.4" calcext:value-type="float">
            <text:p>0.4</text:p>
          </table:table-cell>
          <table:table-cell office:value-type="float" office:value="0.8877778" calcext:value-type="float">
            <text:p>0.8877778</text:p>
          </table:table-cell>
          <table:table-cell office:value-type="float" office:value="0.4877778" calcext:value-type="float">
            <text:p>0.4877778</text:p>
          </table:table-cell>
          <table:table-cell office:value-type="float" office:value="0.2244444" calcext:value-type="float">
            <text:p>0.2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5 3</text:p>
          </table:table-cell>
          <table:table-cell office:value-type="float" office:value="0.4" calcext:value-type="float">
            <text:p>0.4</text:p>
          </table:table-cell>
          <table:table-cell office:value-type="float" office:value="0.8877778" calcext:value-type="float">
            <text:p>0.8877778</text:p>
          </table:table-cell>
          <table:table-cell office:value-type="float" office:value="0.4877778" calcext:value-type="float">
            <text:p>0.4877778</text:p>
          </table:table-cell>
          <table:table-cell office:value-type="float" office:value="0.2244444" calcext:value-type="float">
            <text:p>0.2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4 4</text:p>
          </table:table-cell>
          <table:table-cell office:value-type="float" office:value="0.4" calcext:value-type="float">
            <text:p>0.4</text:p>
          </table:table-cell>
          <table:table-cell office:value-type="float" office:value="0.8877778" calcext:value-type="float">
            <text:p>0.8877778</text:p>
          </table:table-cell>
          <table:table-cell office:value-type="float" office:value="0.4877778" calcext:value-type="float">
            <text:p>0.4877778</text:p>
          </table:table-cell>
          <table:table-cell office:value-type="float" office:value="0.2244444" calcext:value-type="float">
            <text:p>0.2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5 5</text:p>
          </table:table-cell>
          <table:table-cell office:value-type="float" office:value="0.4" calcext:value-type="float">
            <text:p>0.4</text:p>
          </table:table-cell>
          <table:table-cell office:value-type="float" office:value="0.8877778" calcext:value-type="float">
            <text:p>0.8877778</text:p>
          </table:table-cell>
          <table:table-cell office:value-type="float" office:value="0.4877778" calcext:value-type="float">
            <text:p>0.4877778</text:p>
          </table:table-cell>
          <table:table-cell office:value-type="float" office:value="0.2244444" calcext:value-type="float">
            <text:p>0.2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2 5</text:p>
          </table:table-cell>
          <table:table-cell office:value-type="float" office:value="0.3" calcext:value-type="float">
            <text:p>0.3</text:p>
          </table:table-cell>
          <table:table-cell office:value-type="float" office:value="0.7866667" calcext:value-type="float">
            <text:p>0.7866667</text:p>
          </table:table-cell>
          <table:table-cell office:value-type="float" office:value="0.4866667" calcext:value-type="float">
            <text:p>0.4866667</text:p>
          </table:table-cell>
          <table:table-cell office:value-type="float" office:value="0.4266667" calcext:value-type="float">
            <text:p>0.42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3 4</text:p>
          </table:table-cell>
          <table:table-cell office:value-type="float" office:value="0.3" calcext:value-type="float">
            <text:p>0.3</text:p>
          </table:table-cell>
          <table:table-cell office:value-type="float" office:value="0.7825397" calcext:value-type="float">
            <text:p>0.7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2 4</text:p>
          </table:table-cell>
          <table:table-cell office:value-type="float" office:value="0.4" calcext:value-type="float">
            <text:p>0.4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3 4</text:p>
          </table:table-cell>
          <table:table-cell office:value-type="float" office:value="0.4" calcext:value-type="float">
            <text:p>0.4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4 4</text:p>
          </table:table-cell>
          <table:table-cell office:value-type="float" office:value="0.4" calcext:value-type="float">
            <text:p>0.4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5 5</text:p>
          </table:table-cell>
          <table:table-cell office:value-type="float" office:value="0.4" calcext:value-type="float">
            <text:p>0.4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3 4</text:p>
          </table:table-cell>
          <table:table-cell office:value-type="float" office:value="0.3" calcext:value-type="float">
            <text:p>0.3</text:p>
          </table:table-cell>
          <table:table-cell office:value-type="float" office:value="0.7825397" calcext:value-type="float">
            <text:p>0.7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3 4</text:p>
          </table:table-cell>
          <table:table-cell office:value-type="float" office:value="0.3" calcext:value-type="float">
            <text:p>0.3</text:p>
          </table:table-cell>
          <table:table-cell office:value-type="float" office:value="0.7825397" calcext:value-type="float">
            <text:p>0.7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4 4 4</text:p>
          </table:table-cell>
          <table:table-cell office:value-type="float" office:value="0.3" calcext:value-type="float">
            <text:p>0.3</text:p>
          </table:table-cell>
          <table:table-cell office:value-type="float" office:value="0.7825397" calcext:value-type="float">
            <text:p>0.7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4 5 5</text:p>
          </table:table-cell>
          <table:table-cell office:value-type="float" office:value="0.3" calcext:value-type="float">
            <text:p>0.3</text:p>
          </table:table-cell>
          <table:table-cell office:value-type="float" office:value="0.7825397" calcext:value-type="float">
            <text:p>0.7825397</text:p>
          </table:table-cell>
          <table:table-cell office:value-type="float" office:value="0.4825397" calcext:value-type="float">
            <text:p>0.4825397</text:p>
          </table:table-cell>
          <table:table-cell office:value-type="float" office:value="0.4349206" calcext:value-type="float">
            <text:p>0.4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3 3</text:p>
          </table:table-cell>
          <table:table-cell office:value-type="float" office:value="0.4" calcext:value-type="float">
            <text:p>0.4</text:p>
          </table:table-cell>
          <table:table-cell office:value-type="float" office:value="0.8814286" calcext:value-type="float">
            <text:p>0.8814286</text:p>
          </table:table-cell>
          <table:table-cell office:value-type="float" office:value="0.4814286" calcext:value-type="float">
            <text:p>0.4814286</text:p>
          </table:table-cell>
          <table:table-cell office:value-type="float" office:value="0.2371429" calcext:value-type="float">
            <text:p>0.2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3 3</text:p>
          </table:table-cell>
          <table:table-cell office:value-type="float" office:value="0.4" calcext:value-type="float">
            <text:p>0.4</text:p>
          </table:table-cell>
          <table:table-cell office:value-type="float" office:value="0.8814286" calcext:value-type="float">
            <text:p>0.8814286</text:p>
          </table:table-cell>
          <table:table-cell office:value-type="float" office:value="0.4814286" calcext:value-type="float">
            <text:p>0.4814286</text:p>
          </table:table-cell>
          <table:table-cell office:value-type="float" office:value="0.2371429" calcext:value-type="float">
            <text:p>0.2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4 3</text:p>
          </table:table-cell>
          <table:table-cell office:value-type="float" office:value="0.4" calcext:value-type="float">
            <text:p>0.4</text:p>
          </table:table-cell>
          <table:table-cell office:value-type="float" office:value="0.8814286" calcext:value-type="float">
            <text:p>0.8814286</text:p>
          </table:table-cell>
          <table:table-cell office:value-type="float" office:value="0.4814286" calcext:value-type="float">
            <text:p>0.4814286</text:p>
          </table:table-cell>
          <table:table-cell office:value-type="float" office:value="0.2371429" calcext:value-type="float">
            <text:p>0.2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3 5</text:p>
          </table:table-cell>
          <table:table-cell office:value-type="float" office:value="0.4" calcext:value-type="float">
            <text:p>0.4</text:p>
          </table:table-cell>
          <table:table-cell office:value-type="float" office:value="0.8814286" calcext:value-type="float">
            <text:p>0.8814286</text:p>
          </table:table-cell>
          <table:table-cell office:value-type="float" office:value="0.4814286" calcext:value-type="float">
            <text:p>0.4814286</text:p>
          </table:table-cell>
          <table:table-cell office:value-type="float" office:value="0.2371429" calcext:value-type="float">
            <text:p>0.2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2 4</text:p>
          </table:table-cell>
          <table:table-cell office:value-type="float" office:value="0.3" calcext:value-type="float">
            <text:p>0.3</text:p>
          </table:table-cell>
          <table:table-cell office:value-type="float" office:value="0.7777778" calcext:value-type="float">
            <text:p>0.7777778</text:p>
          </table:table-cell>
          <table:table-cell office:value-type="float" office:value="0.4777778" calcext:value-type="float">
            <text:p>0.4777778</text:p>
          </table:table-cell>
          <table:table-cell office:value-type="float" office:value="0.4444444" calcext:value-type="float">
            <text:p>0.4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4 3</text:p>
          </table:table-cell>
          <table:table-cell office:value-type="float" office:value="0.3" calcext:value-type="float">
            <text:p>0.3</text:p>
          </table:table-cell>
          <table:table-cell office:value-type="float" office:value="0.7766667" calcext:value-type="float">
            <text:p>0.7766667</text:p>
          </table:table-cell>
          <table:table-cell office:value-type="float" office:value="0.4766667" calcext:value-type="float">
            <text:p>0.4766667</text:p>
          </table:table-cell>
          <table:table-cell office:value-type="float" office:value="0.4466667" calcext:value-type="float">
            <text:p>0.4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3 5</text:p>
          </table:table-cell>
          <table:table-cell office:value-type="float" office:value="0.4" calcext:value-type="float">
            <text:p>0.4</text:p>
          </table:table-cell>
          <table:table-cell office:value-type="float" office:value="0.8761905" calcext:value-type="float">
            <text:p>0.8761905</text:p>
          </table:table-cell>
          <table:table-cell office:value-type="float" office:value="0.4761905" calcext:value-type="float">
            <text:p>0.4761905</text:p>
          </table:table-cell>
          <table:table-cell office:value-type="float" office:value="0.247619" calcext:value-type="float">
            <text:p>0.2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4 3 5</text:p>
          </table:table-cell>
          <table:table-cell office:value-type="float" office:value="0.3" calcext:value-type="float">
            <text:p>0.3</text:p>
          </table:table-cell>
          <table:table-cell office:value-type="float" office:value="0.7761905" calcext:value-type="float">
            <text:p>0.7761905</text:p>
          </table:table-cell>
          <table:table-cell office:value-type="float" office:value="0.4761905" calcext:value-type="float">
            <text:p>0.4761905</text:p>
          </table:table-cell>
          <table:table-cell office:value-type="float" office:value="0.447619" calcext:value-type="float">
            <text:p>0.4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2 5</text:p>
          </table:table-cell>
          <table:table-cell office:value-type="float" office:value="0.3" calcext:value-type="float">
            <text:p>0.3</text:p>
          </table:table-cell>
          <table:table-cell office:value-type="float" office:value="0.7714286" calcext:value-type="float">
            <text:p>0.7714286</text:p>
          </table:table-cell>
          <table:table-cell office:value-type="float" office:value="0.4714286" calcext:value-type="float">
            <text:p>0.4714286</text:p>
          </table:table-cell>
          <table:table-cell office:value-type="float" office:value="0.4571429" calcext:value-type="float">
            <text:p>0.4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2 4</text:p>
          </table:table-cell>
          <table:table-cell office:value-type="float" office:value="0.4" calcext:value-type="float">
            <text:p>0.4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4711111" calcext:value-type="float">
            <text:p>0.4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2 4</text:p>
          </table:table-cell>
          <table:table-cell office:value-type="float" office:value="0.4" calcext:value-type="float">
            <text:p>0.4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4711111" calcext:value-type="float">
            <text:p>0.4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4 4</text:p>
          </table:table-cell>
          <table:table-cell office:value-type="float" office:value="0.4" calcext:value-type="float">
            <text:p>0.4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4711111" calcext:value-type="float">
            <text:p>0.4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5 5</text:p>
          </table:table-cell>
          <table:table-cell office:value-type="float" office:value="0.4" calcext:value-type="float">
            <text:p>0.4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4711111" calcext:value-type="float">
            <text:p>0.4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1 4 4</text:p>
          </table:table-cell>
          <table:table-cell office:value-type="float" office:value="0.3" calcext:value-type="float">
            <text:p>0.3</text:p>
          </table:table-cell>
          <table:table-cell office:value-type="float" office:value="0.7711111" calcext:value-type="float">
            <text:p>0.7711111</text:p>
          </table:table-cell>
          <table:table-cell office:value-type="float" office:value="0.4711111" calcext:value-type="float">
            <text:p>0.4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1 5 5</text:p>
          </table:table-cell>
          <table:table-cell office:value-type="float" office:value="0.3" calcext:value-type="float">
            <text:p>0.3</text:p>
          </table:table-cell>
          <table:table-cell office:value-type="float" office:value="0.7711111" calcext:value-type="float">
            <text:p>0.7711111</text:p>
          </table:table-cell>
          <table:table-cell office:value-type="float" office:value="0.4711111" calcext:value-type="float">
            <text:p>0.4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2 4 4</text:p>
          </table:table-cell>
          <table:table-cell office:value-type="float" office:value="0.3" calcext:value-type="float">
            <text:p>0.3</text:p>
          </table:table-cell>
          <table:table-cell office:value-type="float" office:value="0.7711111" calcext:value-type="float">
            <text:p>0.7711111</text:p>
          </table:table-cell>
          <table:table-cell office:value-type="float" office:value="0.4711111" calcext:value-type="float">
            <text:p>0.4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2 5 5</text:p>
          </table:table-cell>
          <table:table-cell office:value-type="float" office:value="0.3" calcext:value-type="float">
            <text:p>0.3</text:p>
          </table:table-cell>
          <table:table-cell office:value-type="float" office:value="0.7711111" calcext:value-type="float">
            <text:p>0.7711111</text:p>
          </table:table-cell>
          <table:table-cell office:value-type="float" office:value="0.4711111" calcext:value-type="float">
            <text:p>0.4711111</text:p>
          </table:table-cell>
          <table:table-cell office:value-type="float" office:value="0.4577778" calcext:value-type="float">
            <text:p>0.4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4 3</text:p>
          </table:table-cell>
          <table:table-cell office:value-type="float" office:value="0.4" calcext:value-type="float">
            <text:p>0.4</text:p>
          </table:table-cell>
          <table:table-cell office:value-type="float" office:value="0.87" calcext:value-type="float">
            <text:p>0.87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2 5</text:p>
          </table:table-cell>
          <table:table-cell office:value-type="float" office:value="0.4" calcext:value-type="float">
            <text:p>0.4</text:p>
          </table:table-cell>
          <table:table-cell office:value-type="float" office:value="0.8647619" calcext:value-type="float">
            <text:p>0.8647619</text:p>
          </table:table-cell>
          <table:table-cell office:value-type="float" office:value="0.4647619" calcext:value-type="float">
            <text:p>0.4647619</text:p>
          </table:table-cell>
          <table:table-cell office:value-type="float" office:value="0.2704762" calcext:value-type="float">
            <text:p>0.2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3 5</text:p>
          </table:table-cell>
          <table:table-cell office:value-type="float" office:value="0.4" calcext:value-type="float">
            <text:p>0.4</text:p>
          </table:table-cell>
          <table:table-cell office:value-type="float" office:value="0.8647619" calcext:value-type="float">
            <text:p>0.8647619</text:p>
          </table:table-cell>
          <table:table-cell office:value-type="float" office:value="0.4647619" calcext:value-type="float">
            <text:p>0.4647619</text:p>
          </table:table-cell>
          <table:table-cell office:value-type="float" office:value="0.2704762" calcext:value-type="float">
            <text:p>0.2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1 3 5</text:p>
          </table:table-cell>
          <table:table-cell office:value-type="float" office:value="0.3" calcext:value-type="float">
            <text:p>0.3</text:p>
          </table:table-cell>
          <table:table-cell office:value-type="float" office:value="0.7647619" calcext:value-type="float">
            <text:p>0.7647619</text:p>
          </table:table-cell>
          <table:table-cell office:value-type="float" office:value="0.4647619" calcext:value-type="float">
            <text:p>0.4647619</text:p>
          </table:table-cell>
          <table:table-cell office:value-type="float" office:value="0.4704762" calcext:value-type="float">
            <text:p>0.4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2 3 5</text:p>
          </table:table-cell>
          <table:table-cell office:value-type="float" office:value="0.3" calcext:value-type="float">
            <text:p>0.3</text:p>
          </table:table-cell>
          <table:table-cell office:value-type="float" office:value="0.7647619" calcext:value-type="float">
            <text:p>0.7647619</text:p>
          </table:table-cell>
          <table:table-cell office:value-type="float" office:value="0.4647619" calcext:value-type="float">
            <text:p>0.4647619</text:p>
          </table:table-cell>
          <table:table-cell office:value-type="float" office:value="0.4704762" calcext:value-type="float">
            <text:p>0.4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5 3</text:p>
          </table:table-cell>
          <table:table-cell office:value-type="float" office:value="0.4" calcext:value-type="float">
            <text:p>0.4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4611111" calcext:value-type="float">
            <text:p>0.4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4 4</text:p>
          </table:table-cell>
          <table:table-cell office:value-type="float" office:value="0.4" calcext:value-type="float">
            <text:p>0.4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4611111" calcext:value-type="float">
            <text:p>0.4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5 5</text:p>
          </table:table-cell>
          <table:table-cell office:value-type="float" office:value="0.4" calcext:value-type="float">
            <text:p>0.4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4611111" calcext:value-type="float">
            <text:p>0.4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5 3</text:p>
          </table:table-cell>
          <table:table-cell office:value-type="float" office:value="0.4" calcext:value-type="float">
            <text:p>0.4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4611111" calcext:value-type="float">
            <text:p>0.4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4 4</text:p>
          </table:table-cell>
          <table:table-cell office:value-type="float" office:value="0.4" calcext:value-type="float">
            <text:p>0.4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4611111" calcext:value-type="float">
            <text:p>0.4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5 5</text:p>
          </table:table-cell>
          <table:table-cell office:value-type="float" office:value="0.4" calcext:value-type="float">
            <text:p>0.4</text:p>
          </table:table-cell>
          <table:table-cell office:value-type="float" office:value="0.8611111" calcext:value-type="float">
            <text:p>0.8611111</text:p>
          </table:table-cell>
          <table:table-cell office:value-type="float" office:value="0.4611111" calcext:value-type="float">
            <text:p>0.4611111</text:p>
          </table:table-cell>
          <table:table-cell office:value-type="float" office:value="0.2777778" calcext:value-type="float">
            <text:p>0.2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2 5</text:p>
          </table:table-cell>
          <table:table-cell office:value-type="float" office:value="0.3" calcext:value-type="float">
            <text:p>0.3</text:p>
          </table:table-cell>
          <table:table-cell office:value-type="float" office:value="0.76" calcext:value-type="float">
            <text:p>0.76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5 4</text:p>
          </table:table-cell>
          <table:table-cell office:value-type="float" office:value="0.4" calcext:value-type="float">
            <text:p>0.4</text:p>
          </table:table-cell>
          <table:table-cell office:value-type="float" office:value="0.8555556" calcext:value-type="float">
            <text:p>0.8555556</text:p>
          </table:table-cell>
          <table:table-cell office:value-type="float" office:value="0.4555556" calcext:value-type="float">
            <text:p>0.4555556</text:p>
          </table:table-cell>
          <table:table-cell office:value-type="float" office:value="0.2888889" calcext:value-type="float">
            <text:p>0.28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5 4</text:p>
          </table:table-cell>
          <table:table-cell office:value-type="float" office:value="0.4" calcext:value-type="float">
            <text:p>0.4</text:p>
          </table:table-cell>
          <table:table-cell office:value-type="float" office:value="0.8555556" calcext:value-type="float">
            <text:p>0.8555556</text:p>
          </table:table-cell>
          <table:table-cell office:value-type="float" office:value="0.4555556" calcext:value-type="float">
            <text:p>0.4555556</text:p>
          </table:table-cell>
          <table:table-cell office:value-type="float" office:value="0.2888889" calcext:value-type="float">
            <text:p>0.28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3 3</text:p>
          </table:table-cell>
          <table:table-cell office:value-type="float" office:value="0.4" calcext:value-type="float">
            <text:p>0.4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4547619" calcext:value-type="float">
            <text:p>0.4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4 3</text:p>
          </table:table-cell>
          <table:table-cell office:value-type="float" office:value="0.4" calcext:value-type="float">
            <text:p>0.4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4547619" calcext:value-type="float">
            <text:p>0.4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3 5</text:p>
          </table:table-cell>
          <table:table-cell office:value-type="float" office:value="0.4" calcext:value-type="float">
            <text:p>0.4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4547619" calcext:value-type="float">
            <text:p>0.4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3 3</text:p>
          </table:table-cell>
          <table:table-cell office:value-type="float" office:value="0.4" calcext:value-type="float">
            <text:p>0.4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4547619" calcext:value-type="float">
            <text:p>0.4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4 3</text:p>
          </table:table-cell>
          <table:table-cell office:value-type="float" office:value="0.4" calcext:value-type="float">
            <text:p>0.4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4547619" calcext:value-type="float">
            <text:p>0.4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3 5</text:p>
          </table:table-cell>
          <table:table-cell office:value-type="float" office:value="0.4" calcext:value-type="float">
            <text:p>0.4</text:p>
          </table:table-cell>
          <table:table-cell office:value-type="float" office:value="0.8547619" calcext:value-type="float">
            <text:p>0.8547619</text:p>
          </table:table-cell>
          <table:table-cell office:value-type="float" office:value="0.4547619" calcext:value-type="float">
            <text:p>0.4547619</text:p>
          </table:table-cell>
          <table:table-cell office:value-type="float" office:value="0.2904762" calcext:value-type="float">
            <text:p>0.2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2 5</text:p>
          </table:table-cell>
          <table:table-cell office:value-type="float" office:value="0.4" calcext:value-type="float">
            <text:p>0.4</text:p>
          </table:table-cell>
          <table:table-cell office:value-type="float" office:value="0.8533333" calcext:value-type="float">
            <text:p>0.8533333</text:p>
          </table:table-cell>
          <table:table-cell office:value-type="float" office:value="0.4533333" calcext:value-type="float">
            <text:p>0.4533333</text:p>
          </table:table-cell>
          <table:table-cell office:value-type="float" office:value="0.2933333" calcext:value-type="float">
            <text:p>0.29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3 4</text:p>
          </table:table-cell>
          <table:table-cell office:value-type="float" office:value="0.4" calcext:value-type="float">
            <text:p>0.4</text:p>
          </table:table-cell>
          <table:table-cell office:value-type="float" office:value="0.8492063" calcext:value-type="float">
            <text:p>0.8492063</text:p>
          </table:table-cell>
          <table:table-cell office:value-type="float" office:value="0.4492063" calcext:value-type="float">
            <text:p>0.4492063</text:p>
          </table:table-cell>
          <table:table-cell office:value-type="float" office:value="0.3015873" calcext:value-type="float">
            <text:p>0.3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3 4</text:p>
          </table:table-cell>
          <table:table-cell office:value-type="float" office:value="0.4" calcext:value-type="float">
            <text:p>0.4</text:p>
          </table:table-cell>
          <table:table-cell office:value-type="float" office:value="0.8492063" calcext:value-type="float">
            <text:p>0.8492063</text:p>
          </table:table-cell>
          <table:table-cell office:value-type="float" office:value="0.4492063" calcext:value-type="float">
            <text:p>0.4492063</text:p>
          </table:table-cell>
          <table:table-cell office:value-type="float" office:value="0.3015873" calcext:value-type="float">
            <text:p>0.3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4 4</text:p>
          </table:table-cell>
          <table:table-cell office:value-type="float" office:value="0.4" calcext:value-type="float">
            <text:p>0.4</text:p>
          </table:table-cell>
          <table:table-cell office:value-type="float" office:value="0.8492063" calcext:value-type="float">
            <text:p>0.8492063</text:p>
          </table:table-cell>
          <table:table-cell office:value-type="float" office:value="0.4492063" calcext:value-type="float">
            <text:p>0.4492063</text:p>
          </table:table-cell>
          <table:table-cell office:value-type="float" office:value="0.3015873" calcext:value-type="float">
            <text:p>0.3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5 5</text:p>
          </table:table-cell>
          <table:table-cell office:value-type="float" office:value="0.4" calcext:value-type="float">
            <text:p>0.4</text:p>
          </table:table-cell>
          <table:table-cell office:value-type="float" office:value="0.8492063" calcext:value-type="float">
            <text:p>0.8492063</text:p>
          </table:table-cell>
          <table:table-cell office:value-type="float" office:value="0.4492063" calcext:value-type="float">
            <text:p>0.4492063</text:p>
          </table:table-cell>
          <table:table-cell office:value-type="float" office:value="0.3015873" calcext:value-type="float">
            <text:p>0.3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2 4</text:p>
          </table:table-cell>
          <table:table-cell office:value-type="float" office:value="0.4" calcext:value-type="float">
            <text:p>0.4</text:p>
          </table:table-cell>
          <table:table-cell office:value-type="float" office:value="0.8444444" calcext:value-type="float">
            <text:p>0.8444444</text:p>
          </table:table-cell>
          <table:table-cell office:value-type="float" office:value="0.4444444" calcext:value-type="float">
            <text:p>0.4444444</text:p>
          </table:table-cell>
          <table:table-cell office:value-type="float" office:value="0.3111111" calcext:value-type="float">
            <text:p>0.3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1 4 4</text:p>
          </table:table-cell>
          <table:table-cell office:value-type="float" office:value="0.3" calcext:value-type="float">
            <text:p>0.3</text:p>
          </table:table-cell>
          <table:table-cell office:value-type="float" office:value="0.7444444" calcext:value-type="float">
            <text:p>0.7444444</text:p>
          </table:table-cell>
          <table:table-cell office:value-type="float" office:value="0.4444444" calcext:value-type="float">
            <text:p>0.4444444</text:p>
          </table:table-cell>
          <table:table-cell office:value-type="float" office:value="0.5111111" calcext:value-type="float">
            <text:p>0.5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1 5 5</text:p>
          </table:table-cell>
          <table:table-cell office:value-type="float" office:value="0.3" calcext:value-type="float">
            <text:p>0.3</text:p>
          </table:table-cell>
          <table:table-cell office:value-type="float" office:value="0.7444444" calcext:value-type="float">
            <text:p>0.7444444</text:p>
          </table:table-cell>
          <table:table-cell office:value-type="float" office:value="0.4444444" calcext:value-type="float">
            <text:p>0.4444444</text:p>
          </table:table-cell>
          <table:table-cell office:value-type="float" office:value="0.5111111" calcext:value-type="float">
            <text:p>0.5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2 4</text:p>
          </table:table-cell>
          <table:table-cell office:value-type="float" office:value="0.4" calcext:value-type="float">
            <text:p>0.4</text:p>
          </table:table-cell>
          <table:table-cell office:value-type="float" office:value="0.8444444" calcext:value-type="float">
            <text:p>0.8444444</text:p>
          </table:table-cell>
          <table:table-cell office:value-type="float" office:value="0.4444444" calcext:value-type="float">
            <text:p>0.4444444</text:p>
          </table:table-cell>
          <table:table-cell office:value-type="float" office:value="0.3111111" calcext:value-type="float">
            <text:p>0.3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4 4</text:p>
          </table:table-cell>
          <table:table-cell office:value-type="float" office:value="0.4" calcext:value-type="float">
            <text:p>0.4</text:p>
          </table:table-cell>
          <table:table-cell office:value-type="float" office:value="0.8444444" calcext:value-type="float">
            <text:p>0.8444444</text:p>
          </table:table-cell>
          <table:table-cell office:value-type="float" office:value="0.4444444" calcext:value-type="float">
            <text:p>0.4444444</text:p>
          </table:table-cell>
          <table:table-cell office:value-type="float" office:value="0.3111111" calcext:value-type="float">
            <text:p>0.3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5 5</text:p>
          </table:table-cell>
          <table:table-cell office:value-type="float" office:value="0.4" calcext:value-type="float">
            <text:p>0.4</text:p>
          </table:table-cell>
          <table:table-cell office:value-type="float" office:value="0.8444444" calcext:value-type="float">
            <text:p>0.8444444</text:p>
          </table:table-cell>
          <table:table-cell office:value-type="float" office:value="0.4444444" calcext:value-type="float">
            <text:p>0.4444444</text:p>
          </table:table-cell>
          <table:table-cell office:value-type="float" office:value="0.3111111" calcext:value-type="float">
            <text:p>0.3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4 3</text:p>
          </table:table-cell>
          <table:table-cell office:value-type="float" office:value="0.4" calcext:value-type="float">
            <text:p>0.4</text:p>
          </table:table-cell>
          <table:table-cell office:value-type="float" office:value="0.8433333" calcext:value-type="float">
            <text:p>0.8433333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0.3133333" calcext:value-type="float">
            <text:p>0.3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4 3</text:p>
          </table:table-cell>
          <table:table-cell office:value-type="float" office:value="0.4" calcext:value-type="float">
            <text:p>0.4</text:p>
          </table:table-cell>
          <table:table-cell office:value-type="float" office:value="0.8433333" calcext:value-type="float">
            <text:p>0.8433333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0.3133333" calcext:value-type="float">
            <text:p>0.3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4 3</text:p>
          </table:table-cell>
          <table:table-cell office:value-type="float" office:value="0.4" calcext:value-type="float">
            <text:p>0.4</text:p>
          </table:table-cell>
          <table:table-cell office:value-type="float" office:value="0.8433333" calcext:value-type="float">
            <text:p>0.8433333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0.3133333" calcext:value-type="float">
            <text:p>0.3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5 4 5</text:p>
          </table:table-cell>
          <table:table-cell office:value-type="float" office:value="0.4" calcext:value-type="float">
            <text:p>0.4</text:p>
          </table:table-cell>
          <table:table-cell office:value-type="float" office:value="0.8433333" calcext:value-type="float">
            <text:p>0.8433333</text:p>
          </table:table-cell>
          <table:table-cell office:value-type="float" office:value="0.4433333" calcext:value-type="float">
            <text:p>0.4433333</text:p>
          </table:table-cell>
          <table:table-cell office:value-type="float" office:value="0.3133333" calcext:value-type="float">
            <text:p>0.3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3 5</text:p>
          </table:table-cell>
          <table:table-cell office:value-type="float" office:value="0.4" calcext:value-type="float">
            <text:p>0.4</text:p>
          </table:table-cell>
          <table:table-cell office:value-type="float" office:value="0.8428571" calcext:value-type="float">
            <text:p>0.8428571</text:p>
          </table:table-cell>
          <table:table-cell office:value-type="float" office:value="0.4428571" calcext:value-type="float">
            <text:p>0.4428571</text:p>
          </table:table-cell>
          <table:table-cell office:value-type="float" office:value="0.3142857" calcext:value-type="float">
            <text:p>0.314285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2 5</text:p>
          </table:table-cell>
          <table:table-cell office:value-type="float" office:value="0.4" calcext:value-type="float">
            <text:p>0.4</text:p>
          </table:table-cell>
          <table:table-cell office:value-type="float" office:value="0.8380952" calcext:value-type="float">
            <text:p>0.8380952</text:p>
          </table:table-cell>
          <table:table-cell office:value-type="float" office:value="0.4380952" calcext:value-type="float">
            <text:p>0.4380952</text:p>
          </table:table-cell>
          <table:table-cell office:value-type="float" office:value="0.3238095" calcext:value-type="float">
            <text:p>0.3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1 3 5</text:p>
          </table:table-cell>
          <table:table-cell office:value-type="float" office:value="0.3" calcext:value-type="float">
            <text:p>0.3</text:p>
          </table:table-cell>
          <table:table-cell office:value-type="float" office:value="0.7380952" calcext:value-type="float">
            <text:p>0.7380952</text:p>
          </table:table-cell>
          <table:table-cell office:value-type="float" office:value="0.4380952" calcext:value-type="float">
            <text:p>0.4380952</text:p>
          </table:table-cell>
          <table:table-cell office:value-type="float" office:value="0.5238095" calcext:value-type="float">
            <text:p>0.5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2 5</text:p>
          </table:table-cell>
          <table:table-cell office:value-type="float" office:value="0.4" calcext:value-type="float">
            <text:p>0.4</text:p>
          </table:table-cell>
          <table:table-cell office:value-type="float" office:value="0.8380952" calcext:value-type="float">
            <text:p>0.8380952</text:p>
          </table:table-cell>
          <table:table-cell office:value-type="float" office:value="0.4380952" calcext:value-type="float">
            <text:p>0.4380952</text:p>
          </table:table-cell>
          <table:table-cell office:value-type="float" office:value="0.3238095" calcext:value-type="float">
            <text:p>0.3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3 5</text:p>
          </table:table-cell>
          <table:table-cell office:value-type="float" office:value="0.4" calcext:value-type="float">
            <text:p>0.4</text:p>
          </table:table-cell>
          <table:table-cell office:value-type="float" office:value="0.8380952" calcext:value-type="float">
            <text:p>0.8380952</text:p>
          </table:table-cell>
          <table:table-cell office:value-type="float" office:value="0.4380952" calcext:value-type="float">
            <text:p>0.4380952</text:p>
          </table:table-cell>
          <table:table-cell office:value-type="float" office:value="0.3238095" calcext:value-type="float">
            <text:p>0.3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4 4 5</text:p>
          </table:table-cell>
          <table:table-cell office:value-type="float" office:value="0.4" calcext:value-type="float">
            <text:p>0.4</text:p>
          </table:table-cell>
          <table:table-cell office:value-type="float" office:value="0.8380952" calcext:value-type="float">
            <text:p>0.8380952</text:p>
          </table:table-cell>
          <table:table-cell office:value-type="float" office:value="0.4380952" calcext:value-type="float">
            <text:p>0.4380952</text:p>
          </table:table-cell>
          <table:table-cell office:value-type="float" office:value="0.3238095" calcext:value-type="float">
            <text:p>0.3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4 4</text:p>
          </table:table-cell>
          <table:table-cell office:value-type="float" office:value="0.4" calcext:value-type="float">
            <text:p>0.4</text:p>
          </table:table-cell>
          <table:table-cell office:value-type="float" office:value="0.8377778" calcext:value-type="float">
            <text:p>0.8377778</text:p>
          </table:table-cell>
          <table:table-cell office:value-type="float" office:value="0.4377778" calcext:value-type="float">
            <text:p>0.4377778</text:p>
          </table:table-cell>
          <table:table-cell office:value-type="float" office:value="0.3244444" calcext:value-type="float">
            <text:p>0.3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5 5</text:p>
          </table:table-cell>
          <table:table-cell office:value-type="float" office:value="0.4" calcext:value-type="float">
            <text:p>0.4</text:p>
          </table:table-cell>
          <table:table-cell office:value-type="float" office:value="0.8377778" calcext:value-type="float">
            <text:p>0.8377778</text:p>
          </table:table-cell>
          <table:table-cell office:value-type="float" office:value="0.4377778" calcext:value-type="float">
            <text:p>0.4377778</text:p>
          </table:table-cell>
          <table:table-cell office:value-type="float" office:value="0.3244444" calcext:value-type="float">
            <text:p>0.3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4 4</text:p>
          </table:table-cell>
          <table:table-cell office:value-type="float" office:value="0.4" calcext:value-type="float">
            <text:p>0.4</text:p>
          </table:table-cell>
          <table:table-cell office:value-type="float" office:value="0.8377778" calcext:value-type="float">
            <text:p>0.8377778</text:p>
          </table:table-cell>
          <table:table-cell office:value-type="float" office:value="0.4377778" calcext:value-type="float">
            <text:p>0.4377778</text:p>
          </table:table-cell>
          <table:table-cell office:value-type="float" office:value="0.3244444" calcext:value-type="float">
            <text:p>0.3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5 5</text:p>
          </table:table-cell>
          <table:table-cell office:value-type="float" office:value="0.4" calcext:value-type="float">
            <text:p>0.4</text:p>
          </table:table-cell>
          <table:table-cell office:value-type="float" office:value="0.8377778" calcext:value-type="float">
            <text:p>0.8377778</text:p>
          </table:table-cell>
          <table:table-cell office:value-type="float" office:value="0.4377778" calcext:value-type="float">
            <text:p>0.4377778</text:p>
          </table:table-cell>
          <table:table-cell office:value-type="float" office:value="0.3244444" calcext:value-type="float">
            <text:p>0.3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4 4</text:p>
          </table:table-cell>
          <table:table-cell office:value-type="float" office:value="0.4" calcext:value-type="float">
            <text:p>0.4</text:p>
          </table:table-cell>
          <table:table-cell office:value-type="float" office:value="0.8377778" calcext:value-type="float">
            <text:p>0.8377778</text:p>
          </table:table-cell>
          <table:table-cell office:value-type="float" office:value="0.4377778" calcext:value-type="float">
            <text:p>0.4377778</text:p>
          </table:table-cell>
          <table:table-cell office:value-type="float" office:value="0.3244444" calcext:value-type="float">
            <text:p>0.3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5 5</text:p>
          </table:table-cell>
          <table:table-cell office:value-type="float" office:value="0.4" calcext:value-type="float">
            <text:p>0.4</text:p>
          </table:table-cell>
          <table:table-cell office:value-type="float" office:value="0.8377778" calcext:value-type="float">
            <text:p>0.8377778</text:p>
          </table:table-cell>
          <table:table-cell office:value-type="float" office:value="0.4377778" calcext:value-type="float">
            <text:p>0.4377778</text:p>
          </table:table-cell>
          <table:table-cell office:value-type="float" office:value="0.3244444" calcext:value-type="float">
            <text:p>0.3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3 5</text:p>
          </table:table-cell>
          <table:table-cell office:value-type="float" office:value="0.4" calcext:value-type="float">
            <text:p>0.4</text:p>
          </table:table-cell>
          <table:table-cell office:value-type="float" office:value="0.8314286" calcext:value-type="float">
            <text:p>0.8314286</text:p>
          </table:table-cell>
          <table:table-cell office:value-type="float" office:value="0.4314286" calcext:value-type="float">
            <text:p>0.4314286</text:p>
          </table:table-cell>
          <table:table-cell office:value-type="float" office:value="0.3371429" calcext:value-type="float">
            <text:p>0.3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3 5</text:p>
          </table:table-cell>
          <table:table-cell office:value-type="float" office:value="0.4" calcext:value-type="float">
            <text:p>0.4</text:p>
          </table:table-cell>
          <table:table-cell office:value-type="float" office:value="0.8314286" calcext:value-type="float">
            <text:p>0.8314286</text:p>
          </table:table-cell>
          <table:table-cell office:value-type="float" office:value="0.4314286" calcext:value-type="float">
            <text:p>0.4314286</text:p>
          </table:table-cell>
          <table:table-cell office:value-type="float" office:value="0.3371429" calcext:value-type="float">
            <text:p>0.3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3 5</text:p>
          </table:table-cell>
          <table:table-cell office:value-type="float" office:value="0.4" calcext:value-type="float">
            <text:p>0.4</text:p>
          </table:table-cell>
          <table:table-cell office:value-type="float" office:value="0.8314286" calcext:value-type="float">
            <text:p>0.8314286</text:p>
          </table:table-cell>
          <table:table-cell office:value-type="float" office:value="0.4314286" calcext:value-type="float">
            <text:p>0.4314286</text:p>
          </table:table-cell>
          <table:table-cell office:value-type="float" office:value="0.3371429" calcext:value-type="float">
            <text:p>0.3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4 4 5</text:p>
          </table:table-cell>
          <table:table-cell office:value-type="float" office:value="0.4" calcext:value-type="float">
            <text:p>0.4</text:p>
          </table:table-cell>
          <table:table-cell office:value-type="float" office:value="0.8314286" calcext:value-type="float">
            <text:p>0.8314286</text:p>
          </table:table-cell>
          <table:table-cell office:value-type="float" office:value="0.4314286" calcext:value-type="float">
            <text:p>0.4314286</text:p>
          </table:table-cell>
          <table:table-cell office:value-type="float" office:value="0.3371429" calcext:value-type="float">
            <text:p>0.3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5 3</text:p>
          </table:table-cell>
          <table:table-cell office:value-type="float" office:value="0.5" calcext:value-type="float">
            <text:p>0.5</text:p>
          </table:table-cell>
          <table:table-cell office:value-type="float" office:value="0.9277778" calcext:value-type="float">
            <text:p>0.9277778</text:p>
          </table:table-cell>
          <table:table-cell office:value-type="float" office:value="0.4277778" calcext:value-type="float">
            <text:p>0.4277778</text:p>
          </table:table-cell>
          <table:table-cell office:value-type="float" office:value="0.1444444" calcext:value-type="float">
            <text:p>0.1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4 4</text:p>
          </table:table-cell>
          <table:table-cell office:value-type="float" office:value="0.5" calcext:value-type="float">
            <text:p>0.5</text:p>
          </table:table-cell>
          <table:table-cell office:value-type="float" office:value="0.9277778" calcext:value-type="float">
            <text:p>0.9277778</text:p>
          </table:table-cell>
          <table:table-cell office:value-type="float" office:value="0.4277778" calcext:value-type="float">
            <text:p>0.4277778</text:p>
          </table:table-cell>
          <table:table-cell office:value-type="float" office:value="0.1444444" calcext:value-type="float">
            <text:p>0.1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5 5</text:p>
          </table:table-cell>
          <table:table-cell office:value-type="float" office:value="0.5" calcext:value-type="float">
            <text:p>0.5</text:p>
          </table:table-cell>
          <table:table-cell office:value-type="float" office:value="0.9277778" calcext:value-type="float">
            <text:p>0.9277778</text:p>
          </table:table-cell>
          <table:table-cell office:value-type="float" office:value="0.4277778" calcext:value-type="float">
            <text:p>0.4277778</text:p>
          </table:table-cell>
          <table:table-cell office:value-type="float" office:value="0.1444444" calcext:value-type="float">
            <text:p>0.1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2 5</text:p>
          </table:table-cell>
          <table:table-cell office:value-type="float" office:value="0.4" calcext:value-type="float">
            <text:p>0.4</text:p>
          </table:table-cell>
          <table:table-cell office:value-type="float" office:value="0.8266667" calcext:value-type="float">
            <text:p>0.8266667</text:p>
          </table:table-cell>
          <table:table-cell office:value-type="float" office:value="0.4266667" calcext:value-type="float">
            <text:p>0.4266667</text:p>
          </table:table-cell>
          <table:table-cell office:value-type="float" office:value="0.3466667" calcext:value-type="float">
            <text:p>0.3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2 5</text:p>
          </table:table-cell>
          <table:table-cell office:value-type="float" office:value="0.4" calcext:value-type="float">
            <text:p>0.4</text:p>
          </table:table-cell>
          <table:table-cell office:value-type="float" office:value="0.8266667" calcext:value-type="float">
            <text:p>0.8266667</text:p>
          </table:table-cell>
          <table:table-cell office:value-type="float" office:value="0.4266667" calcext:value-type="float">
            <text:p>0.4266667</text:p>
          </table:table-cell>
          <table:table-cell office:value-type="float" office:value="0.3466667" calcext:value-type="float">
            <text:p>0.3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2 5</text:p>
          </table:table-cell>
          <table:table-cell office:value-type="float" office:value="0.4" calcext:value-type="float">
            <text:p>0.4</text:p>
          </table:table-cell>
          <table:table-cell office:value-type="float" office:value="0.8266667" calcext:value-type="float">
            <text:p>0.8266667</text:p>
          </table:table-cell>
          <table:table-cell office:value-type="float" office:value="0.4266667" calcext:value-type="float">
            <text:p>0.4266667</text:p>
          </table:table-cell>
          <table:table-cell office:value-type="float" office:value="0.3466667" calcext:value-type="float">
            <text:p>0.3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2 4 5</text:p>
          </table:table-cell>
          <table:table-cell office:value-type="float" office:value="0.4" calcext:value-type="float">
            <text:p>0.4</text:p>
          </table:table-cell>
          <table:table-cell office:value-type="float" office:value="0.8266667" calcext:value-type="float">
            <text:p>0.8266667</text:p>
          </table:table-cell>
          <table:table-cell office:value-type="float" office:value="0.4266667" calcext:value-type="float">
            <text:p>0.4266667</text:p>
          </table:table-cell>
          <table:table-cell office:value-type="float" office:value="0.3466667" calcext:value-type="float">
            <text:p>0.3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3 3</text:p>
          </table:table-cell>
          <table:table-cell office:value-type="float" office:value="0.5" calcext:value-type="float">
            <text:p>0.5</text:p>
          </table:table-cell>
          <table:table-cell office:value-type="float" office:value="0.9214286" calcext:value-type="float">
            <text:p>0.9214286</text:p>
          </table:table-cell>
          <table:table-cell office:value-type="float" office:value="0.4214286" calcext:value-type="float">
            <text:p>0.4214286</text:p>
          </table:table-cell>
          <table:table-cell office:value-type="float" office:value="0.1571429" calcext:value-type="float">
            <text:p>0.1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4 3</text:p>
          </table:table-cell>
          <table:table-cell office:value-type="float" office:value="0.5" calcext:value-type="float">
            <text:p>0.5</text:p>
          </table:table-cell>
          <table:table-cell office:value-type="float" office:value="0.9214286" calcext:value-type="float">
            <text:p>0.9214286</text:p>
          </table:table-cell>
          <table:table-cell office:value-type="float" office:value="0.4214286" calcext:value-type="float">
            <text:p>0.4214286</text:p>
          </table:table-cell>
          <table:table-cell office:value-type="float" office:value="0.1571429" calcext:value-type="float">
            <text:p>0.1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3 5</text:p>
          </table:table-cell>
          <table:table-cell office:value-type="float" office:value="0.5" calcext:value-type="float">
            <text:p>0.5</text:p>
          </table:table-cell>
          <table:table-cell office:value-type="float" office:value="0.9214286" calcext:value-type="float">
            <text:p>0.9214286</text:p>
          </table:table-cell>
          <table:table-cell office:value-type="float" office:value="0.4214286" calcext:value-type="float">
            <text:p>0.4214286</text:p>
          </table:table-cell>
          <table:table-cell office:value-type="float" office:value="0.1571429" calcext:value-type="float">
            <text:p>0.1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2 4 5</text:p>
          </table:table-cell>
          <table:table-cell office:value-type="float" office:value="0.4" calcext:value-type="float">
            <text:p>0.4</text:p>
          </table:table-cell>
          <table:table-cell office:value-type="float" office:value="0.82" calcext:value-type="float">
            <text:p>0.82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4 3</text:p>
          </table:table-cell>
          <table:table-cell office:value-type="float" office:value="0.4" calcext:value-type="float">
            <text:p>0.4</text:p>
          </table:table-cell>
          <table:table-cell office:value-type="float" office:value="0.8166667" calcext:value-type="float">
            <text:p>0.8166667</text:p>
          </table:table-cell>
          <table:table-cell office:value-type="float" office:value="0.4166667" calcext:value-type="float">
            <text:p>0.4166667</text:p>
          </table:table-cell>
          <table:table-cell office:value-type="float" office:value="0.3666667" calcext:value-type="float">
            <text:p>0.3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5 4 5</text:p>
          </table:table-cell>
          <table:table-cell office:value-type="float" office:value="0.4" calcext:value-type="float">
            <text:p>0.4</text:p>
          </table:table-cell>
          <table:table-cell office:value-type="float" office:value="0.8166667" calcext:value-type="float">
            <text:p>0.8166667</text:p>
          </table:table-cell>
          <table:table-cell office:value-type="float" office:value="0.4166667" calcext:value-type="float">
            <text:p>0.4166667</text:p>
          </table:table-cell>
          <table:table-cell office:value-type="float" office:value="0.3666667" calcext:value-type="float">
            <text:p>0.3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4 4</text:p>
          </table:table-cell>
          <table:table-cell office:value-type="float" office:value="0.4" calcext:value-type="float">
            <text:p>0.4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5 5</text:p>
          </table:table-cell>
          <table:table-cell office:value-type="float" office:value="0.4" calcext:value-type="float">
            <text:p>0.4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2 4</text:p>
          </table:table-cell>
          <table:table-cell office:value-type="float" office:value="0.5" calcext:value-type="float">
            <text:p>0.5</text:p>
          </table:table-cell>
          <table:table-cell office:value-type="float" office:value="0.9111111" calcext:value-type="float">
            <text:p>0.9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1777778" calcext:value-type="float">
            <text:p>0.1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4 4</text:p>
          </table:table-cell>
          <table:table-cell office:value-type="float" office:value="0.5" calcext:value-type="float">
            <text:p>0.5</text:p>
          </table:table-cell>
          <table:table-cell office:value-type="float" office:value="0.9111111" calcext:value-type="float">
            <text:p>0.9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1777778" calcext:value-type="float">
            <text:p>0.1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5 5</text:p>
          </table:table-cell>
          <table:table-cell office:value-type="float" office:value="0.5" calcext:value-type="float">
            <text:p>0.5</text:p>
          </table:table-cell>
          <table:table-cell office:value-type="float" office:value="0.9111111" calcext:value-type="float">
            <text:p>0.9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1777778" calcext:value-type="float">
            <text:p>0.1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4 4</text:p>
          </table:table-cell>
          <table:table-cell office:value-type="float" office:value="0.4" calcext:value-type="float">
            <text:p>0.4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5 5</text:p>
          </table:table-cell>
          <table:table-cell office:value-type="float" office:value="0.4" calcext:value-type="float">
            <text:p>0.4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4 4</text:p>
          </table:table-cell>
          <table:table-cell office:value-type="float" office:value="0.4" calcext:value-type="float">
            <text:p>0.4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5 5</text:p>
          </table:table-cell>
          <table:table-cell office:value-type="float" office:value="0.4" calcext:value-type="float">
            <text:p>0.4</text:p>
          </table:table-cell>
          <table:table-cell office:value-type="float" office:value="0.8111111" calcext:value-type="float">
            <text:p>0.8111111</text:p>
          </table:table-cell>
          <table:table-cell office:value-type="float" office:value="0.4111111" calcext:value-type="float">
            <text:p>0.4111111</text:p>
          </table:table-cell>
          <table:table-cell office:value-type="float" office:value="0.3777778" calcext:value-type="float">
            <text:p>0.3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4 3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4 3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5 4 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3 5</text:p>
          </table:table-cell>
          <table:table-cell office:value-type="float" office:value="0.4" calcext:value-type="float">
            <text:p>0.4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4047619" calcext:value-type="float">
            <text:p>0.4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2 5</text:p>
          </table:table-cell>
          <table:table-cell office:value-type="float" office:value="0.5" calcext:value-type="float">
            <text:p>0.5</text:p>
          </table:table-cell>
          <table:table-cell office:value-type="float" office:value="0.9047619" calcext:value-type="float">
            <text:p>0.9047619</text:p>
          </table:table-cell>
          <table:table-cell office:value-type="float" office:value="0.4047619" calcext:value-type="float">
            <text:p>0.4047619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3 5</text:p>
          </table:table-cell>
          <table:table-cell office:value-type="float" office:value="0.5" calcext:value-type="float">
            <text:p>0.5</text:p>
          </table:table-cell>
          <table:table-cell office:value-type="float" office:value="0.9047619" calcext:value-type="float">
            <text:p>0.9047619</text:p>
          </table:table-cell>
          <table:table-cell office:value-type="float" office:value="0.4047619" calcext:value-type="float">
            <text:p>0.4047619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4 4 5</text:p>
          </table:table-cell>
          <table:table-cell office:value-type="float" office:value="0.5" calcext:value-type="float">
            <text:p>0.5</text:p>
          </table:table-cell>
          <table:table-cell office:value-type="float" office:value="0.9047619" calcext:value-type="float">
            <text:p>0.9047619</text:p>
          </table:table-cell>
          <table:table-cell office:value-type="float" office:value="0.4047619" calcext:value-type="float">
            <text:p>0.4047619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3 5</text:p>
          </table:table-cell>
          <table:table-cell office:value-type="float" office:value="0.4" calcext:value-type="float">
            <text:p>0.4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4047619" calcext:value-type="float">
            <text:p>0.4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3 5</text:p>
          </table:table-cell>
          <table:table-cell office:value-type="float" office:value="0.4" calcext:value-type="float">
            <text:p>0.4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4047619" calcext:value-type="float">
            <text:p>0.4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4 4 5</text:p>
          </table:table-cell>
          <table:table-cell office:value-type="float" office:value="0.4" calcext:value-type="float">
            <text:p>0.4</text:p>
          </table:table-cell>
          <table:table-cell office:value-type="float" office:value="0.8047619" calcext:value-type="float">
            <text:p>0.8047619</text:p>
          </table:table-cell>
          <table:table-cell office:value-type="float" office:value="0.4047619" calcext:value-type="float">
            <text:p>0.4047619</text:p>
          </table:table-cell>
          <table:table-cell office:value-type="float" office:value="0.3904762" calcext:value-type="float">
            <text:p>0.3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2 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2 5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" calcext:value-type="float">
            <text:p>0.8933333</text:p>
          </table:table-cell>
          <table:table-cell office:value-type="float" office:value="0.3933333" calcext:value-type="float">
            <text:p>0.3933333</text:p>
          </table:table-cell>
          <table:table-cell office:value-type="float" office:value="0.2133333" calcext:value-type="float">
            <text:p>0.2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2 5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" calcext:value-type="float">
            <text:p>0.8933333</text:p>
          </table:table-cell>
          <table:table-cell office:value-type="float" office:value="0.3933333" calcext:value-type="float">
            <text:p>0.3933333</text:p>
          </table:table-cell>
          <table:table-cell office:value-type="float" office:value="0.2133333" calcext:value-type="float">
            <text:p>0.2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2 4 5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" calcext:value-type="float">
            <text:p>0.8933333</text:p>
          </table:table-cell>
          <table:table-cell office:value-type="float" office:value="0.3933333" calcext:value-type="float">
            <text:p>0.3933333</text:p>
          </table:table-cell>
          <table:table-cell office:value-type="float" office:value="0.2133333" calcext:value-type="float">
            <text:p>0.2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1 4 5</text:p>
          </table:table-cell>
          <table:table-cell office:value-type="float" office:value="0.4" calcext:value-type="float">
            <text:p>0.4</text:p>
          </table:table-cell>
          <table:table-cell office:value-type="float" office:value="0.7933333" calcext:value-type="float">
            <text:p>0.7933333</text:p>
          </table:table-cell>
          <table:table-cell office:value-type="float" office:value="0.3933333" calcext:value-type="float">
            <text:p>0.3933333</text:p>
          </table:table-cell>
          <table:table-cell office:value-type="float" office:value="0.4133333" calcext:value-type="float">
            <text:p>0.4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2 4 5</text:p>
          </table:table-cell>
          <table:table-cell office:value-type="float" office:value="0.4" calcext:value-type="float">
            <text:p>0.4</text:p>
          </table:table-cell>
          <table:table-cell office:value-type="float" office:value="0.7933333" calcext:value-type="float">
            <text:p>0.7933333</text:p>
          </table:table-cell>
          <table:table-cell office:value-type="float" office:value="0.3933333" calcext:value-type="float">
            <text:p>0.3933333</text:p>
          </table:table-cell>
          <table:table-cell office:value-type="float" office:value="0.4133333" calcext:value-type="float">
            <text:p>0.4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4 3</text:p>
          </table:table-cell>
          <table:table-cell office:value-type="float" office:value="0.5" calcext:value-type="float">
            <text:p>0.5</text:p>
          </table:table-cell>
          <table:table-cell office:value-type="float" office:value="0.8833333" calcext:value-type="float">
            <text:p>0.8833333</text:p>
          </table:table-cell>
          <table:table-cell office:value-type="float" office:value="0.3833333" calcext:value-type="float">
            <text:p>0.3833333</text:p>
          </table:table-cell>
          <table:table-cell office:value-type="float" office:value="0.2333333" calcext:value-type="float">
            <text:p>0.2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5 4 5</text:p>
          </table:table-cell>
          <table:table-cell office:value-type="float" office:value="0.5" calcext:value-type="float">
            <text:p>0.5</text:p>
          </table:table-cell>
          <table:table-cell office:value-type="float" office:value="0.8833333" calcext:value-type="float">
            <text:p>0.8833333</text:p>
          </table:table-cell>
          <table:table-cell office:value-type="float" office:value="0.3833333" calcext:value-type="float">
            <text:p>0.3833333</text:p>
          </table:table-cell>
          <table:table-cell office:value-type="float" office:value="0.2333333" calcext:value-type="float">
            <text:p>0.2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4 3</text:p>
          </table:table-cell>
          <table:table-cell office:value-type="float" office:value="0.5" calcext:value-type="float">
            <text:p>0.5</text:p>
          </table:table-cell>
          <table:table-cell office:value-type="float" office:value="0.8833333" calcext:value-type="float">
            <text:p>0.8833333</text:p>
          </table:table-cell>
          <table:table-cell office:value-type="float" office:value="0.3833333" calcext:value-type="float">
            <text:p>0.3833333</text:p>
          </table:table-cell>
          <table:table-cell office:value-type="float" office:value="0.2333333" calcext:value-type="float">
            <text:p>0.2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5 4 5</text:p>
          </table:table-cell>
          <table:table-cell office:value-type="float" office:value="0.5" calcext:value-type="float">
            <text:p>0.5</text:p>
          </table:table-cell>
          <table:table-cell office:value-type="float" office:value="0.8833333" calcext:value-type="float">
            <text:p>0.8833333</text:p>
          </table:table-cell>
          <table:table-cell office:value-type="float" office:value="0.3833333" calcext:value-type="float">
            <text:p>0.3833333</text:p>
          </table:table-cell>
          <table:table-cell office:value-type="float" office:value="0.2333333" calcext:value-type="float">
            <text:p>0.2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4 4</text:p>
          </table:table-cell>
          <table:table-cell office:value-type="float" office:value="0.5" calcext:value-type="float">
            <text:p>0.5</text:p>
          </table:table-cell>
          <table:table-cell office:value-type="float" office:value="0.8777778" calcext:value-type="float">
            <text:p>0.8777778</text:p>
          </table:table-cell>
          <table:table-cell office:value-type="float" office:value="0.3777778" calcext:value-type="float">
            <text:p>0.3777778</text:p>
          </table:table-cell>
          <table:table-cell office:value-type="float" office:value="0.2444444" calcext:value-type="float">
            <text:p>0.2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5 5</text:p>
          </table:table-cell>
          <table:table-cell office:value-type="float" office:value="0.5" calcext:value-type="float">
            <text:p>0.5</text:p>
          </table:table-cell>
          <table:table-cell office:value-type="float" office:value="0.8777778" calcext:value-type="float">
            <text:p>0.8777778</text:p>
          </table:table-cell>
          <table:table-cell office:value-type="float" office:value="0.3777778" calcext:value-type="float">
            <text:p>0.3777778</text:p>
          </table:table-cell>
          <table:table-cell office:value-type="float" office:value="0.2444444" calcext:value-type="float">
            <text:p>0.2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4 4</text:p>
          </table:table-cell>
          <table:table-cell office:value-type="float" office:value="0.5" calcext:value-type="float">
            <text:p>0.5</text:p>
          </table:table-cell>
          <table:table-cell office:value-type="float" office:value="0.8777778" calcext:value-type="float">
            <text:p>0.8777778</text:p>
          </table:table-cell>
          <table:table-cell office:value-type="float" office:value="0.3777778" calcext:value-type="float">
            <text:p>0.3777778</text:p>
          </table:table-cell>
          <table:table-cell office:value-type="float" office:value="0.2444444" calcext:value-type="float">
            <text:p>0.2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5 5</text:p>
          </table:table-cell>
          <table:table-cell office:value-type="float" office:value="0.5" calcext:value-type="float">
            <text:p>0.5</text:p>
          </table:table-cell>
          <table:table-cell office:value-type="float" office:value="0.8777778" calcext:value-type="float">
            <text:p>0.8777778</text:p>
          </table:table-cell>
          <table:table-cell office:value-type="float" office:value="0.3777778" calcext:value-type="float">
            <text:p>0.3777778</text:p>
          </table:table-cell>
          <table:table-cell office:value-type="float" office:value="0.2444444" calcext:value-type="float">
            <text:p>0.2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3 5</text:p>
          </table:table-cell>
          <table:table-cell office:value-type="float" office:value="0.5" calcext:value-type="float">
            <text:p>0.5</text:p>
          </table:table-cell>
          <table:table-cell office:value-type="float" office:value="0.8714286" calcext:value-type="float">
            <text:p>0.8714286</text:p>
          </table:table-cell>
          <table:table-cell office:value-type="float" office:value="0.3714286" calcext:value-type="float">
            <text:p>0.3714286</text:p>
          </table:table-cell>
          <table:table-cell office:value-type="float" office:value="0.2571429" calcext:value-type="float">
            <text:p>0.2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3 5</text:p>
          </table:table-cell>
          <table:table-cell office:value-type="float" office:value="0.5" calcext:value-type="float">
            <text:p>0.5</text:p>
          </table:table-cell>
          <table:table-cell office:value-type="float" office:value="0.8714286" calcext:value-type="float">
            <text:p>0.8714286</text:p>
          </table:table-cell>
          <table:table-cell office:value-type="float" office:value="0.3714286" calcext:value-type="float">
            <text:p>0.3714286</text:p>
          </table:table-cell>
          <table:table-cell office:value-type="float" office:value="0.2571429" calcext:value-type="float">
            <text:p>0.2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4 4 5</text:p>
          </table:table-cell>
          <table:table-cell office:value-type="float" office:value="0.5" calcext:value-type="float">
            <text:p>0.5</text:p>
          </table:table-cell>
          <table:table-cell office:value-type="float" office:value="0.8714286" calcext:value-type="float">
            <text:p>0.8714286</text:p>
          </table:table-cell>
          <table:table-cell office:value-type="float" office:value="0.3714286" calcext:value-type="float">
            <text:p>0.3714286</text:p>
          </table:table-cell>
          <table:table-cell office:value-type="float" office:value="0.2571429" calcext:value-type="float">
            <text:p>0.25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2 5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7" calcext:value-type="float">
            <text:p>0.8666667</text:p>
          </table:table-cell>
          <table:table-cell office:value-type="float" office:value="0.3666667" calcext:value-type="float">
            <text:p>0.3666667</text:p>
          </table:table-cell>
          <table:table-cell office:value-type="float" office:value="0.2666667" calcext:value-type="float">
            <text:p>0.2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1 4 5</text:p>
          </table:table-cell>
          <table:table-cell office:value-type="float" office:value="0.4" calcext:value-type="float">
            <text:p>0.4</text:p>
          </table:table-cell>
          <table:table-cell office:value-type="float" office:value="0.7666667" calcext:value-type="float">
            <text:p>0.7666667</text:p>
          </table:table-cell>
          <table:table-cell office:value-type="float" office:value="0.3666667" calcext:value-type="float">
            <text:p>0.3666667</text:p>
          </table:table-cell>
          <table:table-cell office:value-type="float" office:value="0.4666667" calcext:value-type="float">
            <text:p>0.4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2 5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7" calcext:value-type="float">
            <text:p>0.8666667</text:p>
          </table:table-cell>
          <table:table-cell office:value-type="float" office:value="0.3666667" calcext:value-type="float">
            <text:p>0.3666667</text:p>
          </table:table-cell>
          <table:table-cell office:value-type="float" office:value="0.2666667" calcext:value-type="float">
            <text:p>0.2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4 3 4 5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7" calcext:value-type="float">
            <text:p>0.8666667</text:p>
          </table:table-cell>
          <table:table-cell office:value-type="float" office:value="0.3666667" calcext:value-type="float">
            <text:p>0.3666667</text:p>
          </table:table-cell>
          <table:table-cell office:value-type="float" office:value="0.2666667" calcext:value-type="float">
            <text:p>0.2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1 4 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2 4 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3 3 4 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4 3</text:p>
          </table:table-cell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5 4 5</text:p>
          </table:table-cell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1 4 5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" calcext:value-type="float">
            <text:p>0.8333333</text:p>
          </table:table-cell>
          <table:table-cell table:number-columns-repeated="2"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2 5</text:p>
          </table:table-cell>
          <table:table-cell office:value-type="float" office:value="0.6" calcext:value-type="float">
            <text:p>0.6</text:p>
          </table:table-cell>
          <table:table-cell office:value-type="float" office:value="0.9333333" calcext:value-type="float">
            <text:p>0.9333333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0.1333333" calcext:value-type="float">
            <text:p>0.1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4 3 4 5</text:p>
          </table:table-cell>
          <table:table-cell office:value-type="float" office:value="0.6" calcext:value-type="float">
            <text:p>0.6</text:p>
          </table:table-cell>
          <table:table-cell office:value-type="float" office:value="0.9333333" calcext:value-type="float">
            <text:p>0.9333333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0.1333333" calcext:value-type="float">
            <text:p>0.1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1 4 5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" calcext:value-type="float">
            <text:p>0.8333333</text:p>
          </table:table-cell>
          <table:table-cell table:number-columns-repeated="2"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1 3 4 5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" calcext:value-type="float">
            <text:p>0.8333333</text:p>
          </table:table-cell>
          <table:table-cell table:number-columns-repeated="2" office:value-type="float" office:value="0.3333333" calcext:value-type="float">
            <text:p>0.3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5 4</text:p>
          </table:table-cell>
          <table:table-cell office:value-type="float" office:value="0.5" calcext:value-type="float">
            <text:p>0.5</text:p>
          </table:table-cell>
          <table:table-cell office:value-type="float" office:value="0.8203175" calcext:value-type="float">
            <text:p>0.8203175</text:p>
          </table:table-cell>
          <table:table-cell office:value-type="float" office:value="0.3203175" calcext:value-type="float">
            <text:p>0.3203175</text:p>
          </table:table-cell>
          <table:table-cell office:value-type="float" office:value="0.3593651" calcext:value-type="float">
            <text:p>0.359365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3 4</text:p>
          </table:table-cell>
          <table:table-cell office:value-type="float" office:value="0.5" calcext:value-type="float">
            <text:p>0.5</text:p>
          </table:table-cell>
          <table:table-cell office:value-type="float" office:value="0.8139683" calcext:value-type="float">
            <text:p>0.8139683</text:p>
          </table:table-cell>
          <table:table-cell office:value-type="float" office:value="0.3139683" calcext:value-type="float">
            <text:p>0.3139683</text:p>
          </table:table-cell>
          <table:table-cell office:value-type="float" office:value="0.3720635" calcext:value-type="float">
            <text:p>0.372063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5 4</text:p>
          </table:table-cell>
          <table:table-cell office:value-type="float" office:value="0.5" calcext:value-type="float">
            <text:p>0.5</text:p>
          </table:table-cell>
          <table:table-cell office:value-type="float" office:value="0.8088889" calcext:value-type="float">
            <text:p>0.8088889</text:p>
          </table:table-cell>
          <table:table-cell office:value-type="float" office:value="0.3088889" calcext:value-type="float">
            <text:p>0.3088889</text:p>
          </table:table-cell>
          <table:table-cell office:value-type="float" office:value="0.3822222" calcext:value-type="float">
            <text:p>0.38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3 4</text:p>
          </table:table-cell>
          <table:table-cell office:value-type="float" office:value="0.5" calcext:value-type="float">
            <text:p>0.5</text:p>
          </table:table-cell>
          <table:table-cell office:value-type="float" office:value="0.8025397" calcext:value-type="float">
            <text:p>0.8025397</text:p>
          </table:table-cell>
          <table:table-cell office:value-type="float" office:value="0.3025397" calcext:value-type="float">
            <text:p>0.3025397</text:p>
          </table:table-cell>
          <table:table-cell office:value-type="float" office:value="0.3949206" calcext:value-type="float">
            <text:p>0.39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1 4 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3 2 3 4 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5 4</text:p>
          </table:table-cell>
          <table:table-cell office:value-type="float" office:value="0.5" calcext:value-type="float">
            <text:p>0.5</text:p>
          </table:table-cell>
          <table:table-cell office:value-type="float" office:value="0.7936508" calcext:value-type="float">
            <text:p>0.7936508</text:p>
          </table:table-cell>
          <table:table-cell office:value-type="float" office:value="0.2936508" calcext:value-type="float">
            <text:p>0.2936508</text:p>
          </table:table-cell>
          <table:table-cell office:value-type="float" office:value="0.4126984" calcext:value-type="float">
            <text:p>0.412698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3 4</text:p>
          </table:table-cell>
          <table:table-cell office:value-type="float" office:value="0.5" calcext:value-type="float">
            <text:p>0.5</text:p>
          </table:table-cell>
          <table:table-cell office:value-type="float" office:value="0.7873016" calcext:value-type="float">
            <text:p>0.7873016</text:p>
          </table:table-cell>
          <table:table-cell office:value-type="float" office:value="0.2873016" calcext:value-type="float">
            <text:p>0.2873016</text:p>
          </table:table-cell>
          <table:table-cell office:value-type="float" office:value="0.4253968" calcext:value-type="float">
            <text:p>0.425396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5 4</text:p>
          </table:table-cell>
          <table:table-cell office:value-type="float" office:value="0.6" calcext:value-type="float">
            <text:p>0.6</text:p>
          </table:table-cell>
          <table:table-cell office:value-type="float" office:value="0.8869841" calcext:value-type="float">
            <text:p>0.8869841</text:p>
          </table:table-cell>
          <table:table-cell office:value-type="float" office:value="0.2869841" calcext:value-type="float">
            <text:p>0.2869841</text:p>
          </table:table-cell>
          <table:table-cell office:value-type="float" office:value="0.2260317" calcext:value-type="float">
            <text:p>0.226031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5 4</text:p>
          </table:table-cell>
          <table:table-cell office:value-type="float" office:value="0.5" calcext:value-type="float">
            <text:p>0.5</text:p>
          </table:table-cell>
          <table:table-cell office:value-type="float" office:value="0.7822222" calcext:value-type="float">
            <text:p>0.7822222</text:p>
          </table:table-cell>
          <table:table-cell office:value-type="float" office:value="0.2822222" calcext:value-type="float">
            <text:p>0.2822222</text:p>
          </table:table-cell>
          <table:table-cell office:value-type="float" office:value="0.4355556" calcext:value-type="float">
            <text:p>0.435555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3 4</text:p>
          </table:table-cell>
          <table:table-cell office:value-type="float" office:value="0.6" calcext:value-type="float">
            <text:p>0.6</text:p>
          </table:table-cell>
          <table:table-cell office:value-type="float" office:value="0.8806349" calcext:value-type="float">
            <text:p>0.8806349</text:p>
          </table:table-cell>
          <table:table-cell office:value-type="float" office:value="0.2806349" calcext:value-type="float">
            <text:p>0.2806349</text:p>
          </table:table-cell>
          <table:table-cell office:value-type="float" office:value="0.2387302" calcext:value-type="float">
            <text:p>0.238730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3 4</text:p>
          </table:table-cell>
          <table:table-cell office:value-type="float" office:value="0.5" calcext:value-type="float">
            <text:p>0.5</text:p>
          </table:table-cell>
          <table:table-cell office:value-type="float" office:value="0.775873" calcext:value-type="float">
            <text:p>0.775873</text:p>
          </table:table-cell>
          <table:table-cell office:value-type="float" office:value="0.275873" calcext:value-type="float">
            <text:p>0.275873</text:p>
          </table:table-cell>
          <table:table-cell office:value-type="float" office:value="0.448254" calcext:value-type="float">
            <text:p>0.44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5 4</text:p>
          </table:table-cell>
          <table:table-cell office:value-type="float" office:value="0.6" calcext:value-type="float">
            <text:p>0.6</text:p>
          </table:table-cell>
          <table:table-cell office:value-type="float" office:value="0.8755556" calcext:value-type="float">
            <text:p>0.8755556</text:p>
          </table:table-cell>
          <table:table-cell office:value-type="float" office:value="0.2755556" calcext:value-type="float">
            <text:p>0.2755556</text:p>
          </table:table-cell>
          <table:table-cell office:value-type="float" office:value="0.2488889" calcext:value-type="float">
            <text:p>0.24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3 4</text:p>
          </table:table-cell>
          <table:table-cell office:value-type="float" office:value="0.6" calcext:value-type="float">
            <text:p>0.6</text:p>
          </table:table-cell>
          <table:table-cell office:value-type="float" office:value="0.8692063" calcext:value-type="float">
            <text:p>0.8692063</text:p>
          </table:table-cell>
          <table:table-cell office:value-type="float" office:value="0.2692063" calcext:value-type="float">
            <text:p>0.2692063</text:p>
          </table:table-cell>
          <table:table-cell office:value-type="float" office:value="0.2615873" calcext:value-type="float">
            <text:p>0.26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5 4</text:p>
          </table:table-cell>
          <table:table-cell office:value-type="float" office:value="0.6" calcext:value-type="float">
            <text:p>0.6</text:p>
          </table:table-cell>
          <table:table-cell office:value-type="float" office:value="0.8603175" calcext:value-type="float">
            <text:p>0.8603175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0.2793651" calcext:value-type="float">
            <text:p>0.279365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5 4</text:p>
          </table:table-cell>
          <table:table-cell office:value-type="float" office:value="0.6" calcext:value-type="float">
            <text:p>0.6</text:p>
          </table:table-cell>
          <table:table-cell office:value-type="float" office:value="0.8603175" calcext:value-type="float">
            <text:p>0.8603175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0.2793651" calcext:value-type="float">
            <text:p>0.279365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3 4</text:p>
          </table:table-cell>
          <table:table-cell office:value-type="float" office:value="0.6" calcext:value-type="float">
            <text:p>0.6</text:p>
          </table:table-cell>
          <table:table-cell office:value-type="float" office:value="0.8539683" calcext:value-type="float">
            <text:p>0.8539683</text:p>
          </table:table-cell>
          <table:table-cell office:value-type="float" office:value="0.2539683" calcext:value-type="float">
            <text:p>0.2539683</text:p>
          </table:table-cell>
          <table:table-cell office:value-type="float" office:value="0.2920635" calcext:value-type="float">
            <text:p>0.292063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3 4</text:p>
          </table:table-cell>
          <table:table-cell office:value-type="float" office:value="0.6" calcext:value-type="float">
            <text:p>0.6</text:p>
          </table:table-cell>
          <table:table-cell office:value-type="float" office:value="0.8539683" calcext:value-type="float">
            <text:p>0.8539683</text:p>
          </table:table-cell>
          <table:table-cell office:value-type="float" office:value="0.2539683" calcext:value-type="float">
            <text:p>0.2539683</text:p>
          </table:table-cell>
          <table:table-cell office:value-type="float" office:value="0.2920635" calcext:value-type="float">
            <text:p>0.292063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5 4</text:p>
          </table:table-cell>
          <table:table-cell office:value-type="float" office:value="0.6" calcext:value-type="float">
            <text:p>0.6</text:p>
          </table:table-cell>
          <table:table-cell office:value-type="float" office:value="0.8488889" calcext:value-type="float">
            <text:p>0.8488889</text:p>
          </table:table-cell>
          <table:table-cell office:value-type="float" office:value="0.2488889" calcext:value-type="float">
            <text:p>0.2488889</text:p>
          </table:table-cell>
          <table:table-cell office:value-type="float" office:value="0.3022222" calcext:value-type="float">
            <text:p>0.30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5 4</text:p>
          </table:table-cell>
          <table:table-cell office:value-type="float" office:value="0.6" calcext:value-type="float">
            <text:p>0.6</text:p>
          </table:table-cell>
          <table:table-cell office:value-type="float" office:value="0.8488889" calcext:value-type="float">
            <text:p>0.8488889</text:p>
          </table:table-cell>
          <table:table-cell office:value-type="float" office:value="0.2488889" calcext:value-type="float">
            <text:p>0.2488889</text:p>
          </table:table-cell>
          <table:table-cell office:value-type="float" office:value="0.3022222" calcext:value-type="float">
            <text:p>0.30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5 4</text:p>
          </table:table-cell>
          <table:table-cell office:value-type="float" office:value="0.6" calcext:value-type="float">
            <text:p>0.6</text:p>
          </table:table-cell>
          <table:table-cell office:value-type="float" office:value="0.8488889" calcext:value-type="float">
            <text:p>0.8488889</text:p>
          </table:table-cell>
          <table:table-cell office:value-type="float" office:value="0.2488889" calcext:value-type="float">
            <text:p>0.2488889</text:p>
          </table:table-cell>
          <table:table-cell office:value-type="float" office:value="0.3022222" calcext:value-type="float">
            <text:p>0.30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3 4</text:p>
          </table:table-cell>
          <table:table-cell office:value-type="float" office:value="0.6" calcext:value-type="float">
            <text:p>0.6</text:p>
          </table:table-cell>
          <table:table-cell office:value-type="float" office:value="0.8425397" calcext:value-type="float">
            <text:p>0.8425397</text:p>
          </table:table-cell>
          <table:table-cell office:value-type="float" office:value="0.2425397" calcext:value-type="float">
            <text:p>0.2425397</text:p>
          </table:table-cell>
          <table:table-cell office:value-type="float" office:value="0.3149206" calcext:value-type="float">
            <text:p>0.3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3 4</text:p>
          </table:table-cell>
          <table:table-cell office:value-type="float" office:value="0.6" calcext:value-type="float">
            <text:p>0.6</text:p>
          </table:table-cell>
          <table:table-cell office:value-type="float" office:value="0.8425397" calcext:value-type="float">
            <text:p>0.8425397</text:p>
          </table:table-cell>
          <table:table-cell office:value-type="float" office:value="0.2425397" calcext:value-type="float">
            <text:p>0.2425397</text:p>
          </table:table-cell>
          <table:table-cell office:value-type="float" office:value="0.3149206" calcext:value-type="float">
            <text:p>0.3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3 4</text:p>
          </table:table-cell>
          <table:table-cell office:value-type="float" office:value="0.6" calcext:value-type="float">
            <text:p>0.6</text:p>
          </table:table-cell>
          <table:table-cell office:value-type="float" office:value="0.8425397" calcext:value-type="float">
            <text:p>0.8425397</text:p>
          </table:table-cell>
          <table:table-cell office:value-type="float" office:value="0.2425397" calcext:value-type="float">
            <text:p>0.2425397</text:p>
          </table:table-cell>
          <table:table-cell office:value-type="float" office:value="0.3149206" calcext:value-type="float">
            <text:p>0.3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4 4</text:p>
          </table:table-cell>
          <table:table-cell office:value-type="float" office:value="0.6" calcext:value-type="float">
            <text:p>0.6</text:p>
          </table:table-cell>
          <table:table-cell office:value-type="float" office:value="0.8425397" calcext:value-type="float">
            <text:p>0.8425397</text:p>
          </table:table-cell>
          <table:table-cell office:value-type="float" office:value="0.2425397" calcext:value-type="float">
            <text:p>0.2425397</text:p>
          </table:table-cell>
          <table:table-cell office:value-type="float" office:value="0.3149206" calcext:value-type="float">
            <text:p>0.3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5 5</text:p>
          </table:table-cell>
          <table:table-cell office:value-type="float" office:value="0.6" calcext:value-type="float">
            <text:p>0.6</text:p>
          </table:table-cell>
          <table:table-cell office:value-type="float" office:value="0.8425397" calcext:value-type="float">
            <text:p>0.8425397</text:p>
          </table:table-cell>
          <table:table-cell office:value-type="float" office:value="0.2425397" calcext:value-type="float">
            <text:p>0.2425397</text:p>
          </table:table-cell>
          <table:table-cell office:value-type="float" office:value="0.3149206" calcext:value-type="float">
            <text:p>0.31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3 5</text:p>
          </table:table-cell>
          <table:table-cell office:value-type="float" office:value="0.6" calcext:value-type="float">
            <text:p>0.6</text:p>
          </table:table-cell>
          <table:table-cell office:value-type="float" office:value="0.8361905" calcext:value-type="float">
            <text:p>0.8361905</text:p>
          </table:table-cell>
          <table:table-cell office:value-type="float" office:value="0.2361905" calcext:value-type="float">
            <text:p>0.2361905</text:p>
          </table:table-cell>
          <table:table-cell office:value-type="float" office:value="0.327619" calcext:value-type="float">
            <text:p>0.32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4 4</text:p>
          </table:table-cell>
          <table:table-cell office:value-type="float" office:value="0.6" calcext:value-type="float">
            <text:p>0.6</text:p>
          </table:table-cell>
          <table:table-cell office:value-type="float" office:value="0.8311111" calcext:value-type="float">
            <text:p>0.8311111</text:p>
          </table:table-cell>
          <table:table-cell office:value-type="float" office:value="0.2311111" calcext:value-type="float">
            <text:p>0.2311111</text:p>
          </table:table-cell>
          <table:table-cell office:value-type="float" office:value="0.3377778" calcext:value-type="float">
            <text:p>0.33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5 5</text:p>
          </table:table-cell>
          <table:table-cell office:value-type="float" office:value="0.6" calcext:value-type="float">
            <text:p>0.6</text:p>
          </table:table-cell>
          <table:table-cell office:value-type="float" office:value="0.8311111" calcext:value-type="float">
            <text:p>0.8311111</text:p>
          </table:table-cell>
          <table:table-cell office:value-type="float" office:value="0.2311111" calcext:value-type="float">
            <text:p>0.2311111</text:p>
          </table:table-cell>
          <table:table-cell office:value-type="float" office:value="0.3377778" calcext:value-type="float">
            <text:p>0.33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5 4</text:p>
          </table:table-cell>
          <table:table-cell office:value-type="float" office:value="0.7" calcext:value-type="float">
            <text:p>0.7</text:p>
          </table:table-cell>
          <table:table-cell office:value-type="float" office:value="0.9269841" calcext:value-type="float">
            <text:p>0.9269841</text:p>
          </table:table-cell>
          <table:table-cell office:value-type="float" office:value="0.2269841" calcext:value-type="float">
            <text:p>0.2269841</text:p>
          </table:table-cell>
          <table:table-cell office:value-type="float" office:value="0.1460317" calcext:value-type="float">
            <text:p>0.146031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3 5</text:p>
          </table:table-cell>
          <table:table-cell office:value-type="float" office:value="0.6" calcext:value-type="float">
            <text:p>0.6</text:p>
          </table:table-cell>
          <table:table-cell office:value-type="float" office:value="0.8247619" calcext:value-type="float">
            <text:p>0.8247619</text:p>
          </table:table-cell>
          <table:table-cell office:value-type="float" office:value="0.2247619" calcext:value-type="float">
            <text:p>0.2247619</text:p>
          </table:table-cell>
          <table:table-cell office:value-type="float" office:value="0.3504762" calcext:value-type="float">
            <text:p>0.35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5 4</text:p>
          </table:table-cell>
          <table:table-cell office:value-type="float" office:value="0.6" calcext:value-type="float">
            <text:p>0.6</text:p>
          </table:table-cell>
          <table:table-cell office:value-type="float" office:value="0.8222222" calcext:value-type="float">
            <text:p>0.8222222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0.3555556" calcext:value-type="float">
            <text:p>0.355555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3 4</text:p>
          </table:table-cell>
          <table:table-cell office:value-type="float" office:value="0.7" calcext:value-type="float">
            <text:p>0.7</text:p>
          </table:table-cell>
          <table:table-cell office:value-type="float" office:value="0.9206349" calcext:value-type="float">
            <text:p>0.9206349</text:p>
          </table:table-cell>
          <table:table-cell office:value-type="float" office:value="0.2206349" calcext:value-type="float">
            <text:p>0.2206349</text:p>
          </table:table-cell>
          <table:table-cell office:value-type="float" office:value="0.1587302" calcext:value-type="float">
            <text:p>0.158730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3 4</text:p>
          </table:table-cell>
          <table:table-cell office:value-type="float" office:value="0.6" calcext:value-type="float">
            <text:p>0.6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215873" calcext:value-type="float">
            <text:p>0.2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4 4</text:p>
          </table:table-cell>
          <table:table-cell office:value-type="float" office:value="0.6" calcext:value-type="float">
            <text:p>0.6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215873" calcext:value-type="float">
            <text:p>0.2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5 5</text:p>
          </table:table-cell>
          <table:table-cell office:value-type="float" office:value="0.6" calcext:value-type="float">
            <text:p>0.6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215873" calcext:value-type="float">
            <text:p>0.215873</text:p>
          </table:table-cell>
          <table:table-cell office:value-type="float" office:value="0.368254" calcext:value-type="float">
            <text:p>0.36825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5 4</text:p>
          </table:table-cell>
          <table:table-cell office:value-type="float" office:value="0.7" calcext:value-type="float">
            <text:p>0.7</text:p>
          </table:table-cell>
          <table:table-cell office:value-type="float" office:value="0.9155556" calcext:value-type="float">
            <text:p>0.9155556</text:p>
          </table:table-cell>
          <table:table-cell office:value-type="float" office:value="0.2155556" calcext:value-type="float">
            <text:p>0.2155556</text:p>
          </table:table-cell>
          <table:table-cell office:value-type="float" office:value="0.1688889" calcext:value-type="float">
            <text:p>0.16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5 4</text:p>
          </table:table-cell>
          <table:table-cell office:value-type="float" office:value="0.7" calcext:value-type="float">
            <text:p>0.7</text:p>
          </table:table-cell>
          <table:table-cell office:value-type="float" office:value="0.9155556" calcext:value-type="float">
            <text:p>0.9155556</text:p>
          </table:table-cell>
          <table:table-cell office:value-type="float" office:value="0.2155556" calcext:value-type="float">
            <text:p>0.2155556</text:p>
          </table:table-cell>
          <table:table-cell office:value-type="float" office:value="0.1688889" calcext:value-type="float">
            <text:p>0.16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3 5</text:p>
          </table:table-cell>
          <table:table-cell office:value-type="float" office:value="0.6" calcext:value-type="float">
            <text:p>0.6</text:p>
          </table:table-cell>
          <table:table-cell office:value-type="float" office:value="0.8095238" calcext:value-type="float">
            <text:p>0.8095238</text:p>
          </table:table-cell>
          <table:table-cell office:value-type="float" office:value="0.2095238" calcext:value-type="float">
            <text:p>0.2095238</text:p>
          </table:table-cell>
          <table:table-cell office:value-type="float" office:value="0.3809524" calcext:value-type="float">
            <text:p>0.380952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3 4</text:p>
          </table:table-cell>
          <table:table-cell office:value-type="float" office:value="0.7" calcext:value-type="float">
            <text:p>0.7</text:p>
          </table:table-cell>
          <table:table-cell office:value-type="float" office:value="0.9092063" calcext:value-type="float">
            <text:p>0.9092063</text:p>
          </table:table-cell>
          <table:table-cell office:value-type="float" office:value="0.2092063" calcext:value-type="float">
            <text:p>0.2092063</text:p>
          </table:table-cell>
          <table:table-cell office:value-type="float" office:value="0.1815873" calcext:value-type="float">
            <text:p>0.1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3 4</text:p>
          </table:table-cell>
          <table:table-cell office:value-type="float" office:value="0.7" calcext:value-type="float">
            <text:p>0.7</text:p>
          </table:table-cell>
          <table:table-cell office:value-type="float" office:value="0.9092063" calcext:value-type="float">
            <text:p>0.9092063</text:p>
          </table:table-cell>
          <table:table-cell office:value-type="float" office:value="0.2092063" calcext:value-type="float">
            <text:p>0.2092063</text:p>
          </table:table-cell>
          <table:table-cell office:value-type="float" office:value="0.1815873" calcext:value-type="float">
            <text:p>0.1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4 4</text:p>
          </table:table-cell>
          <table:table-cell office:value-type="float" office:value="0.7" calcext:value-type="float">
            <text:p>0.7</text:p>
          </table:table-cell>
          <table:table-cell office:value-type="float" office:value="0.9092063" calcext:value-type="float">
            <text:p>0.9092063</text:p>
          </table:table-cell>
          <table:table-cell office:value-type="float" office:value="0.2092063" calcext:value-type="float">
            <text:p>0.2092063</text:p>
          </table:table-cell>
          <table:table-cell office:value-type="float" office:value="0.1815873" calcext:value-type="float">
            <text:p>0.1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5 5</text:p>
          </table:table-cell>
          <table:table-cell office:value-type="float" office:value="0.7" calcext:value-type="float">
            <text:p>0.7</text:p>
          </table:table-cell>
          <table:table-cell office:value-type="float" office:value="0.9092063" calcext:value-type="float">
            <text:p>0.9092063</text:p>
          </table:table-cell>
          <table:table-cell office:value-type="float" office:value="0.2092063" calcext:value-type="float">
            <text:p>0.2092063</text:p>
          </table:table-cell>
          <table:table-cell office:value-type="float" office:value="0.1815873" calcext:value-type="float">
            <text:p>0.18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4 4</text:p>
          </table:table-cell>
          <table:table-cell office:value-type="float" office:value="0.6" calcext:value-type="float">
            <text:p>0.6</text:p>
          </table:table-cell>
          <table:table-cell office:value-type="float" office:value="0.8044444" calcext:value-type="float">
            <text:p>0.8044444</text:p>
          </table:table-cell>
          <table:table-cell office:value-type="float" office:value="0.2044444" calcext:value-type="float">
            <text:p>0.2044444</text:p>
          </table:table-cell>
          <table:table-cell office:value-type="float" office:value="0.3911111" calcext:value-type="float">
            <text:p>0.3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5 5</text:p>
          </table:table-cell>
          <table:table-cell office:value-type="float" office:value="0.6" calcext:value-type="float">
            <text:p>0.6</text:p>
          </table:table-cell>
          <table:table-cell office:value-type="float" office:value="0.8044444" calcext:value-type="float">
            <text:p>0.8044444</text:p>
          </table:table-cell>
          <table:table-cell office:value-type="float" office:value="0.2044444" calcext:value-type="float">
            <text:p>0.2044444</text:p>
          </table:table-cell>
          <table:table-cell office:value-type="float" office:value="0.3911111" calcext:value-type="float">
            <text:p>0.39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3 5</text:p>
          </table:table-cell>
          <table:table-cell office:value-type="float" office:value="0.7" calcext:value-type="float">
            <text:p>0.7</text:p>
          </table:table-cell>
          <table:table-cell office:value-type="float" office:value="0.9028571" calcext:value-type="float">
            <text:p>0.9028571</text:p>
          </table:table-cell>
          <table:table-cell office:value-type="float" office:value="0.2028571" calcext:value-type="float">
            <text:p>0.2028571</text:p>
          </table:table-cell>
          <table:table-cell office:value-type="float" office:value="0.1942857" calcext:value-type="float">
            <text:p>0.194285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3 5</text:p>
          </table:table-cell>
          <table:table-cell office:value-type="float" office:value="0.6" calcext:value-type="float">
            <text:p>0.6</text:p>
          </table:table-cell>
          <table:table-cell office:value-type="float" office:value="0.7980952" calcext:value-type="float">
            <text:p>0.7980952</text:p>
          </table:table-cell>
          <table:table-cell office:value-type="float" office:value="0.1980952" calcext:value-type="float">
            <text:p>0.1980952</text:p>
          </table:table-cell>
          <table:table-cell office:value-type="float" office:value="0.4038095" calcext:value-type="float">
            <text:p>0.40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4 4</text:p>
          </table:table-cell>
          <table:table-cell office:value-type="float" office:value="0.7" calcext:value-type="float">
            <text:p>0.7</text:p>
          </table:table-cell>
          <table:table-cell office:value-type="float" office:value="0.8977778" calcext:value-type="float">
            <text:p>0.8977778</text:p>
          </table:table-cell>
          <table:table-cell office:value-type="float" office:value="0.1977778" calcext:value-type="float">
            <text:p>0.1977778</text:p>
          </table:table-cell>
          <table:table-cell office:value-type="float" office:value="0.2044444" calcext:value-type="float">
            <text:p>0.20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5 5</text:p>
          </table:table-cell>
          <table:table-cell office:value-type="float" office:value="0.7" calcext:value-type="float">
            <text:p>0.7</text:p>
          </table:table-cell>
          <table:table-cell office:value-type="float" office:value="0.8977778" calcext:value-type="float">
            <text:p>0.8977778</text:p>
          </table:table-cell>
          <table:table-cell office:value-type="float" office:value="0.1977778" calcext:value-type="float">
            <text:p>0.1977778</text:p>
          </table:table-cell>
          <table:table-cell office:value-type="float" office:value="0.2044444" calcext:value-type="float">
            <text:p>0.20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3 5</text:p>
          </table:table-cell>
          <table:table-cell office:value-type="float" office:value="0.7" calcext:value-type="float">
            <text:p>0.7</text:p>
          </table:table-cell>
          <table:table-cell office:value-type="float" office:value="0.8914286" calcext:value-type="float">
            <text:p>0.8914286</text:p>
          </table:table-cell>
          <table:table-cell office:value-type="float" office:value="0.1914286" calcext:value-type="float">
            <text:p>0.1914286</text:p>
          </table:table-cell>
          <table:table-cell office:value-type="float" office:value="0.2171429" calcext:value-type="float">
            <text:p>0.21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5 4</text:p>
          </table:table-cell>
          <table:table-cell office:value-type="float" office:value="0.7" calcext:value-type="float">
            <text:p>0.7</text:p>
          </table:table-cell>
          <table:table-cell office:value-type="float" office:value="0.8888889" calcext:value-type="float">
            <text:p>0.8888889</text:p>
          </table:table-cell>
          <table:table-cell office:value-type="float" office:value="0.1888889" calcext:value-type="float">
            <text:p>0.1888889</text:p>
          </table:table-cell>
          <table:table-cell office:value-type="float" office:value="0.2222222" calcext:value-type="float">
            <text:p>0.2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5 4</text:p>
          </table:table-cell>
          <table:table-cell office:value-type="float" office:value="0.7" calcext:value-type="float">
            <text:p>0.7</text:p>
          </table:table-cell>
          <table:table-cell office:value-type="float" office:value="0.8888889" calcext:value-type="float">
            <text:p>0.8888889</text:p>
          </table:table-cell>
          <table:table-cell office:value-type="float" office:value="0.1888889" calcext:value-type="float">
            <text:p>0.1888889</text:p>
          </table:table-cell>
          <table:table-cell office:value-type="float" office:value="0.2222222" calcext:value-type="float">
            <text:p>0.222222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3 4</text:p>
          </table:table-cell>
          <table:table-cell office:value-type="float" office:value="0.7" calcext:value-type="float">
            <text:p>0.7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1825397" calcext:value-type="float">
            <text:p>0.1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4 4</text:p>
          </table:table-cell>
          <table:table-cell office:value-type="float" office:value="0.7" calcext:value-type="float">
            <text:p>0.7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1825397" calcext:value-type="float">
            <text:p>0.1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5 5</text:p>
          </table:table-cell>
          <table:table-cell office:value-type="float" office:value="0.7" calcext:value-type="float">
            <text:p>0.7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1825397" calcext:value-type="float">
            <text:p>0.1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3 4</text:p>
          </table:table-cell>
          <table:table-cell office:value-type="float" office:value="0.7" calcext:value-type="float">
            <text:p>0.7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1825397" calcext:value-type="float">
            <text:p>0.1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4 4</text:p>
          </table:table-cell>
          <table:table-cell office:value-type="float" office:value="0.7" calcext:value-type="float">
            <text:p>0.7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1825397" calcext:value-type="float">
            <text:p>0.1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5 5</text:p>
          </table:table-cell>
          <table:table-cell office:value-type="float" office:value="0.7" calcext:value-type="float">
            <text:p>0.7</text:p>
          </table:table-cell>
          <table:table-cell office:value-type="float" office:value="0.8825397" calcext:value-type="float">
            <text:p>0.8825397</text:p>
          </table:table-cell>
          <table:table-cell office:value-type="float" office:value="0.1825397" calcext:value-type="float">
            <text:p>0.1825397</text:p>
          </table:table-cell>
          <table:table-cell office:value-type="float" office:value="0.2349206" calcext:value-type="float">
            <text:p>0.234920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3 5</text:p>
          </table:table-cell>
          <table:table-cell office:value-type="float" office:value="0.7" calcext:value-type="float">
            <text:p>0.7</text:p>
          </table:table-cell>
          <table:table-cell office:value-type="float" office:value="0.8761905" calcext:value-type="float">
            <text:p>0.8761905</text:p>
          </table:table-cell>
          <table:table-cell office:value-type="float" office:value="0.1761905" calcext:value-type="float">
            <text:p>0.1761905</text:p>
          </table:table-cell>
          <table:table-cell office:value-type="float" office:value="0.247619" calcext:value-type="float">
            <text:p>0.2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3 5</text:p>
          </table:table-cell>
          <table:table-cell office:value-type="float" office:value="0.7" calcext:value-type="float">
            <text:p>0.7</text:p>
          </table:table-cell>
          <table:table-cell office:value-type="float" office:value="0.8761905" calcext:value-type="float">
            <text:p>0.8761905</text:p>
          </table:table-cell>
          <table:table-cell office:value-type="float" office:value="0.1761905" calcext:value-type="float">
            <text:p>0.1761905</text:p>
          </table:table-cell>
          <table:table-cell office:value-type="float" office:value="0.247619" calcext:value-type="float">
            <text:p>0.24761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4 4</text:p>
          </table:table-cell>
          <table:table-cell office:value-type="float" office:value="0.7" calcext:value-type="float">
            <text:p>0.7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1711111" calcext:value-type="float">
            <text:p>0.1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5 5</text:p>
          </table:table-cell>
          <table:table-cell office:value-type="float" office:value="0.7" calcext:value-type="float">
            <text:p>0.7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1711111" calcext:value-type="float">
            <text:p>0.1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4 4</text:p>
          </table:table-cell>
          <table:table-cell office:value-type="float" office:value="0.7" calcext:value-type="float">
            <text:p>0.7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1711111" calcext:value-type="float">
            <text:p>0.1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5 5</text:p>
          </table:table-cell>
          <table:table-cell office:value-type="float" office:value="0.7" calcext:value-type="float">
            <text:p>0.7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1711111" calcext:value-type="float">
            <text:p>0.1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4 4</text:p>
          </table:table-cell>
          <table:table-cell office:value-type="float" office:value="0.7" calcext:value-type="float">
            <text:p>0.7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1711111" calcext:value-type="float">
            <text:p>0.1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5 5</text:p>
          </table:table-cell>
          <table:table-cell office:value-type="float" office:value="0.7" calcext:value-type="float">
            <text:p>0.7</text:p>
          </table:table-cell>
          <table:table-cell office:value-type="float" office:value="0.8711111" calcext:value-type="float">
            <text:p>0.8711111</text:p>
          </table:table-cell>
          <table:table-cell office:value-type="float" office:value="0.1711111" calcext:value-type="float">
            <text:p>0.1711111</text:p>
          </table:table-cell>
          <table:table-cell office:value-type="float" office:value="0.2577778" calcext:value-type="float">
            <text:p>0.25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3 5</text:p>
          </table:table-cell>
          <table:table-cell office:value-type="float" office:value="0.7" calcext:value-type="float">
            <text:p>0.7</text:p>
          </table:table-cell>
          <table:table-cell office:value-type="float" office:value="0.8647619" calcext:value-type="float">
            <text:p>0.8647619</text:p>
          </table:table-cell>
          <table:table-cell office:value-type="float" office:value="0.1647619" calcext:value-type="float">
            <text:p>0.1647619</text:p>
          </table:table-cell>
          <table:table-cell office:value-type="float" office:value="0.2704762" calcext:value-type="float">
            <text:p>0.2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3 5</text:p>
          </table:table-cell>
          <table:table-cell office:value-type="float" office:value="0.7" calcext:value-type="float">
            <text:p>0.7</text:p>
          </table:table-cell>
          <table:table-cell office:value-type="float" office:value="0.8647619" calcext:value-type="float">
            <text:p>0.8647619</text:p>
          </table:table-cell>
          <table:table-cell office:value-type="float" office:value="0.1647619" calcext:value-type="float">
            <text:p>0.1647619</text:p>
          </table:table-cell>
          <table:table-cell office:value-type="float" office:value="0.2704762" calcext:value-type="float">
            <text:p>0.2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3 5</text:p>
          </table:table-cell>
          <table:table-cell office:value-type="float" office:value="0.7" calcext:value-type="float">
            <text:p>0.7</text:p>
          </table:table-cell>
          <table:table-cell office:value-type="float" office:value="0.8647619" calcext:value-type="float">
            <text:p>0.8647619</text:p>
          </table:table-cell>
          <table:table-cell office:value-type="float" office:value="0.1647619" calcext:value-type="float">
            <text:p>0.1647619</text:p>
          </table:table-cell>
          <table:table-cell office:value-type="float" office:value="0.2704762" calcext:value-type="float">
            <text:p>0.2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4 4 5</text:p>
          </table:table-cell>
          <table:table-cell office:value-type="float" office:value="0.7" calcext:value-type="float">
            <text:p>0.7</text:p>
          </table:table-cell>
          <table:table-cell office:value-type="float" office:value="0.8647619" calcext:value-type="float">
            <text:p>0.8647619</text:p>
          </table:table-cell>
          <table:table-cell office:value-type="float" office:value="0.1647619" calcext:value-type="float">
            <text:p>0.1647619</text:p>
          </table:table-cell>
          <table:table-cell office:value-type="float" office:value="0.2704762" calcext:value-type="float">
            <text:p>0.27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5 4</text:p>
          </table:table-cell>
          <table:table-cell office:value-type="float" office:value="0.8" calcext:value-type="float">
            <text:p>0.8</text:p>
          </table:table-cell>
          <table:table-cell office:value-type="float" office:value="0.9555556" calcext:value-type="float">
            <text:p>0.9555556</text:p>
          </table:table-cell>
          <table:table-cell office:value-type="float" office:value="0.1555556" calcext:value-type="float">
            <text:p>0.1555556</text:p>
          </table:table-cell>
          <table:table-cell office:value-type="float" office:value="0.08888889" calcext:value-type="float">
            <text:p>0.0888888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2 4 5</text:p>
          </table:table-cell>
          <table:table-cell office:value-type="float" office:value="0.7" calcext:value-type="float">
            <text:p>0.7</text:p>
          </table:table-cell>
          <table:table-cell office:value-type="float" office:value="0.8533333" calcext:value-type="float">
            <text:p>0.8533333</text:p>
          </table:table-cell>
          <table:table-cell office:value-type="float" office:value="0.1533333" calcext:value-type="float">
            <text:p>0.1533333</text:p>
          </table:table-cell>
          <table:table-cell office:value-type="float" office:value="0.2933333" calcext:value-type="float">
            <text:p>0.29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3 4</text:p>
          </table:table-cell>
          <table:table-cell office:value-type="float" office:value="0.8" calcext:value-type="float">
            <text:p>0.8</text:p>
          </table:table-cell>
          <table:table-cell office:value-type="float" office:value="0.9492063" calcext:value-type="float">
            <text:p>0.9492063</text:p>
          </table:table-cell>
          <table:table-cell office:value-type="float" office:value="0.1492063" calcext:value-type="float">
            <text:p>0.1492063</text:p>
          </table:table-cell>
          <table:table-cell office:value-type="float" office:value="0.1015873" calcext:value-type="float">
            <text:p>0.1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4 4</text:p>
          </table:table-cell>
          <table:table-cell office:value-type="float" office:value="0.8" calcext:value-type="float">
            <text:p>0.8</text:p>
          </table:table-cell>
          <table:table-cell office:value-type="float" office:value="0.9492063" calcext:value-type="float">
            <text:p>0.9492063</text:p>
          </table:table-cell>
          <table:table-cell office:value-type="float" office:value="0.1492063" calcext:value-type="float">
            <text:p>0.1492063</text:p>
          </table:table-cell>
          <table:table-cell office:value-type="float" office:value="0.1015873" calcext:value-type="float">
            <text:p>0.1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5 5</text:p>
          </table:table-cell>
          <table:table-cell office:value-type="float" office:value="0.8" calcext:value-type="float">
            <text:p>0.8</text:p>
          </table:table-cell>
          <table:table-cell office:value-type="float" office:value="0.9492063" calcext:value-type="float">
            <text:p>0.9492063</text:p>
          </table:table-cell>
          <table:table-cell office:value-type="float" office:value="0.1492063" calcext:value-type="float">
            <text:p>0.1492063</text:p>
          </table:table-cell>
          <table:table-cell office:value-type="float" office:value="0.1015873" calcext:value-type="float">
            <text:p>0.101587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4 4</text:p>
          </table:table-cell>
          <table:table-cell office:value-type="float" office:value="0.7" calcext:value-type="float">
            <text:p>0.7</text:p>
          </table:table-cell>
          <table:table-cell office:value-type="float" office:value="0.8444444" calcext:value-type="float">
            <text:p>0.8444444</text:p>
          </table:table-cell>
          <table:table-cell office:value-type="float" office:value="0.1444444" calcext:value-type="float">
            <text:p>0.1444444</text:p>
          </table:table-cell>
          <table:table-cell office:value-type="float" office:value="0.3111111" calcext:value-type="float">
            <text:p>0.3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5 5</text:p>
          </table:table-cell>
          <table:table-cell office:value-type="float" office:value="0.7" calcext:value-type="float">
            <text:p>0.7</text:p>
          </table:table-cell>
          <table:table-cell office:value-type="float" office:value="0.8444444" calcext:value-type="float">
            <text:p>0.8444444</text:p>
          </table:table-cell>
          <table:table-cell office:value-type="float" office:value="0.1444444" calcext:value-type="float">
            <text:p>0.1444444</text:p>
          </table:table-cell>
          <table:table-cell office:value-type="float" office:value="0.3111111" calcext:value-type="float">
            <text:p>0.3111111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3 5</text:p>
          </table:table-cell>
          <table:table-cell office:value-type="float" office:value="0.8" calcext:value-type="float">
            <text:p>0.8</text:p>
          </table:table-cell>
          <table:table-cell office:value-type="float" office:value="0.9428571" calcext:value-type="float">
            <text:p>0.9428571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0.1142857" calcext:value-type="float">
            <text:p>0.114285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3 5</text:p>
          </table:table-cell>
          <table:table-cell office:value-type="float" office:value="0.7" calcext:value-type="float">
            <text:p>0.7</text:p>
          </table:table-cell>
          <table:table-cell office:value-type="float" office:value="0.8380952" calcext:value-type="float">
            <text:p>0.8380952</text:p>
          </table:table-cell>
          <table:table-cell office:value-type="float" office:value="0.1380952" calcext:value-type="float">
            <text:p>0.1380952</text:p>
          </table:table-cell>
          <table:table-cell office:value-type="float" office:value="0.3238095" calcext:value-type="float">
            <text:p>0.3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4 4 5</text:p>
          </table:table-cell>
          <table:table-cell office:value-type="float" office:value="0.7" calcext:value-type="float">
            <text:p>0.7</text:p>
          </table:table-cell>
          <table:table-cell office:value-type="float" office:value="0.8380952" calcext:value-type="float">
            <text:p>0.8380952</text:p>
          </table:table-cell>
          <table:table-cell office:value-type="float" office:value="0.1380952" calcext:value-type="float">
            <text:p>0.1380952</text:p>
          </table:table-cell>
          <table:table-cell office:value-type="float" office:value="0.3238095" calcext:value-type="float">
            <text:p>0.3238095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4 4</text:p>
          </table:table-cell>
          <table:table-cell office:value-type="float" office:value="0.8" calcext:value-type="float">
            <text:p>0.8</text:p>
          </table:table-cell>
          <table:table-cell office:value-type="float" office:value="0.9377778" calcext:value-type="float">
            <text:p>0.9377778</text:p>
          </table:table-cell>
          <table:table-cell office:value-type="float" office:value="0.1377778" calcext:value-type="float">
            <text:p>0.1377778</text:p>
          </table:table-cell>
          <table:table-cell office:value-type="float" office:value="0.1244444" calcext:value-type="float">
            <text:p>0.1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5 5</text:p>
          </table:table-cell>
          <table:table-cell office:value-type="float" office:value="0.8" calcext:value-type="float">
            <text:p>0.8</text:p>
          </table:table-cell>
          <table:table-cell office:value-type="float" office:value="0.9377778" calcext:value-type="float">
            <text:p>0.9377778</text:p>
          </table:table-cell>
          <table:table-cell office:value-type="float" office:value="0.1377778" calcext:value-type="float">
            <text:p>0.1377778</text:p>
          </table:table-cell>
          <table:table-cell office:value-type="float" office:value="0.1244444" calcext:value-type="float">
            <text:p>0.1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4 4</text:p>
          </table:table-cell>
          <table:table-cell office:value-type="float" office:value="0.8" calcext:value-type="float">
            <text:p>0.8</text:p>
          </table:table-cell>
          <table:table-cell office:value-type="float" office:value="0.9377778" calcext:value-type="float">
            <text:p>0.9377778</text:p>
          </table:table-cell>
          <table:table-cell office:value-type="float" office:value="0.1377778" calcext:value-type="float">
            <text:p>0.1377778</text:p>
          </table:table-cell>
          <table:table-cell office:value-type="float" office:value="0.1244444" calcext:value-type="float">
            <text:p>0.1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5 5</text:p>
          </table:table-cell>
          <table:table-cell office:value-type="float" office:value="0.8" calcext:value-type="float">
            <text:p>0.8</text:p>
          </table:table-cell>
          <table:table-cell office:value-type="float" office:value="0.9377778" calcext:value-type="float">
            <text:p>0.9377778</text:p>
          </table:table-cell>
          <table:table-cell office:value-type="float" office:value="0.1377778" calcext:value-type="float">
            <text:p>0.1377778</text:p>
          </table:table-cell>
          <table:table-cell office:value-type="float" office:value="0.1244444" calcext:value-type="float">
            <text:p>0.12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3 5</text:p>
          </table:table-cell>
          <table:table-cell office:value-type="float" office:value="0.8" calcext:value-type="float">
            <text:p>0.8</text:p>
          </table:table-cell>
          <table:table-cell office:value-type="float" office:value="0.9314286" calcext:value-type="float">
            <text:p>0.9314286</text:p>
          </table:table-cell>
          <table:table-cell office:value-type="float" office:value="0.1314286" calcext:value-type="float">
            <text:p>0.1314286</text:p>
          </table:table-cell>
          <table:table-cell office:value-type="float" office:value="0.1371429" calcext:value-type="float">
            <text:p>0.1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3 5</text:p>
          </table:table-cell>
          <table:table-cell office:value-type="float" office:value="0.8" calcext:value-type="float">
            <text:p>0.8</text:p>
          </table:table-cell>
          <table:table-cell office:value-type="float" office:value="0.9314286" calcext:value-type="float">
            <text:p>0.9314286</text:p>
          </table:table-cell>
          <table:table-cell office:value-type="float" office:value="0.1314286" calcext:value-type="float">
            <text:p>0.1314286</text:p>
          </table:table-cell>
          <table:table-cell office:value-type="float" office:value="0.1371429" calcext:value-type="float">
            <text:p>0.1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4 4 5</text:p>
          </table:table-cell>
          <table:table-cell office:value-type="float" office:value="0.8" calcext:value-type="float">
            <text:p>0.8</text:p>
          </table:table-cell>
          <table:table-cell office:value-type="float" office:value="0.9314286" calcext:value-type="float">
            <text:p>0.9314286</text:p>
          </table:table-cell>
          <table:table-cell office:value-type="float" office:value="0.1314286" calcext:value-type="float">
            <text:p>0.1314286</text:p>
          </table:table-cell>
          <table:table-cell office:value-type="float" office:value="0.1371429" calcext:value-type="float">
            <text:p>0.1371429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2 4 5</text:p>
          </table:table-cell>
          <table:table-cell office:value-type="float" office:value="0.7" calcext:value-type="float">
            <text:p>0.7</text:p>
          </table:table-cell>
          <table:table-cell office:value-type="float" office:value="0.8266667" calcext:value-type="float">
            <text:p>0.8266667</text:p>
          </table:table-cell>
          <table:table-cell office:value-type="float" office:value="0.1266667" calcext:value-type="float">
            <text:p>0.1266667</text:p>
          </table:table-cell>
          <table:table-cell office:value-type="float" office:value="0.3466667" calcext:value-type="float">
            <text:p>0.34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2 4 5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4 4</text:p>
          </table:table-cell>
          <table:table-cell office:value-type="float" office:value="0.8" calcext:value-type="float">
            <text:p>0.8</text:p>
          </table:table-cell>
          <table:table-cell office:value-type="float" office:value="0.9111111" calcext:value-type="float">
            <text:p>0.9111111</text:p>
          </table:table-cell>
          <table:table-cell office:value-type="float" office:value="0.1111111" calcext:value-type="float">
            <text:p>0.1111111</text:p>
          </table:table-cell>
          <table:table-cell office:value-type="float" office:value="0.1777778" calcext:value-type="float">
            <text:p>0.1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5 5</text:p>
          </table:table-cell>
          <table:table-cell office:value-type="float" office:value="0.8" calcext:value-type="float">
            <text:p>0.8</text:p>
          </table:table-cell>
          <table:table-cell office:value-type="float" office:value="0.9111111" calcext:value-type="float">
            <text:p>0.9111111</text:p>
          </table:table-cell>
          <table:table-cell office:value-type="float" office:value="0.1111111" calcext:value-type="float">
            <text:p>0.1111111</text:p>
          </table:table-cell>
          <table:table-cell office:value-type="float" office:value="0.1777778" calcext:value-type="float">
            <text:p>0.1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4 4</text:p>
          </table:table-cell>
          <table:table-cell office:value-type="float" office:value="0.8" calcext:value-type="float">
            <text:p>0.8</text:p>
          </table:table-cell>
          <table:table-cell office:value-type="float" office:value="0.9111111" calcext:value-type="float">
            <text:p>0.9111111</text:p>
          </table:table-cell>
          <table:table-cell office:value-type="float" office:value="0.1111111" calcext:value-type="float">
            <text:p>0.1111111</text:p>
          </table:table-cell>
          <table:table-cell office:value-type="float" office:value="0.1777778" calcext:value-type="float">
            <text:p>0.1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5 5</text:p>
          </table:table-cell>
          <table:table-cell office:value-type="float" office:value="0.8" calcext:value-type="float">
            <text:p>0.8</text:p>
          </table:table-cell>
          <table:table-cell office:value-type="float" office:value="0.9111111" calcext:value-type="float">
            <text:p>0.9111111</text:p>
          </table:table-cell>
          <table:table-cell office:value-type="float" office:value="0.1111111" calcext:value-type="float">
            <text:p>0.1111111</text:p>
          </table:table-cell>
          <table:table-cell office:value-type="float" office:value="0.1777778" calcext:value-type="float">
            <text:p>0.177777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3 5</text:p>
          </table:table-cell>
          <table:table-cell office:value-type="float" office:value="0.8" calcext:value-type="float">
            <text:p>0.8</text:p>
          </table:table-cell>
          <table:table-cell office:value-type="float" office:value="0.9047619" calcext:value-type="float">
            <text:p>0.9047619</text:p>
          </table:table-cell>
          <table:table-cell office:value-type="float" office:value="0.1047619" calcext:value-type="float">
            <text:p>0.1047619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4 4 5</text:p>
          </table:table-cell>
          <table:table-cell office:value-type="float" office:value="0.8" calcext:value-type="float">
            <text:p>0.8</text:p>
          </table:table-cell>
          <table:table-cell office:value-type="float" office:value="0.9047619" calcext:value-type="float">
            <text:p>0.9047619</text:p>
          </table:table-cell>
          <table:table-cell office:value-type="float" office:value="0.1047619" calcext:value-type="float">
            <text:p>0.1047619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3 5</text:p>
          </table:table-cell>
          <table:table-cell office:value-type="float" office:value="0.8" calcext:value-type="float">
            <text:p>0.8</text:p>
          </table:table-cell>
          <table:table-cell office:value-type="float" office:value="0.9047619" calcext:value-type="float">
            <text:p>0.9047619</text:p>
          </table:table-cell>
          <table:table-cell office:value-type="float" office:value="0.1047619" calcext:value-type="float">
            <text:p>0.1047619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4 4 5</text:p>
          </table:table-cell>
          <table:table-cell office:value-type="float" office:value="0.8" calcext:value-type="float">
            <text:p>0.8</text:p>
          </table:table-cell>
          <table:table-cell office:value-type="float" office:value="0.9047619" calcext:value-type="float">
            <text:p>0.9047619</text:p>
          </table:table-cell>
          <table:table-cell office:value-type="float" office:value="0.1047619" calcext:value-type="float">
            <text:p>0.1047619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2 4 5</text:p>
          </table:table-cell>
          <table:table-cell office:value-type="float" office:value="0.8" calcext:value-type="float">
            <text:p>0.8</text:p>
          </table:table-cell>
          <table:table-cell office:value-type="float" office:value="0.8933333" calcext:value-type="float">
            <text:p>0.8933333</text:p>
          </table:table-cell>
          <table:table-cell office:value-type="float" office:value="0.09333333" calcext:value-type="float">
            <text:p>0.09333333</text:p>
          </table:table-cell>
          <table:table-cell office:value-type="float" office:value="0.2133333" calcext:value-type="float">
            <text:p>0.2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2 4 5</text:p>
          </table:table-cell>
          <table:table-cell office:value-type="float" office:value="0.8" calcext:value-type="float">
            <text:p>0.8</text:p>
          </table:table-cell>
          <table:table-cell office:value-type="float" office:value="0.8933333" calcext:value-type="float">
            <text:p>0.8933333</text:p>
          </table:table-cell>
          <table:table-cell office:value-type="float" office:value="0.09333333" calcext:value-type="float">
            <text:p>0.09333333</text:p>
          </table:table-cell>
          <table:table-cell office:value-type="float" office:value="0.2133333" calcext:value-type="float">
            <text:p>0.2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3 3 4 5</text:p>
          </table:table-cell>
          <table:table-cell office:value-type="float" office:value="0.8" calcext:value-type="float">
            <text:p>0.8</text:p>
          </table:table-cell>
          <table:table-cell office:value-type="float" office:value="0.8933333" calcext:value-type="float">
            <text:p>0.8933333</text:p>
          </table:table-cell>
          <table:table-cell office:value-type="float" office:value="0.09333333" calcext:value-type="float">
            <text:p>0.09333333</text:p>
          </table:table-cell>
          <table:table-cell office:value-type="float" office:value="0.2133333" calcext:value-type="float">
            <text:p>0.21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4 4</text:p>
          </table:table-cell>
          <table:table-cell office:value-type="float" office:value="0.9" calcext:value-type="float">
            <text:p>0.9</text:p>
          </table:table-cell>
          <table:table-cell office:value-type="float" office:value="0.9777778" calcext:value-type="float">
            <text:p>0.9777778</text:p>
          </table:table-cell>
          <table:table-cell office:value-type="float" office:value="0.07777778" calcext:value-type="float">
            <text:p>0.07777778</text:p>
          </table:table-cell>
          <table:table-cell office:value-type="float" office:value="0.04444444" calcext:value-type="float">
            <text:p>0.04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5 5</text:p>
          </table:table-cell>
          <table:table-cell office:value-type="float" office:value="0.9" calcext:value-type="float">
            <text:p>0.9</text:p>
          </table:table-cell>
          <table:table-cell office:value-type="float" office:value="0.9777778" calcext:value-type="float">
            <text:p>0.9777778</text:p>
          </table:table-cell>
          <table:table-cell office:value-type="float" office:value="0.07777778" calcext:value-type="float">
            <text:p>0.07777778</text:p>
          </table:table-cell>
          <table:table-cell office:value-type="float" office:value="0.04444444" calcext:value-type="float">
            <text:p>0.04444444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3 3 5</text:p>
          </table:table-cell>
          <table:table-cell office:value-type="float" office:value="0.9" calcext:value-type="float">
            <text:p>0.9</text:p>
          </table:table-cell>
          <table:table-cell office:value-type="float" office:value="0.9714286" calcext:value-type="float">
            <text:p>0.9714286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5714286" calcext:value-type="float">
            <text:p>0.0571428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4 4 5</text:p>
          </table:table-cell>
          <table:table-cell office:value-type="float" office:value="0.9" calcext:value-type="float">
            <text:p>0.9</text:p>
          </table:table-cell>
          <table:table-cell office:value-type="float" office:value="0.9714286" calcext:value-type="float">
            <text:p>0.9714286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.05714286" calcext:value-type="float">
            <text:p>0.05714286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1 3 4 5</text:p>
          </table:table-cell>
          <table:table-cell office:value-type="float" office:value="0.8" calcext:value-type="float">
            <text:p>0.8</text:p>
          </table:table-cell>
          <table:table-cell office:value-type="float" office:value="0.8666667" calcext:value-type="float">
            <text:p>0.8666667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2666667" calcext:value-type="float">
            <text:p>0.2666667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2 2 4 5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3 3 4 5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1 1 3 4 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3" calcext:value-type="float">
            <text:p>0.9333333</text:p>
          </table:table-cell>
          <table:table-cell office:value-type="float" office:value="0.03333333" calcext:value-type="float">
            <text:p>0.03333333</text:p>
          </table:table-cell>
          <table:table-cell office:value-type="float" office:value="0.1333333" calcext:value-type="float">
            <text:p>0.1333333</text:p>
          </table:table-cell>
        </table:table-row>
        <table:table-row table:style-name="ro1">
          <table:table-cell office:value-type="string" calcext:value-type="string">
            <text:p>1 2 3 4 5</text:p>
          </table:table-cell>
          <table:table-cell office:value-type="string" calcext:value-type="string">
            <text:p>2 2 3 4 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3" calcext:value-type="float">
            <text:p>0.9333333</text:p>
          </table:table-cell>
          <table:table-cell office:value-type="float" office:value="0.03333333" calcext:value-type="float">
            <text:p>0.03333333</text:p>
          </table:table-cell>
          <table:table-cell office:value-type="float" office:value="0.1333333" calcext:value-type="float">
            <text:p>0.1333333</text:p>
          </table:table-cell>
        </table:table-row>
        <table:table-row table:style-name="ro1">
          <table:table-cell table:number-columns-repeated="2" office:value-type="string" calcext:value-type="string">
            <text:p>1 2 3 4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3:Sheet1.F573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2">0000-00-00</text:date>, <text:time style:data-style-name="N2" text:time-value="16:33:09.833722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4:18:12.721579387</meta:creation-date>
    <dc:date>2021-02-12T16:33:19.085140103</dc:date>
    <meta:editing-duration>PT1M44S</meta:editing-duration>
    <meta:editing-cycles>4</meta:editing-cycles>
    <meta:generator>LibreOffice/5.1.6.2$Linux_X86_64 LibreOffice_project/10m0$Build-2</meta:generator>
    <meta:document-statistic meta:table-count="1" meta:cell-count="3438" meta:object-count="0"/>
  </office:meta>
</office:document-meta>
</file>